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A7000001274B98D30D.png"/>
  <manifest:file-entry manifest:media-type="image/png" manifest:full-path="Pictures/10000000000004F60000016DB6B0E6B8.png"/>
  <manifest:file-entry manifest:media-type="image/png" manifest:full-path="Pictures/10000000000004FC000001FA66EAEEA7.png"/>
  <manifest:file-entry manifest:media-type="image/gif" manifest:full-path="Pictures/10000200000000B1000000EC39EB0EAC.gif"/>
  <manifest:file-entry manifest:media-type="image/png" manifest:full-path="Pictures/10000000000002920000011DD2325192.png"/>
  <manifest:file-entry manifest:media-type="image/png" manifest:full-path="Pictures/10000000000000CF00000092562B78B5.png"/>
  <manifest:file-entry manifest:media-type="image/png" manifest:full-path="Pictures/10000000000000CF0000004B4D20FEFD.png"/>
  <manifest:file-entry manifest:media-type="image/png" manifest:full-path="Pictures/10000000000004F80000013D942AA9CB.png"/>
  <manifest:file-entry manifest:media-type="image/png" manifest:full-path="Pictures/10000000000004F300000167D42BC35F.png"/>
  <manifest:file-entry manifest:media-type="image/png" manifest:full-path="Pictures/10000000000004E40000014B5E91E58C.png"/>
  <manifest:file-entry manifest:media-type="image/png" manifest:full-path="Pictures/10000000000004F4000000C3FBABDBAC.png"/>
  <manifest:file-entry manifest:media-type="image/png" manifest:full-path="Pictures/10000000000003E9000000BC50446030.png"/>
  <manifest:file-entry manifest:media-type="image/png" manifest:full-path="Pictures/10000201000003EA00000212328BDB32.png"/>
  <manifest:file-entry manifest:media-type="image/png" manifest:full-path="Pictures/10000000000004F30000016F57C998EB.png"/>
  <manifest:file-entry manifest:media-type="image/png" manifest:full-path="Pictures/10000000000000CF000000923E990D69.png"/>
  <manifest:file-entry manifest:media-type="image/png" manifest:full-path="Pictures/10000000000000CD000000935A757D5E.png"/>
  <manifest:file-entry manifest:media-type="image/png" manifest:full-path="Pictures/10000000000002C600000152AB1673B1.png"/>
  <manifest:file-entry manifest:media-type="image/svg+xml" manifest:full-path="Pictures/200000010000422500000AA50F7D3C19.svg"/>
  <manifest:file-entry manifest:media-type="image/svg+xml" manifest:full-path="Pictures/200000010000341700000BE3A8976C0A.svg"/>
  <manifest:file-entry manifest:media-type="image/png" manifest:full-path="Pictures/10000000000002CF000001385DDCC93B.png"/>
  <manifest:file-entry manifest:media-type="image/png" manifest:full-path="Pictures/10000000000002AC000001CA5686D3CD.png"/>
  <manifest:file-entry manifest:media-type="image/png" manifest:full-path="Pictures/10000201000003EA00000212C3B05E79.png"/>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content.xml"/>
  <manifest:file-entry manifest:media-type="text/xml" manifest:full-path="meta.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file-entry manifest:media-type="" manifest:full-path="ObjectReplacements/Object 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image/png" manifest:full-path="Thumbnails/thumbnail.png"/>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application/binary" manifest:full-path="layout-cache"/>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 manifest:full-path="Configurations2/accelerator/current.xml"/>
  <manifest:file-entry manifest:media-type="application/vnd.sun.xml.ui.configuration" manifest:full-path="Configurations2/"/>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spreadsheet"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3"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aDatos" style:family="table">
      <style:table-properties style:width="5.198cm" fo:margin-left="0.021cm" table:align="left"/>
    </style:style>
    <style:style style:name="TablaDatos.A" style:family="table-column">
      <style:table-column-properties style:column-width="2.092cm"/>
    </style:style>
    <style:style style:name="TablaDatos.B" style:family="table-column">
      <style:table-column-properties style:column-width="3.106cm"/>
    </style:style>
    <style:style style:name="TablaDatos.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Datos.B1" style:family="table-cell">
      <style:table-cell-properties fo:background-color="#cccccc" fo:padding="0.097cm" fo:border="0.05pt solid #000000">
        <style:background-image/>
      </style:table-cell-properties>
    </style:style>
    <style:style style:name="TablaDatos.A2" style:family="table-cell">
      <style:table-cell-properties fo:padding="0.097cm" fo:border-left="0.05pt solid #000000" fo:border-right="none" fo:border-top="none" fo:border-bottom="0.05pt solid #000000"/>
    </style:style>
    <style:style style:name="TablaDatos.B2" style:family="table-cell">
      <style:table-cell-properties fo:padding="0.097cm" fo:border-left="0.05pt solid #000000" fo:border-right="0.05pt solid #000000" fo:border-top="none" fo:border-bottom="0.05pt solid #000000"/>
    </style:style>
    <style:style style:name="TablaDatos.A3" style:family="table-cell">
      <style:table-cell-properties fo:padding="0.097cm" fo:border-left="0.05pt solid #000000" fo:border-right="none" fo:border-top="none" fo:border-bottom="0.05pt solid #000000"/>
    </style:style>
    <style:style style:name="TablaDatos.B3" style:family="table-cell">
      <style:table-cell-properties fo:padding="0.097cm" fo:border-left="0.05pt solid #000000" fo:border-right="0.05pt solid #000000" fo:border-top="none" fo:border-bottom="0.05pt solid #000000"/>
    </style:style>
    <style:style style:name="TablaDatos.A4" style:family="table-cell">
      <style:table-cell-properties fo:padding="0.097cm" fo:border-left="0.05pt solid #000000" fo:border-right="none" fo:border-top="none" fo:border-bottom="0.05pt solid #000000"/>
    </style:style>
    <style:style style:name="TablaDatos.B4" style:family="table-cell">
      <style:table-cell-properties fo:padding="0.097cm" fo:border-left="0.05pt solid #000000" fo:border-right="0.05pt solid #000000" fo:border-top="none" fo:border-bottom="0.05pt solid #000000"/>
    </style:style>
    <style:style style:name="TablaDatos.A5" style:family="table-cell">
      <style:table-cell-properties fo:padding="0.097cm" fo:border-left="0.05pt solid #000000" fo:border-right="none" fo:border-top="none" fo:border-bottom="0.05pt solid #000000"/>
    </style:style>
    <style:style style:name="TablaDatos.B5" style:family="table-cell">
      <style:table-cell-properties fo:padding="0.097cm" fo:border-left="0.05pt solid #000000" fo:border-right="0.05pt solid #000000" fo:border-top="none" fo:border-bottom="0.05pt solid #000000"/>
    </style:style>
    <style:style style:name="TablaDatos.A6" style:family="table-cell">
      <style:table-cell-properties fo:padding="0.097cm" fo:border-left="0.05pt solid #000000" fo:border-right="none" fo:border-top="none" fo:border-bottom="0.05pt solid #000000"/>
    </style:style>
    <style:style style:name="TablaDatos.B6" style:family="table-cell">
      <style:table-cell-properties fo:padding="0.097cm" fo:border-left="0.05pt solid #000000" fo:border-right="0.05pt solid #000000" fo:border-top="none" fo:border-bottom="0.05pt solid #000000"/>
    </style:style>
    <style:style style:name="TablaDatos.A7" style:family="table-cell">
      <style:table-cell-properties fo:padding="0.097cm" fo:border-left="0.05pt solid #000000" fo:border-right="none" fo:border-top="none" fo:border-bottom="0.05pt solid #000000"/>
    </style:style>
    <style:style style:name="TablaDatos.B7" style:family="table-cell">
      <style:table-cell-properties fo:padding="0.097cm" fo:border-left="0.05pt solid #000000" fo:border-right="0.05pt solid #000000" fo:border-top="none" fo:border-bottom="0.05pt solid #000000"/>
    </style:style>
    <style:style style:name="TablaDatos.A8" style:family="table-cell">
      <style:table-cell-properties fo:padding="0.097cm" fo:border-left="0.05pt solid #000000" fo:border-right="none" fo:border-top="none" fo:border-bottom="0.05pt solid #000000"/>
    </style:style>
    <style:style style:name="TablaDatos.B8" style:family="table-cell">
      <style:table-cell-properties fo:padding="0.097cm" fo:border-left="0.05pt solid #000000" fo:border-right="0.05pt solid #000000" fo:border-top="none" fo:border-bottom="0.05pt solid #000000"/>
    </style:style>
    <style:style style:name="TablaDatos.A9" style:family="table-cell">
      <style:table-cell-properties fo:padding="0.097cm" fo:border-left="0.05pt solid #000000" fo:border-right="none" fo:border-top="none" fo:border-bottom="0.05pt solid #000000"/>
    </style:style>
    <style:style style:name="TablaDatos.B9" style:family="table-cell">
      <style:table-cell-properties fo:padding="0.097cm" fo:border-left="0.05pt solid #000000" fo:border-right="0.05pt solid #000000" fo:border-top="none" fo:border-bottom="0.05pt solid #000000"/>
    </style:style>
    <style:style style:name="TablaDatos.A10" style:family="table-cell">
      <style:table-cell-properties fo:padding="0.097cm" fo:border-left="0.05pt solid #000000" fo:border-right="none" fo:border-top="none" fo:border-bottom="0.05pt solid #000000"/>
    </style:style>
    <style:style style:name="TablaDatos.B10" style:family="table-cell">
      <style:table-cell-properties fo:padding="0.097cm" fo:border-left="0.05pt solid #000000" fo:border-right="0.05pt solid #000000" fo:border-top="none" fo:border-bottom="0.05pt solid #000000"/>
    </style:style>
    <style:style style:name="TablaDatos.A11" style:family="table-cell">
      <style:table-cell-properties fo:padding="0.097cm" fo:border-left="0.05pt solid #000000" fo:border-right="none" fo:border-top="none" fo:border-bottom="0.05pt solid #000000"/>
    </style:style>
    <style:style style:name="TablaDatos.B11" style:family="table-cell">
      <style:table-cell-properties fo:padding="0.097cm" fo:border-left="0.05pt solid #000000" fo:border-right="0.05pt solid #000000" fo:border-top="none" fo:border-bottom="0.05pt solid #000000"/>
    </style:style>
    <style:style style:name="TablaDatos.A12" style:family="table-cell">
      <style:table-cell-properties fo:padding="0.097cm" fo:border-left="0.05pt solid #000000" fo:border-right="none" fo:border-top="none" fo:border-bottom="0.05pt solid #000000"/>
    </style:style>
    <style:style style:name="TablaDatos.B12" style:family="table-cell">
      <style:table-cell-properties fo:padding="0.097cm" fo:border-left="0.05pt solid #000000" fo:border-right="0.05pt solid #000000" fo:border-top="none" fo:border-bottom="0.05pt solid #000000"/>
    </style:style>
    <style:style style:name="Table1" style:family="table">
      <style:table-properties style:width="6.105cm" table:align="margins"/>
    </style:style>
    <style:style style:name="Table1.A" style:family="table-column">
      <style:table-column-properties style:column-width="2.574cm" style:rel-column-width="27626*"/>
    </style:style>
    <style:style style:name="Table1.B" style:family="table-column">
      <style:table-column-properties style:column-width="3.531cm" style:rel-column-width="37909*"/>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B1" style:family="table-cell">
      <style:table-cell-properties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3" style:family="table">
      <style:table-properties style:width="5.041cm" table:align="margins"/>
    </style:style>
    <style:style style:name="Table3.A" style:family="table-column">
      <style:table-column-properties style:column-width="2.521cm" style:rel-column-width="32767*"/>
    </style:style>
    <style:style style:name="Table3.B" style:family="table-column">
      <style:table-column-properties style:column-width="2.521cm" style:rel-column-width="32768*"/>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B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4" style:family="table">
      <style:table-properties style:width="5.062cm" table:align="margins"/>
    </style:style>
    <style:style style:name="Table4.A" style:family="table-column">
      <style:table-column-properties style:column-width="2.531cm" style:rel-column-width="32767*"/>
    </style:style>
    <style:style style:name="Table4.B" style:family="table-column">
      <style:table-column-properties style:column-width="2.531cm" style:rel-column-width="32768*"/>
    </style:style>
    <style:style style:name="Tab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B1" style:family="table-cell">
      <style:table-cell-properties fo:background-color="#c0c0c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line-height="150%" fo:text-align="justify" style:justify-single-word="false"/>
      <style:text-properties style:font-name="Arial2" fo:background-color="transparent"/>
    </style:style>
    <style:style style:name="P2" style:family="paragraph" style:parent-style-name="Text_20_body">
      <style:paragraph-properties fo:line-height="150%" fo:text-align="justify" style:justify-single-word="false"/>
      <style:text-properties fo:background-color="#ffff00"/>
    </style:style>
    <style:style style:name="P3" style:family="paragraph" style:parent-style-name="Text_20_body">
      <style:paragraph-properties fo:line-height="150%" fo:text-align="justify" style:justify-single-word="false"/>
      <style:text-properties style:font-name="Arial2" fo:font-size="12pt" style:font-size-asian="12pt" style:font-size-complex="12pt"/>
    </style:style>
    <style:style style:name="P4" style:family="paragraph" style:parent-style-name="Text_20_body">
      <style:paragraph-properties fo:line-height="150%" fo:text-align="justify" style:justify-single-word="false"/>
      <style:text-properties style:font-name="Arial2" fo:font-size="12pt" fo:background-color="#00ffff" style:font-size-asian="12pt" style:font-size-complex="12pt"/>
    </style:style>
    <style:style style:name="P5" style:family="paragraph" style:parent-style-name="Text_20_body">
      <style:paragraph-properties fo:line-height="150%" fo:text-align="justify" style:justify-single-word="false"/>
      <style:text-properties style:font-name="Arial2"/>
    </style:style>
    <style:style style:name="P6" style:family="paragraph" style:parent-style-name="Header">
      <style:paragraph-properties>
        <style:tab-stops>
          <style:tab-stop style:position="8.5cm" style:type="center"/>
          <style:tab-stop style:position="17.194cm" style:type="right"/>
        </style:tab-stops>
      </style:paragraph-properties>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8.5cm" style:type="center"/>
          <style:tab-stop style:position="17.224cm" style:type="right"/>
        </style:tab-stops>
      </style:paragraph-properties>
    </style:style>
    <style:style style:name="P9" style:family="paragraph" style:parent-style-name="Text_20_body">
      <style:text-properties style:font-name="Arial2"/>
    </style:style>
    <style:style style:name="P10" style:family="paragraph" style:parent-style-name="Text_20_body">
      <style:paragraph-properties fo:line-height="150%"/>
      <style:text-properties style:font-name="Arial2" fo:background-color="transparent"/>
    </style:style>
    <style:style style:name="P11" style:family="paragraph" style:parent-style-name="Text_20_body">
      <style:paragraph-properties fo:line-height="150%" fo:text-align="justify" style:justify-single-word="false"/>
      <style:text-properties style:font-name="Arial2" fo:background-color="transparent"/>
    </style:style>
    <style:style style:name="P12" style:family="paragraph" style:parent-style-name="Text_20_body">
      <style:paragraph-properties fo:text-align="justify" style:justify-single-word="false"/>
      <style:text-properties style:font-name="Arial2" fo:background-color="transparent"/>
    </style:style>
    <style:style style:name="P13" style:family="paragraph" style:parent-style-name="Text_20_body">
      <style:paragraph-properties fo:line-height="150%" fo:text-align="justify" style:justify-single-word="false"/>
      <style:text-properties style:font-name="Arial2" fo:font-size="12pt" style:font-size-asian="12pt" style:font-size-complex="12pt"/>
    </style:style>
    <style:style style:name="P14" style:family="paragraph" style:parent-style-name="Text_20_body">
      <style:paragraph-properties fo:line-height="150%" fo:text-align="justify" style:justify-single-word="false"/>
      <style:text-properties style:font-name="Arial2" fo:font-size="12pt" fo:background-color="#00ffff" style:font-size-asian="12pt" style:font-size-complex="12pt"/>
    </style:style>
    <style:style style:name="P15" style:family="paragraph" style:parent-style-name="Text_20_body">
      <style:paragraph-properties fo:line-height="150%"/>
      <style:text-properties style:font-name="Arial2"/>
    </style:style>
    <style:style style:name="P16" style:family="paragraph" style:parent-style-name="Text_20_body">
      <style:paragraph-properties fo:line-height="150%" fo:text-align="justify" style:justify-single-word="false"/>
      <style:text-properties style:font-name="Arial2"/>
    </style:style>
    <style:style style:name="P17" style:family="paragraph" style:parent-style-name="Text_20_body">
      <style:paragraph-properties fo:line-height="150%" fo:text-align="justify" style:justify-single-word="false"/>
      <style:text-properties style:font-name="Arial2" style:text-underline-style="none"/>
    </style:style>
    <style:style style:name="P18" style:family="paragraph" style:parent-style-name="Text_20_body">
      <style:paragraph-properties fo:line-height="150%" fo:text-align="justify" style:justify-single-word="false"/>
      <style:text-properties style:font-name="Arial2" fo:background-color="#23ff23"/>
    </style:style>
    <style:style style:name="P19" style:family="paragraph" style:parent-style-name="Text_20_body">
      <style:text-properties fo:background-color="#ffff00"/>
    </style:style>
    <style:style style:name="P20" style:family="paragraph" style:parent-style-name="Text_20_body">
      <style:paragraph-properties fo:line-height="150%" fo:text-align="justify" style:justify-single-word="false"/>
      <style:text-properties fo:background-color="#ffff00"/>
    </style:style>
    <style:style style:name="P21" style:family="paragraph" style:parent-style-name="Text_20_body">
      <style:paragraph-properties fo:text-align="justify" style:justify-single-word="false"/>
      <style:text-properties fo:background-color="#ffff00"/>
    </style:style>
    <style:style style:name="P22" style:family="paragraph" style:parent-style-name="Text_20_body">
      <style:paragraph-properties fo:line-height="150%"/>
    </style:style>
    <style:style style:name="P23" style:family="paragraph" style:parent-style-name="Text_20_body">
      <style:paragraph-properties fo:line-height="150%" fo:text-align="justify" style:justify-single-word="false"/>
    </style:style>
    <style:style style:name="P24" style:family="paragraph" style:parent-style-name="Text_20_body">
      <style:paragraph-properties fo:line-height="100%"/>
    </style:style>
    <style:style style:name="P25" style:family="paragraph" style:parent-style-name="Text_20_body">
      <style:paragraph-properties fo:text-align="justify" style:justify-single-word="false"/>
    </style:style>
    <style:style style:name="P26" style:family="paragraph" style:parent-style-name="Text_20_body">
      <style:text-properties fo:background-color="transparent"/>
    </style:style>
    <style:style style:name="P27" style:family="paragraph" style:parent-style-name="Text_20_body">
      <style:paragraph-properties fo:line-height="150%"/>
      <style:text-properties fo:background-color="transparent"/>
    </style:style>
    <style:style style:name="P28" style:family="paragraph" style:parent-style-name="Text_20_body">
      <style:paragraph-properties fo:text-align="center" style:justify-single-word="false"/>
    </style:style>
    <style:style style:name="P29" style:family="paragraph" style:parent-style-name="Text_20_body">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30" style:family="paragraph" style:parent-style-name="Standard">
      <style:paragraph-properties fo:text-align="center" style:justify-single-word="false"/>
    </style:style>
    <style:style style:name="P31" style:family="paragraph" style:parent-style-name="Standard">
      <style:text-properties fo:font-weight="bold" style:font-weight-asian="bold" style:font-weight-complex="bold"/>
    </style:style>
    <style:style style:name="P32" style:family="paragraph" style:parent-style-name="Standard">
      <style:paragraph-properties fo:text-align="center" style:justify-single-word="false"/>
      <style:text-properties fo:font-size="20pt" style:font-size-asian="17.5pt" style:font-size-complex="20pt"/>
    </style:style>
    <style:style style:name="P33" style:family="paragraph" style:parent-style-name="Standard">
      <style:text-properties style:font-name="Arial2"/>
    </style:style>
    <style:style style:name="P34" style:family="paragraph" style:parent-style-name="Standard">
      <style:paragraph-properties fo:line-height="150%"/>
      <style:text-properties style:font-name="Arial2"/>
    </style:style>
    <style:style style:name="P35" style:family="paragraph" style:parent-style-name="Standard">
      <style:paragraph-properties fo:line-height="150%" fo:text-align="justify" style:justify-single-word="false"/>
      <style:text-properties style:font-name="Arial2"/>
    </style:style>
    <style:style style:name="P36" style:family="paragraph" style:parent-style-name="Standard">
      <style:paragraph-properties fo:line-height="1.251cm" fo:text-align="center" style:justify-single-word="false"/>
      <style:text-properties style:font-name="Arial2" fo:font-size="20pt" fo:font-weight="bold" style:font-size-asian="20pt" style:font-weight-asian="bold" style:font-size-complex="20pt" style:font-weight-complex="bold"/>
    </style:style>
    <style:style style:name="P37" style:family="paragraph" style:parent-style-name="Standard">
      <style:paragraph-properties fo:line-height="150%" fo:text-align="justify" style:justify-single-word="false"/>
      <style:text-properties style:font-name="Arial2" fo:background-color="transparent"/>
    </style:style>
    <style:style style:name="P38" style:family="paragraph" style:parent-style-name="Standard">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P39" style:family="paragraph" style:parent-style-name="Standard">
      <style:paragraph-properties fo:line-height="100%"/>
    </style:style>
    <style:style style:name="P40" style:family="paragraph" style:parent-style-name="Texto_5f_portada">
      <style:text-properties fo:font-weight="bold" style:font-weight-asian="bold" style:font-weight-complex="bold"/>
    </style:style>
    <style:style style:name="P41" style:family="paragraph" style:parent-style-name="Texto_5f_portada">
      <style:paragraph-properties fo:text-align="end" style:justify-single-word="false"/>
    </style:style>
    <style:style style:name="P42" style:family="paragraph" style:parent-style-name="Text_20_body">
      <style:paragraph-properties fo:break-before="page"/>
    </style:style>
    <style:style style:name="P43" style:family="paragraph" style:parent-style-name="Título_5f_portada">
      <style:text-properties fo:font-size="24pt" style:font-size-asian="24pt" style:font-size-complex="24pt"/>
    </style:style>
    <style:style style:name="P44" style:family="paragraph" style:parent-style-name="Título_5f_portada">
      <style:text-properties fo:font-size="14pt" style:font-size-asian="14pt" style:font-size-complex="14pt"/>
    </style:style>
    <style:style style:name="P45" style:family="paragraph" style:parent-style-name="CodigoFuentePseudoCodigo">
      <style:text-properties fo:background-color="#00ffff"/>
    </style:style>
    <style:style style:name="P46" style:family="paragraph" style:parent-style-name="CodigoFuentePseudoCodigo">
      <style:text-properties fo:background-color="transparent"/>
    </style:style>
    <style:style style:name="P47" style:family="paragraph" style:parent-style-name="CodigoFuentePseudoCodigo">
      <style:paragraph-properties fo:text-align="justify" style:justify-single-word="false"/>
    </style:style>
    <style:style style:name="P48" style:family="paragraph" style:parent-style-name="Texto_5f_portada">
      <style:paragraph-properties fo:margin-left="0cm" fo:margin-right="0cm" fo:text-indent="0.529cm" style:auto-text-indent="false">
        <style:tab-stops>
          <style:tab-stop style:position="2.461cm"/>
        </style:tab-stops>
      </style:paragraph-properties>
      <style:text-properties fo:font-weight="bold" style:font-weight-asian="bold" style:font-weight-complex="bold"/>
    </style:style>
    <style:style style:name="P49" style:family="paragraph" style:parent-style-name="Table_20_Contents">
      <style:paragraph-properties fo:text-align="justify" style:justify-single-word="false"/>
      <style:text-properties style:font-name="Arial2"/>
    </style:style>
    <style:style style:name="P50" style:family="paragraph" style:parent-style-name="Contents_20_1">
      <style:paragraph-properties>
        <style:tab-stops>
          <style:tab-stop style:position="17.196cm" style:type="right" style:leader-style="dotted" style:leader-text="."/>
        </style:tab-stops>
      </style:paragraph-properties>
    </style:style>
    <style:style style:name="P51" style:family="paragraph" style:parent-style-name="Contents_20_2">
      <style:paragraph-properties>
        <style:tab-stops>
          <style:tab-stop style:position="16.697cm" style:type="right" style:leader-style="dotted" style:leader-text="."/>
        </style:tab-stops>
      </style:paragraph-properties>
    </style:style>
    <style:style style:name="P52" style:family="paragraph" style:parent-style-name="Table_20_index_20_1">
      <style:paragraph-properties>
        <style:tab-stops>
          <style:tab-stop style:position="17.196cm" style:type="right" style:leader-style="dotted" style:leader-text="."/>
        </style:tab-stops>
      </style:paragraph-properties>
    </style:style>
    <style:style style:name="P53" style:family="paragraph" style:parent-style-name="Illustration_20_Index_20_1">
      <style:paragraph-properties>
        <style:tab-stops>
          <style:tab-stop style:position="17.196cm" style:type="right" style:leader-style="dotted" style:leader-text="."/>
        </style:tab-stops>
      </style:paragraph-properties>
    </style:style>
    <style:style style:name="P54" style:family="paragraph" style:parent-style-name="Contents_20_3">
      <style:paragraph-properties>
        <style:tab-stops>
          <style:tab-stop style:position="16.198cm" style:type="right" style:leader-style="dotted" style:leader-text="."/>
        </style:tab-stops>
      </style:paragraph-properties>
    </style:style>
    <style:style style:name="P55" style:family="paragraph" style:parent-style-name="Text_20_body" style:list-style-name="L1"/>
    <style:style style:name="P56"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57" style:family="paragraph" style:parent-style-name="Text_20_body" style:list-style-name="L2">
      <style:paragraph-properties fo:line-height="150%" fo:text-align="justify" style:justify-single-word="false"/>
      <style:text-properties fo:font-weight="bold" fo:background-color="transparent" style:font-weight-asian="bold" style:font-weight-complex="bold"/>
    </style:style>
    <style:style style:name="P58" style:family="paragraph" style:parent-style-name="Text_20_body" style:list-style-name="L3">
      <style:paragraph-properties fo:line-height="150%" fo:text-align="justify" style:justify-single-word="false"/>
      <style:text-properties style:font-name="Arial2"/>
    </style:style>
    <style:style style:name="P59" style:family="paragraph" style:parent-style-name="Text_20_body" style:list-style-name="L11">
      <style:paragraph-properties fo:line-height="150%" fo:text-align="justify" style:justify-single-word="false"/>
      <style:text-properties style:font-name="Arial2"/>
    </style:style>
    <style:style style:name="P60" style:family="paragraph" style:parent-style-name="Text_20_body" style:list-style-name="L9">
      <style:paragraph-properties fo:line-height="150%" fo:text-align="justify" style:justify-single-word="false"/>
      <style:text-properties style:font-name="Arial2" fo:background-color="transparent"/>
    </style:style>
    <style:style style:name="P61" style:family="paragraph" style:parent-style-name="Text_20_body" style:list-style-name="L10">
      <style:paragraph-properties fo:line-height="150%" fo:text-align="justify" style:justify-single-word="false"/>
      <style:text-properties style:font-name="Arial2" fo:font-size="12pt" style:font-size-asian="12pt" style:font-size-complex="12pt"/>
    </style:style>
    <style:style style:name="P62" style:family="paragraph" style:parent-style-name="Text_20_body" style:list-style-name="L11">
      <style:paragraph-properties fo:line-height="150%" fo:text-align="justify" style:justify-single-word="false"/>
      <style:text-properties style:font-name="Arial2" fo:font-size="12pt" style:font-size-asian="12pt" style:font-size-complex="12pt"/>
    </style:style>
    <style:style style:name="P63" style:family="paragraph" style:parent-style-name="Text_20_body" style:list-style-name="L12">
      <style:paragraph-properties fo:line-height="150%" fo:text-align="justify" style:justify-single-word="false"/>
      <style:text-properties style:font-name="Arial2" fo:font-size="12pt" style:font-size-asian="12pt" style:font-size-complex="12pt"/>
    </style:style>
    <style:style style:name="P64" style:family="paragraph" style:parent-style-name="Text_20_body" style:list-style-name="L13">
      <style:paragraph-properties fo:line-height="150%" fo:text-align="justify" style:justify-single-word="false"/>
      <style:text-properties style:font-name="Arial2" fo:font-size="12pt" style:font-size-asian="12pt" style:font-size-complex="12pt"/>
    </style:style>
    <style:style style:name="P65" style:family="paragraph" style:parent-style-name="Text_20_body" style:list-style-name="L22">
      <style:text-properties style:font-name="Arial2"/>
    </style:style>
    <style:style style:name="P66" style:family="paragraph" style:parent-style-name="Text_20_body" style:list-style-name="L5">
      <style:paragraph-properties fo:line-height="150%" fo:text-align="justify" style:justify-single-word="false"/>
    </style:style>
    <style:style style:name="P67"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68"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69"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70" style:family="paragraph" style:parent-style-name="Text_20_body" style:list-style-name="L6">
      <style:paragraph-properties fo:text-align="justify" style:justify-single-word="false"/>
    </style:style>
    <style:style style:name="P71" style:family="paragraph" style:parent-style-name="Text_20_body" style:list-style-name="L7">
      <style:paragraph-properties fo:text-align="justify" style:justify-single-word="false"/>
    </style:style>
    <style:style style:name="P72" style:family="paragraph" style:parent-style-name="Text_20_body" style:list-style-name="L8">
      <style:paragraph-properties fo:text-align="justify" style:justify-single-word="false"/>
    </style:style>
    <style:style style:name="P73" style:family="paragraph" style:parent-style-name="Text_20_body" style:list-style-name="L14"/>
    <style:style style:name="P74" style:family="paragraph" style:parent-style-name="Text_20_body" style:list-style-name="L14">
      <style:paragraph-properties fo:text-align="center" style:justify-single-word="false"/>
    </style:style>
    <style:style style:name="P75" style:family="paragraph" style:parent-style-name="Text_20_body" style:list-style-name="L14">
      <style:text-properties fo:font-size="12pt" style:font-size-asian="12pt" style:font-size-complex="12pt"/>
    </style:style>
    <style:style style:name="P76" style:family="paragraph" style:parent-style-name="Text_20_body" style:list-style-name="L14">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77" style:family="paragraph" style:parent-style-name="Text_20_body" style:list-style-name="L14">
      <style:paragraph-properties fo:text-align="center" style:justify-single-word="false"/>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78" style:family="paragraph" style:parent-style-name="Text_20_body" style:list-style-name="L14">
      <style:text-properties fo:font-variant="normal" fo:text-transform="none" fo:color="#000000" style:text-line-through-style="none" style:text-position="0% 100%" style:font-name="Arial1" fo:language="es" fo:country="ES" fo:font-style="normal" style:text-underline-style="none" fo:font-weight="normal" style:text-blinking="false" fo:background-color="transparent"/>
    </style:style>
    <style:style style:name="P79" style:family="paragraph" style:parent-style-name="Text_20_body" style:list-style-name="L16">
      <style:paragraph-properties fo:line-height="150%"/>
      <style:text-properties fo:background-color="transparent"/>
    </style:style>
    <style:style style:name="P80" style:family="paragraph" style:parent-style-name="Text_20_body" style:list-style-name="L17">
      <style:text-properties fo:background-color="transparent"/>
    </style:style>
    <style:style style:name="P81" style:family="paragraph" style:parent-style-name="Text_20_body" style:list-style-name="L19">
      <style:text-properties fo:background-color="transparent"/>
    </style:style>
    <style:style style:name="P82" style:family="paragraph" style:parent-style-name="Text_20_body" style:list-style-name="L21">
      <style:text-properties fo:background-color="transparent"/>
    </style:style>
    <style:style style:name="P83" style:family="paragraph" style:parent-style-name="Text_20_body" style:list-style-name="L18"/>
    <style:style style:name="P84" style:family="paragraph" style:parent-style-name="Text_20_body" style:list-style-name="L20"/>
    <style:style style:name="P85" style:family="paragraph" style:parent-style-name="Text_20_body" style:list-style-name="L23"/>
    <style:style style:name="P86" style:family="paragraph" style:parent-style-name="Text_20_body" style:list-style-name="L24"/>
    <style:style style:name="P87" style:family="paragraph" style:parent-style-name="Text_20_body" style:list-style-name="L16">
      <style:paragraph-properties fo:line-height="150%" fo:background-color="transparent">
        <style:background-image/>
      </style:paragraph-properties>
      <style:text-properties fo:background-color="transparent"/>
    </style:style>
    <style:style style:name="P88" style:family="paragraph" style:parent-style-name="Standard" style:master-page-name="First_20_Page">
      <style:paragraph-properties fo:text-align="center" style:justify-single-word="false" style:page-number="auto"/>
    </style:style>
    <style:style style:name="P89" style:family="paragraph" style:parent-style-name="Standard" style:list-style-name="L4">
      <style:paragraph-properties fo:line-height="150%" fo:text-align="justify" style:justify-single-word="false">
        <style:tab-stops/>
      </style:paragraph-properties>
    </style:style>
    <style:style style:name="P90" style:family="paragraph" style:parent-style-name="Standard" style:list-style-name="L5">
      <style:paragraph-properties fo:line-height="150%" fo:text-align="justify" style:justify-single-word="false"/>
    </style:style>
    <style:style style:name="P91" style:family="paragraph" style:parent-style-name="Standard"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92" style:family="paragraph" style:parent-style-name="Standard"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P93" style:family="paragraph" style:parent-style-name="Standard"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94" style:family="paragraph" style:parent-style-name="Standard" style:list-style-name="L5">
      <style:paragraph-properties fo:line-height="150%" fo:text-align="justify" style:justify-single-word="false"/>
      <style:text-properties style:font-name="Arial3" fo:background-color="transparent" style:font-name-complex="Arial3"/>
    </style:style>
    <style:style style:name="P95" style:family="paragraph" style:parent-style-name="Heading_20_1" style:master-page-name="Right_20_Page">
      <style:paragraph-properties style:page-number="1"/>
    </style:style>
    <style:style style:name="P96" style:family="paragraph" style:parent-style-name="Heading_20_2">
      <style:text-properties style:font-name="Arial2"/>
    </style:style>
    <style:style style:name="P97" style:family="paragraph" style:parent-style-name="Heading_20_2">
      <style:paragraph-properties fo:line-height="100%"/>
      <style:text-properties style:font-name="Arial2"/>
    </style:style>
    <style:style style:name="P98" style:family="paragraph" style:parent-style-name="Heading_20_2">
      <style:paragraph-properties fo:line-height="150%"/>
    </style:style>
    <style:style style:name="P99" style:family="paragraph" style:parent-style-name="Heading_20_2">
      <style:paragraph-properties fo:text-align="justify" style:justify-single-word="false"/>
    </style:style>
    <style:style style:name="P100" style:family="paragraph" style:parent-style-name="Heading_20_2">
      <style:text-properties fo:background-color="transparent"/>
    </style:style>
    <style:style style:name="P101" style:family="paragraph" style:parent-style-name="Contents_20_Heading" style:master-page-name="Index">
      <style:paragraph-properties style:page-number="1"/>
    </style:style>
    <style:style style:name="P102" style:family="paragraph" style:parent-style-name="Heading_20_3">
      <style:text-properties style:font-name="Arial2"/>
    </style:style>
    <style:style style:name="P103" style:family="paragraph" style:parent-style-name="Heading_20_3">
      <style:paragraph-properties fo:line-height="150%"/>
      <style:text-properties style:font-name="Arial2"/>
    </style:style>
    <style:style style:name="P104" style:family="paragraph" style:parent-style-name="Heading_20_3">
      <style:text-properties style:font-name="Arial2" fo:background-color="transparent"/>
    </style:style>
    <style:style style:name="P105" style:family="paragraph" style:parent-style-name="Heading_20_3">
      <style:text-properties style:font-name="Arial2" fo:font-size="12pt" fo:background-color="transparent" style:font-size-asian="12pt" style:font-size-complex="12pt"/>
    </style:style>
    <style:style style:name="P106" style:family="paragraph" style:parent-style-name="Heading_20_3">
      <style:text-properties fo:font-size="12pt" fo:background-color="transparent" style:font-size-asian="12pt" style:font-size-complex="12pt"/>
    </style:style>
    <style:style style:name="P107" style:family="paragraph" style:parent-style-name="CodigoFuentePseudoCodigo" style:list-style-name="L16"/>
    <style:style style:name="P108" style:family="paragraph" style:parent-style-name="CodigoFuentePseudoCodigo" style:list-style-name="L9"/>
    <style:style style:name="P10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00ffff"/>
    </style:style>
    <style:style style:name="T2" style:family="text">
      <style:text-properties fo:background-color="#00ffff"/>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style:font-name="Arial2"/>
    </style:style>
    <style:style style:name="T8" style:family="text">
      <style:text-properties style:font-name="Arial2" fo:background-color="transparent"/>
    </style:style>
    <style:style style:name="T9" style:family="text">
      <style:text-properties style:font-name="Arial2" fo:font-style="italic"/>
    </style:style>
    <style:style style:name="T10" style:family="text">
      <style:text-properties style:font-name="Arial2" fo:font-style="italic" style:font-style-asian="italic" style:font-style-complex="italic"/>
    </style:style>
    <style:style style:name="T11" style:family="text">
      <style:text-properties style:font-name="Arial2" fo:language="es" fo:country="ES"/>
    </style:style>
    <style:style style:name="T12" style:family="text">
      <style:text-properties style:font-name="Arial2" fo:font-weight="normal" style:font-weight-asian="normal" style:font-weight-complex="normal"/>
    </style:style>
    <style:style style:name="T13" style:family="text">
      <style:text-properties style:text-position="0% 100%"/>
    </style:style>
    <style:style style:name="T14" style:family="text">
      <style:text-properties style:text-position="0% 100%" fo:background-color="transparent"/>
    </style:style>
    <style:style style:name="T15" style:family="text">
      <style:text-properties style:text-position="0% 100%" style:font-name="Arial2"/>
    </style:style>
    <style:style style:name="T16" style:family="text">
      <style:text-properties style:font-name="Arial3" style:font-name-complex="Arial3"/>
    </style:style>
    <style:style style:name="T17" style:family="text">
      <style:text-properties style:font-name="Arial3" fo:background-color="transparent" style:font-name-complex="Arial3"/>
    </style:style>
    <style:style style:name="T18" style:family="text">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19" style:family="text">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0" style:family="text">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1" style:family="text">
      <style:text-properties style:use-window-font-color="true" style:text-outline="false" style:text-line-through-style="none" style:font-name="Arial3"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2" style:family="text">
      <style:text-properties style:use-window-font-color="true" style:text-outline="false" style:text-line-through-style="none" style:font-name="Arial3"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3" style:family="text">
      <style:text-properties style:use-window-font-color="true" style:text-outline="false" style:text-line-through-style="none" style:font-name="Arial3" fo:font-size="12pt" fo:font-style="normal" fo:text-shadow="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4"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5"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6" style:family="text">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7"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8"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9"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0"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1"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32" style:family="text">
      <style:text-properties style:use-window-font-color="true" style:text-outline="false" style:text-line-through-style="none" style:font-name="Arial2" fo:font-size="12pt" fo:font-style="normal" fo:text-shadow="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33" style:family="text">
      <style:text-properties style:use-window-font-color="true" style:text-outline="false" style:text-line-through-style="none" style:font-name="Arial2" fo:font-size="12pt" fo:font-style="normal" fo:text-shadow="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4" style:family="text">
      <style:text-properties style:use-window-font-color="true" style:text-outline="false" style:text-line-through-style="none" style:text-position="0% 100%" style:font-name="Arial2"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5" style:family="text">
      <style:text-properties style:font-name-complex="Arial3"/>
    </style:style>
    <style:style style:name="T36" style:family="text">
      <style:text-properties style:font-name="FreeSans"/>
    </style:style>
    <style:style style:name="T37" style:family="text">
      <style:text-properties style:font-name="FreeSans" fo:font-weight="normal" style:font-weight-asian="normal" style:font-weight-complex="normal"/>
    </style:style>
    <style:style style:name="T38" style:family="text">
      <style:text-properties fo:font-size="16pt" fo:font-style="italic" style:font-size-asian="16pt" style:font-style-asian="italic" style:font-size-complex="16pt" style:font-style-complex="italic"/>
    </style:style>
    <style:style style:name="T39" style:family="text">
      <style:text-properties fo:color="#ff0000"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40" style:family="text">
      <style:text-properties style:text-line-through-style="none" style:font-name="Arial3" fo:background-color="transparent" style:font-name-complex="Arial3"/>
    </style:style>
    <style:style style:name="T41" style:family="text">
      <style:text-properties fo:background-color="transparent"/>
    </style:style>
    <style:style style:name="T42" style:family="text">
      <style:text-properties style:font-name="arial"/>
    </style:style>
    <style:style style:name="T43" style:family="text">
      <style:text-properties fo:font-size="12pt" style:font-size-asian="12pt" style:font-size-complex="12pt"/>
    </style:style>
    <style:style style:name="T44" style:family="text">
      <style:text-properties style:text-underline-style="solid" style:text-underline-width="auto" style:text-underline-color="font-color"/>
    </style:style>
    <style:style style:name="T45" style:family="text">
      <style:text-properties style:text-underline-style="none"/>
    </style:style>
    <style:style style:name="T46" style:family="text">
      <style:text-properties fo:background-color="#23ff23"/>
    </style:style>
    <style:style style:name="T47" style:family="text">
      <style:text-properties style:text-position="super 58%"/>
    </style:style>
    <style:style style:name="T48" style:family="text">
      <style:text-properties style:text-position="super 58%" style:font-name="Arial2"/>
    </style:style>
    <style:style style:name="T49" style:family="text">
      <style:text-properties style:text-position="sub 58%"/>
    </style:style>
    <style:style style:name="T50" style:family="text">
      <style:text-properties fo:font-variant="normal" fo:text-transform="none" fo:color="#000000" style:text-line-through-style="none" style:text-position="0% 100%" style:font-name="Arial2" fo:font-size="12pt" fo:font-style="normal" style:text-underline-style="none" fo:font-weight="normal" style:text-blinking="false" fo:background-color="transparent" style:font-size-asian="12pt" style:font-weight-asian="normal" style:font-size-complex="12pt" style:font-weight-complex="normal"/>
    </style:style>
    <style:style style:name="T51" style:family="text">
      <style:text-properties fo:font-variant="normal" fo:text-transform="none" fo:color="#000000" style:text-line-through-style="none" style:text-position="0% 100%" style:font-name="Arial1" fo:font-style="normal" style:text-underline-style="none" fo:font-weight="normal" style:text-blinking="false" fo:background-color="transparent"/>
    </style:style>
    <style:style style:name="T52" style:family="text">
      <style:text-properties fo:font-variant="normal" fo:text-transform="none" fo:color="#000000" style:text-line-through-style="none" style:text-position="0% 100%" style:font-name="Arial1" fo:language="es" fo:country="ES" fo:font-style="normal" style:text-underline-style="none" fo:font-weight="normal" style:text-blinking="false" fo:background-color="transparent"/>
    </style:style>
    <style:style style:name="T53" style:family="text">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T54" style:family="text">
      <style:text-properties fo:font-variant="normal" fo:text-transform="none" fo:color="#000000" style:text-line-through-style="none" style:text-position="super 58%" style:font-name="Arial2" fo:font-size="12pt" fo:font-style="normal" style:text-underline-style="none" fo:font-weight="normal" style:text-blinking="false" fo:background-color="transparent" style:font-size-asian="12pt" style:font-weight-asian="normal" style:font-size-complex="12pt" style:font-weight-complex="normal"/>
    </style:style>
    <style:style style:name="T55" style:family="text">
      <style:text-properties fo:font-variant="normal" fo:text-transform="none" fo:color="#000000" style:text-line-through-style="none" style:font-name="Arial1" fo:font-style="normal" style:text-underline-style="none" fo:font-weight="normal" style:text-blinking="false" fo:background-color="transparent"/>
    </style:style>
    <style:style style:name="T56" style:family="text">
      <style:text-properties fo:font-variant="normal" fo:text-transform="none" fo:color="#000000" style:text-line-through-style="none" style:text-position="sub 58%" style:font-name="Arial1" fo:font-style="normal" style:text-underline-style="none" fo:font-weight="normal" style:text-blinking="false" fo:background-color="transparent"/>
    </style:style>
    <style:style style:name="T57" style:family="text">
      <style:text-properties fo:font-variant="normal" fo:text-transform="none" fo:color="#000000" style:text-line-through-style="none" style:text-position="sub 58%" style:font-name="Arial1" fo:font-size="12pt" fo:font-style="normal" style:text-underline-style="none" fo:font-weight="normal" style:text-blinking="false" fo:background-color="transparent" style:font-size-asian="12pt" style:font-size-complex="12pt"/>
    </style:style>
    <style:style style:name="T58" style:family="text">
      <style:text-properties fo:font-variant="normal" fo:text-transform="none" fo:color="#000000" style:text-line-through-style="none" style:text-position="sub 58%" style:font-name="Arial1" fo:language="es" fo:country="ES" fo:font-style="normal" style:text-underline-style="none" fo:font-weight="normal" style:text-blinking="false" fo:background-color="transparent"/>
    </style:style>
    <style:style style:name="T59" style:family="text">
      <style:text-properties fo:font-style="normal" style:text-underline-style="solid" style:text-underline-width="auto" style:text-underline-color="font-color" style:font-style-asian="normal" style:font-style-complex="normal"/>
    </style:style>
    <style:style style:name="T60"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1"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vertical-pos="from-top" style:vertical-rel="paragraph" style:horizontal-pos="center" style:horizontal-rel="paragraph"/>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background-image/>
      </style:graphic-properties>
    </style:style>
    <style:style style:name="fr8"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9"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middle" style:vertical-rel="text" style:horizontal-pos="from-left" style:horizontal-rel="paragraph-content" draw:ole-draw-aspect="1"/>
    </style:style>
    <style:style style:name="fr1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7" style:family="graphic" style:parent-style-name="Formula">
      <style:graphic-properties style:vertical-pos="middle" style:vertical-rel="tex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tracked-changes text:track-changes="false">
        <text:changed-region xml:id="ct173375792" text:id="ct173375792">
          <text:insertion>
            <office:change-info>
              <dc:creator>Antonio AA</dc:creator>
              <dc:date>2014-06-27T17:41:00</dc:date>
            </office:change-info>
          </text:insertion>
        </text:changed-region>
        <text:changed-region xml:id="ct173367048" text:id="ct173367048">
          <text:deletion>
            <office:change-info>
              <dc:creator>Antonio AA</dc:creator>
              <dc:date>2014-06-27T17:41:00</dc:date>
            </office:change-info>
            <text:p text:style-name="Illustration">Menú</text:p>
          </text:deletion>
        </text:changed-region>
        <text:changed-region xml:id="ct173153592" text:id="ct173153592">
          <text:insertion>
            <office:change-info>
              <dc:creator>Antonio AA</dc:creator>
              <dc:date>2014-06-27T13:56:00</dc:date>
            </office:change-info>
          </text:insertion>
        </text:changed-region>
        <text:changed-region xml:id="ct173159328" text:id="ct173159328">
          <text:insertion>
            <office:change-info>
              <dc:creator>Neo </dc:creator>
              <dc:date>2014-07-09T16:48:00</dc:date>
            </office:change-info>
          </text:insertion>
        </text:changed-region>
        <text:changed-region xml:id="ct173179320" text:id="ct173179320">
          <text:insertion>
            <office:change-info>
              <dc:creator>Neo </dc:creator>
              <dc:date>2014-07-09T16:49:00</dc:date>
            </office:change-info>
          </text:insertion>
        </text:changed-region>
        <text:changed-region xml:id="ct173181352" text:id="ct173181352">
          <text:deletion>
            <office:change-info>
              <dc:creator>Neo </dc:creator>
              <dc:date>2014-07-09T16:52:00</dc:date>
            </office:change-info>
            <text:p text:style-name="P1"><office:annotation><dc:creator>Antonio AA</dc:creator><dc:date>2014-06-27T14:01:17</dc:date><text:p text:style-name="P109"><text:span text:style-name="T60">y di que no tiene sentido porque no es posible hacer una actividad antes que otra que dependa de ella misma.</text:span></text:p></office:annotation></text:p>
          </text:deletion>
        </text:changed-region>
        <text:changed-region xml:id="ct173227312" text:id="ct173227312">
          <text:deletion>
            <office:change-info>
              <dc:creator>Neo </dc:creator>
              <dc:date>2014-07-09T17:23:00</dc:date>
            </office:change-info>
            <text:p text:style-name="P2"/>
            <text:p text:style-name="P2"/>
          </text:deletion>
        </text:changed-region>
        <text:changed-region xml:id="ct173238768" text:id="ct173238768">
          <text:deletion>
            <office:change-info>
              <dc:creator>Antonio AA</dc:creator>
              <dc:date>2014-06-27T17:35:00</dc:date>
            </office:change-info>
            <text:p text:style-name="P3">os puntos</text:p>
          </text:deletion>
        </text:changed-region>
        <text:changed-region xml:id="ct173238632" text:id="ct173238632">
          <text:insertion>
            <office:change-info>
              <dc:creator>Antonio AA</dc:creator>
              <dc:date>2014-06-27T17:35:00</dc:date>
            </office:change-info>
          </text:insertion>
        </text:changed-region>
        <text:changed-region xml:id="ct173241448" text:id="ct173241448">
          <text:deletion>
            <office:change-info>
              <dc:creator>Neo </dc:creator>
              <dc:date>2014-07-09T16:53:00</dc:date>
            </office:change-info>
            <text:p text:style-name="P3"><office:annotation><dc:creator>Antonio AA</dc:creator><dc:date>2014-06-27T17:34:24</dc:date><text:p text:style-name="P109"><text:span text:style-name="T60">Queda muy raro que primero hables de pasos y luego hagas tres etapas sin mencionar qué pasos se dan en cada etapa.</text:span></text:p></office:annotation>etapa</text:p>
          </text:deletion>
        </text:changed-region>
        <text:changed-region xml:id="ct173241616" text:id="ct173241616">
          <text:insertion>
            <office:change-info>
              <dc:creator>Neo </dc:creator>
              <dc:date>2014-07-09T16:54:00</dc:date>
            </office:change-info>
          </text:insertion>
        </text:changed-region>
        <text:changed-region xml:id="ct173241872" text:id="ct173241872">
          <text:insertion>
            <office:change-info>
              <dc:creator>Antonio AA</dc:creator>
              <dc:date>2014-06-27T17:36:00</dc:date>
            </office:change-info>
          </text:insertion>
        </text:changed-region>
        <text:changed-region xml:id="ct173241968" text:id="ct173241968">
          <text:deletion>
            <office:change-info>
              <dc:creator>Neo </dc:creator>
              <dc:date>2014-07-09T16:53:00</dc:date>
            </office:change-info>
            <text:p text:style-name="P3">s</text:p>
          </text:deletion>
        </text:changed-region>
        <text:changed-region xml:id="ct173242136" text:id="ct173242136">
          <text:insertion>
            <office:change-info>
              <dc:creator>Antonio AA</dc:creator>
              <dc:date>2014-06-27T17:36:00</dc:date>
            </office:change-info>
          </text:insertion>
        </text:changed-region>
        <text:changed-region xml:id="ct173241240" text:id="ct173241240">
          <text:deletion>
            <office:change-info>
              <dc:creator>Neo </dc:creator>
              <dc:date>2014-07-09T16:53:00</dc:date>
            </office:change-info>
            <text:p text:style-name="P3">, ..)</text:p>
          </text:deletion>
        </text:changed-region>
        <text:changed-region xml:id="ct173242232" text:id="ct173242232">
          <text:deletion>
            <office:change-info>
              <dc:creator>Neo </dc:creator>
              <dc:date>2014-07-09T16:54:00</dc:date>
            </office:change-info>
            <text:p text:style-name="P3">:</text:p>
          </text:deletion>
        </text:changed-region>
        <text:changed-region xml:id="ct173239184" text:id="ct173239184">
          <text:insertion>
            <office:change-info>
              <dc:creator>Neo </dc:creator>
              <dc:date>2014-07-09T16:54:00</dc:date>
            </office:change-info>
          </text:insertion>
        </text:changed-region>
        <text:changed-region xml:id="ct172502240" text:id="ct172502240">
          <text:deletion>
            <office:change-info>
              <dc:creator>Antonio AA</dc:creator>
              <dc:date>2014-06-27T17:30:00</dc:date>
            </office:change-info>
            <text:p text:style-name="P3"><text:s/></text:p>
          </text:deletion>
        </text:changed-region>
        <text:changed-region xml:id="ct172517280" text:id="ct172517280">
          <text:deletion>
            <office:change-info>
              <dc:creator>Neo </dc:creator>
              <dc:date>2014-07-09T16:54:00</dc:date>
            </office:change-info>
            <text:p text:style-name="P3"><office:annotation><dc:creator>Antonio AA</dc:creator><dc:date>2014-06-27T17:31:04</dc:date><text:p text:style-name="P109"><text:span text:style-name="T60">No se si es fallo o formato pero que no se te queden errores así. No es lo mismo multiplicar por 2 que elevado al cuadrado.</text:span></text:p></office:annotation></text:p>
          </text:deletion>
        </text:changed-region>
        <text:changed-region xml:id="ct173241136" text:id="ct173241136">
          <text:format-change>
            <office:change-info>
              <dc:creator>Antonio AA</dc:creator>
              <dc:date>2014-06-27T17:31:00</dc:date>
            </office:change-info>
          </text:format-change>
        </text:changed-region>
        <text:changed-region xml:id="ct173244456" text:id="ct173244456">
          <text:insertion>
            <office:change-info>
              <dc:creator>Neo </dc:creator>
              <dc:date>2014-07-09T16:54:00</dc:date>
            </office:change-info>
          </text:insertion>
        </text:changed-region>
        <text:changed-region xml:id="ct173244360" text:id="ct173244360">
          <text:insertion>
            <office:change-info>
              <dc:creator>Neo </dc:creator>
              <dc:date>2014-07-09T16:54:00</dc:date>
            </office:change-info>
          </text:insertion>
        </text:changed-region>
        <text:changed-region xml:id="ct172536000" text:id="ct172536000">
          <text:insertion>
            <office:change-info>
              <dc:creator>Neo </dc:creator>
              <dc:date>2014-07-09T17:21:00</dc:date>
            </office:change-info>
          </text:insertion>
        </text:changed-region>
        <text:changed-region xml:id="ct173246792" text:id="ct173246792">
          <text:deletion>
            <office:change-info>
              <dc:creator>Neo </dc:creator>
              <dc:date>2014-07-09T16:55:00</dc:date>
            </office:change-info>
            <text:p text:style-name="P3"><text:tab/></text:p>
          </text:deletion>
        </text:changed-region>
        <text:changed-region xml:id="ct173246448" text:id="ct173246448">
          <text:deletion>
            <office:change-info>
              <dc:creator>Neo </dc:creator>
              <dc:date>2014-07-09T17:21:00</dc:date>
            </office:change-info>
            <text:p text:style-name="P3"><text:s/></text:p>
          </text:deletion>
        </text:changed-region>
        <text:changed-region xml:id="ct173247544" text:id="ct173247544">
          <text:deletion>
            <office:change-info>
              <dc:creator>Neo </dc:creator>
              <dc:date>2014-07-09T16:55:00</dc:date>
            </office:change-info>
            <text:p text:style-name="P4"/>
            <text:p text:style-name="P3"><text:tab/></text:p>
          </text:deletion>
        </text:changed-region>
        <text:changed-region xml:id="ct173255880" text:id="ct173255880">
          <text:deletion>
            <office:change-info>
              <dc:creator>Neo </dc:creator>
              <dc:date>2014-06-30T13:09:00</dc:date>
            </office:change-info>
            <text:p text:style-name="P3"><text:span text:style-name="T1"><office:annotation><dc:creator>Antonio AA</dc:creator><dc:date>2014-06-27T17:37:45</dc:date><text:p text:style-name="P109"><text:span text:style-name="T60">Ya estamos con grafos PERT. Esto ya no pinta aquí nada.</text:span></text:p></office:annotation></text:span><text:span text:style-name="T1">En primer lugar debemos diferenciar entre redes con actividades en los nudos y redes con actividades en los arcos. Si las actividades están en los nudos, el dibujo de la red es muy fácil, pero cuando las actividades están en los arcos, generalmente es necesaria la utilización de actividades ficticias para mantener de forma correcta las relaciones entre las actividades.</text:span></text:p>
          </text:deletion>
        </text:changed-region>
        <text:changed-region xml:id="ct173239040" text:id="ct173239040">
          <text:deletion>
            <office:change-info>
              <dc:creator>Neo </dc:creator>
              <dc:date>2014-07-09T16:55:00</dc:date>
            </office:change-info>
            <text:p text:style-name="P3"><text:tab/></text:p>
          </text:deletion>
        </text:changed-region>
        <text:changed-region xml:id="ct173257816" text:id="ct173257816">
          <text:deletion>
            <office:change-info>
              <dc:creator>Neo </dc:creator>
              <dc:date>2014-07-09T16:55:00</dc:date>
            </office:change-info>
            <text:p text:style-name="P3"><text:tab/></text:p>
          </text:deletion>
        </text:changed-region>
        <text:changed-region xml:id="ct172785640" text:id="ct172785640">
          <text:deletion>
            <office:change-info>
              <dc:creator>Neo </dc:creator>
              <dc:date>2014-07-09T16:56:00</dc:date>
            </office:change-info>
            <text:p text:style-name="P3"><text:tab/></text:p>
          </text:deletion>
        </text:changed-region>
        <text:changed-region xml:id="ct172518416" text:id="ct172518416">
          <text:insertion>
            <office:change-info>
              <dc:creator>Antonio AA</dc:creator>
              <dc:date>2014-06-27T17:38:00</dc:date>
            </office:change-info>
          </text:insertion>
        </text:changed-region>
        <text:changed-region xml:id="ct173242704" text:id="ct173242704">
          <text:deletion>
            <office:change-info>
              <dc:creator>Antonio AA</dc:creator>
              <dc:date>2014-06-27T17:38:00</dc:date>
            </office:change-info>
            <text:p text:style-name="P3">(</text:p>
          </text:deletion>
        </text:changed-region>
        <text:changed-region xml:id="ct173241712" text:id="ct173241712">
          <text:insertion>
            <office:change-info>
              <dc:creator>Antonio AA</dc:creator>
              <dc:date>2014-06-27T17:38:00</dc:date>
            </office:change-info>
          </text:insertion>
        </text:changed-region>
        <text:changed-region xml:id="ct173248648" text:id="ct173248648">
          <text:deletion>
            <office:change-info>
              <dc:creator>Antonio AA</dc:creator>
              <dc:date>2014-06-27T17:38:00</dc:date>
            </office:change-info>
            <text:p text:style-name="P3"><text:s/>e</text:p>
          </text:deletion>
        </text:changed-region>
        <text:changed-region xml:id="ct173256584" text:id="ct173256584">
          <text:insertion>
            <office:change-info>
              <dc:creator>Antonio AA</dc:creator>
              <dc:date>2014-06-27T17:38:00</dc:date>
            </office:change-info>
          </text:insertion>
        </text:changed-region>
        <text:changed-region xml:id="ct173238496" text:id="ct173238496">
          <text:deletion>
            <office:change-info>
              <dc:creator>Antonio AA</dc:creator>
              <dc:date>2014-06-27T17:38:00</dc:date>
            </office:change-info>
            <text:p text:style-name="P3">)</text:p>
          </text:deletion>
        </text:changed-region>
        <text:changed-region xml:id="ct173028360" text:id="ct173028360">
          <text:deletion>
            <office:change-info>
              <dc:creator>Neo </dc:creator>
              <dc:date>2014-07-09T16:56:00</dc:date>
            </office:change-info>
            <text:p text:style-name="P3"><text:tab/></text:p>
          </text:deletion>
        </text:changed-region>
        <text:changed-region xml:id="ct173032408" text:id="ct173032408">
          <text:deletion>
            <office:change-info>
              <dc:creator>Neo </dc:creator>
              <dc:date>2014-07-09T16:56:00</dc:date>
            </office:change-info>
            <text:p text:style-name="P3"><text:tab/></text:p>
          </text:deletion>
        </text:changed-region>
        <text:changed-region xml:id="ct173273368" text:id="ct173273368">
          <text:insertion>
            <office:change-info>
              <dc:creator>Antonio AA</dc:creator>
              <dc:date>2014-06-27T17:39:00</dc:date>
            </office:change-info>
          </text:insertion>
        </text:changed-region>
        <text:changed-region xml:id="ct173368672" text:id="ct173368672">
          <text:insertion>
            <office:change-info>
              <dc:creator>Neo </dc:creator>
              <dc:date>2014-07-09T17:24:00</dc:date>
            </office:change-info>
          </text:insertion>
        </text:changed-region>
        <text:changed-region xml:id="ct173375888" text:id="ct173375888">
          <text:deletion>
            <office:change-info>
              <dc:creator>Neo </dc:creator>
              <dc:date>2014-07-09T17:24:00</dc:date>
            </office:change-info>
            <text:p text:style-name="P5"><text:s/></text:p>
          </text:deletion>
        </text:changed-region>
        <text:changed-region xml:id="ct173377704" text:id="ct173377704">
          <text:deletion>
            <office:change-info>
              <dc:creator>Neo </dc:creator>
              <dc:date>2014-07-09T17:25:00</dc:date>
            </office:change-info>
            <text:p text:style-name="P5"><text:s/></text:p>
          </text:deletion>
        </text:changed-region>
        <text:changed-region xml:id="ct173361160" text:id="ct173361160">
          <text:insertion>
            <office:change-info>
              <dc:creator>Neo </dc:creator>
              <dc:date>2014-07-09T17:25:00</dc:date>
            </office:change-info>
          </text:insertion>
        </text:changed-region>
        <text:changed-region xml:id="ct173379504" text:id="ct173379504">
          <text:deletion>
            <office:change-info>
              <dc:creator>Neo </dc:creator>
              <dc:date>2014-07-09T17:24:00</dc:date>
            </office:change-info>
            <text:p text:style-name="P5"/>
            <text:p text:style-name="P5"/>
          </text:deletion>
        </text:changed-region>
        <text:changed-region xml:id="ct173358576" text:id="ct173358576">
          <text:insertion>
            <office:change-info>
              <dc:creator>Neo </dc:creator>
              <dc:date>2014-07-09T17: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Universidad_5f_portada">Universidad de Córdoba</text:p>
      <text:p text:style-name="P30"><draw:frame draw:style-name="fr10"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32"/>
      <text:p text:style-name="P43">Proyecto Fin de Carrera</text:p>
      <text:p text:style-name="P44"><text:span text:style-name="T36">Titulación: </text:span><text:span text:style-name="T37">i.t. Informática de gestión</text:span></text:p>
      <text:p text:style-name="Título_5f_portada"/>
      <text:p text:style-name="Título_5f_portada"/>
      <text:p text:style-name="P36"><text:span text:style-name="T38">“</text:span><text:span text:style-name="T38">Revisión, implementación y pruebas de los algoritmos para construir grafos del programa PPC-project</text:span><text:span text:style-name="T38">”</text:span></text:p>
      <text:p text:style-name="Subtítulo_5f_portada">Documento/s (memoria técnica/manual de usuario/manual de código)</text:p>
      <text:p text:style-name="Standard"/>
      <text:p text:style-name="P31"/>
      <text:p text:style-name="P40"/>
      <text:p text:style-name="P40"/>
      <text:p text:style-name="P40"/>
      <text:p text:style-name="P40"/>
      <text:p text:style-name="Texto_5f_portada"/>
      <text:p text:style-name="P40">Alberto Pérez Caballero</text:p>
      <text:p text:style-name="Texto_5f_portada"><text:span text:style-name="T4">Directores:</text:span> <text:span text:style-name="T3">Dr. Antonio Arauzo Azofra</text:span></text:p>
      <text:p text:style-name="P48"><text:tab/>Dra. Laura García Hernández</text:p>
      <text:p text:style-name="P41">Mes, 2014<text:tab/></text:p>
      <text:p text:style-name="P42">Otras páginas que podrían ir aquí: </text:p>
      <text:list xml:id="list8426383522" text:style-name="L1">
        <text:list-item>
          <text:p text:style-name="P55">Página de firma del proyecto</text:p>
        </text:list-item>
        <text:list-item>
          <text:p text:style-name="P55">Informe del director</text:p>
        </text:list-item>
        <text:list-item>
          <text:p text:style-name="P55">Dedicatoria (opcional)</text:p>
        </text:list-item>
        <text:list-item>
          <text:p text:style-name="P55">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101">Índice de contenido</text:p>
          </text:index-title>
          <text:p text:style-name="P50">1. Introducción<text:tab/>1</text:p>
          <text:p text:style-name="P50">2. Definición del Problema<text:tab/>3</text:p>
          <text:p text:style-name="P51">2.1. Introducción<text:tab/>3</text:p>
          <text:p text:style-name="P51">2.2. Identificación del problema real<text:tab/>3</text:p>
          <text:p text:style-name="P51">2.3. Identificación del problema técnico<text:tab/>4</text:p>
          <text:p text:style-name="P54">2.3.1 Funcionamiento<text:tab/>4</text:p>
          <text:p text:style-name="P54">2.3.2 Entorno<text:tab/>5</text:p>
          <text:p text:style-name="P54">2.3.3 Vida Esperada <text:tab/>5</text:p>
          <text:p text:style-name="P54">2.3.4 Ciclo de mantenimiento<text:tab/>5</text:p>
          <text:p text:style-name="P54">2.3.5 Competencia<text:tab/>5</text:p>
          <text:p text:style-name="P54">2.3.6 Aspecto externo <text:tab/>6</text:p>
          <text:p text:style-name="P54">2.3.7 Estandarización <text:tab/>6</text:p>
          <text:p text:style-name="P54">2.3.8 Calidad y fiabilidad<text:tab/>6</text:p>
          <text:p text:style-name="P54">2.3.9 Pruebas<text:tab/>6</text:p>
          <text:p text:style-name="P50">3. Objetivos<text:tab/>7</text:p>
          <text:p text:style-name="P50">4. Antecedentes<text:tab/>9</text:p>
          <text:p text:style-name="P50">5. Restricciones<text:tab/>13</text:p>
          <text:p text:style-name="P51">5.1. Factores Dato<text:tab/>13</text:p>
          <text:p text:style-name="P51">5.2. Factores Estratégicos<text:tab/>13</text:p>
          <text:p text:style-name="P50">6. Recursos<text:tab/>15</text:p>
          <text:p text:style-name="P51">6.1. Humanos<text:tab/>15</text:p>
          <text:p text:style-name="P51">6.2. Hardware<text:tab/>15</text:p>
          <text:p text:style-name="P51">6.3. Software<text:tab/>16</text:p>
          <text:p text:style-name="P50">7. Especificación de Requisitos<text:tab/>17</text:p>
          <text:p text:style-name="P51">7.1. Datos<text:tab/>17</text:p>
          <text:p text:style-name="P51">7.2. Grafos<text:tab/>18</text:p>
          <text:p text:style-name="P51">7.3. Grafos PERT<text:tab/>19</text:p>
          <text:p text:style-name="P54">7.3.1 Detección de partes no conexas.<text:tab/>20</text:p>
          <text:p text:style-name="P54">7.3.2 Detección de Ciclos.<text:tab/>20</text:p>
          <text:p text:style-name="P54">7.3.3 Validación<text:tab/>21</text:p>
          <text:p text:style-name="P51">7.4. Algoritmos<text:tab/>23</text:p>
          <text:p text:style-name="P54">7.4.1 Algoritmo Cohen Sadeh<text:tab/>23</text:p>
          <text:p text:style-name="P54">7.4.2 Algoritmo Gento Municio<text:tab/>24</text:p>
          <text:p text:style-name="P51">7.5. Interfaz<text:tab/>26</text:p>
          <text:p text:style-name="P50">8. Diseño<text:tab/>29</text:p>
          <text:p text:style-name="P51">8.1. Detección de ciclos<text:tab/>29</text:p>
          <text:p text:style-name="P51">8.2. Detección conexos<text:tab/>31</text:p>
          <text:p text:style-name="P51">8.3. Validación<text:tab/>32</text:p>
          <text:p text:style-name="P50">9. Especificación del Sistema<text:tab/>33</text:p>
          <text:p text:style-name="P51">9.1. Apartado (y habrá más que seguirán)<text:tab/>33</text:p>
          <text:p text:style-name="P50">Bibliografía<text:tab/>35</text:p>
          <text:p text:style-name="P50">A. Un apéndice con aquello que no tenía lugar en el documento principal<text:tab/>37</text:p>
          <text:p text:style-name="P50">B. Manual de usuario<text:tab/>39</text:p>
          <text:p text:style-name="P50">C. Manual de código fuente<text:tab/>41</text:p>
          <text:p text:style-name="P51">C.1. Contenidos que debe tener el manual de código fuente<text:tab/>41</text:p>
          <text:p text:style-name="P51">C.2. Código fuente de otros autores<text:tab/>41</text:p>
          <text:p text:style-name="P51"><text:soft-page-break/>C.3. Estilo del texto de los ficheros de código fuente<text:tab/>42</text:p>
          <text:p text:style-name="P51">C.4. fileFormats.py<text:tab/>42</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52">Tabla 1: Tabla de datos<text:tab/>5</text:p>
          <text:p text:style-name="P52">Tabla 2: Ejemplo prelaciones<text:tab/>17</text:p>
          <text:p text:style-name="P52">Tabla 3: Paralelismo<text:tab/>19</text:p>
          <text:p text:style-name="P52">Tabla 4: Estructural<text:tab/>19</text:p>
          <text:p text:style-name="P52">Tabla 5: Actividades sin ciclo<text:tab/>20</text:p>
          <text:p text:style-name="P52">Tabla 6: Actividades con ciclo pequeño<text:tab/>21</text:p>
          <text:p text:style-name="P52">Tabla 7: Actividades con ciclo simple<text:tab/>21</text:p>
          <text:p text:style-name="P52">Tabla 8: Actividades con tres ciclos<text:tab/>21</text:p>
          <text:p text:style-name="P52">Tabla 9: Ejemplo validación<text:tab/>22</text:p>
          <text:p text:style-name="P52">Tabla 10: Error Validación<text:tab/>22</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53">Ilustración 1: Ejemplo de construcción de un grafo PERT<text:tab/>5</text:p>
          <text:p text:style-name="P53">Ilustración 2: Camino<text:tab/>18</text:p>
          <text:p text:style-name="P53">Ilustración 3: Circuito<text:tab/>18</text:p>
          <text:p text:style-name="P53">Ilustración 4: Actividad Ficticia Paralelismo<text:tab/>20</text:p>
          <text:p text:style-name="P53">Ilustración 5: Actividad Ficticia Estructural<text:tab/>20</text:p>
          <text:p text:style-name="P53">Ilustración 6: Actividades sin ciclo<text:tab/>20</text:p>
          <text:p text:style-name="P53">Ilustración 7: Actividades con ciclo pequeño<text:tab/>21</text:p>
          <text:p text:style-name="P53">Ilustración 8: Actividades con ciclo simple<text:tab/>21</text:p>
          <text:p text:style-name="P53">Ilustración 9: Actividades con tres ciclos<text:tab/>21</text:p>
          <text:p text:style-name="P53">Ilustración 10: Ejemplo varias ficticias<text:tab/>24</text:p>
          <text:p text:style-name="P53">Ilustración 11: Menú principal ppcproject<text:tab/>27</text:p>
          <text:p text:style-name="P53">Ilustración 12: Menú Action cambiado<text:tab/>27</text:p>
        </text:index-body>
      </text:illustration-index>
      <text:p text:style-name="Standard"/>
      <text:h text:style-name="P95" text:outline-level="1">Introducción</text:h>
      <text:p text:style-name="P23"><text:tab/><text:span text:style-name="T7">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5"><text:tab/>La planificación se realiza al comienzo del proyecto,<text:span text:style-name="T41">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5"><text:tab/>Para la realización de la gestión de proyectos existe PPC<text:span text:style-name="T13">-project</text:span><text:span text:style-name="T14">,</text:span> h<text:span text:style-name="T35">erramienta utilizada para la a</text:span><text:span text:style-name="T24">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5"><text:tab/>La técnica probabilística de revisión y evaluación de proyectos PERT<text:span text:style-name="T41"> </text:span>(<text:span text:style-name="T5">Program Evaluation and Review Technique</text:span>) nos permite programar y gestionar los proyectos y optimizar su ejecución utilizando grafos PERT, estos grafos AOA (<text:span text:style-name="T5">Activities On Arrows</text:span>), tienen las actividades en las flechas y los sucesos en los vértices.</text:p>
      <text:h text:style-name="Heading_20_1" text:outline-level="1">Definición del Problema</text:h>
      <text:h text:style-name="P96" text:outline-level="2">Introducción</text:h>
      <text:p text:style-name="Text_20_body"/>
      <text:p text:style-name="P23"><text:span text:style-name="T41"><text:tab/></text:span><text:span text:style-name="T8">En este apartado se define</text:span><text:span text:style-name="T7"> por completo el dominio y el entorno del problema que se trata. Para ello vamos a explicar el problema desde el punto de vista del cliente y desde el punto de vista del técnico (real y técnico respectivamente).</text:span></text:p>
      <text:p text:style-name="P5"/>
      <text:h text:style-name="P96" text:outline-level="2">Identificación del problema real</text:h>
      <text:p text:style-name="Text_20_body"/>
      <text:p text:style-name="P23"><text:tab/><text:span text:style-name="T7">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5"><text:tab/>Se requiere aumentar el número de algoritmos que se pueden aplicar para dibujar los grafos, estos serán posteriormente implementados<text:span text:style-name="T41">, e</text:span>valuados y se comparará su rendimiento.</text:p>
      <text:p text:style-name="P23"><text:span text:style-name="T7"><text:tab/>Es necesario realizar pruebas con los problemas de la librería PSPLIB, los cuales tienen distintas dificultades y permiten evaluar el comportamiento de los algoritmos para un numero de casos considerable. <text:s text:c="3"/></text:span><text:s text:c="2"/></text:p>
      <text:p text:style-name="P22"/>
      <text:h text:style-name="P97" text:outline-level="2"><text:soft-page-break/>Identificación del problema técnico</text:h>
      <text:p text:style-name="P24"/>
      <text:p text:style-name="P23"><text:tab/><text:span text:style-name="T7">Para identificar el problema técnico utilizaremos la técnica de ingeniería denominada <text:s/></text:span><text:span text:style-name="T7">PDS (</text:span><text:span text:style-name="T10">Product Design Specification</text:span><text:span text:style-name="T7">), la cual consiste en responder a una lista de preguntas básicas que detallamos en los siguientes puntos.</text:span></text:p>
      <text:h text:style-name="P102" text:outline-level="3">Funcionamiento</text:h>
      <text:p text:style-name="P23"><text:span text:style-name="T8"><text:tab/>Un usuario o un archivo cargado por éste nos dará como datos de entrada las <text:s/></text:span><text:span text:style-name="T7">actividades y sus siguientes. Estos datos deben ser analizados para detectar posibles problemas:</text:span></text:p>
      <text:list xml:id="list4162158101" text:style-name="L2">
        <text:list-item>
          <text:p text:style-name="P56"><text:span text:style-name="T7">Ciclos </text:span><text:span text:style-name="T12">que no tienen sentido en el grafo de un proyecto.</text:span></text:p>
        </text:list-item>
        <text:list-item>
          <text:p text:style-name="P57"><text:span text:style-name="T7">Grafos partidos </text:span><text:span text:style-name="T12">los cuales podrían ser tratados como proyectos individuales.</text:span></text:p>
        </text:list-item>
      </text:list>
      <text:p text:style-name="P5">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23"><text:span text:style-name="T8">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 </text:span><text:span text:style-name="T7">Krishnamoorthy, M. S., &amp; Deo, N. (1979). Complexity of the minimum-dummy-activities problem in a pert network. </text:span><text:span text:style-name="T9">Networks</text:span><text:span text:style-name="T7">, </text:span><text:span text:style-name="T9">9</text:span><text:span text:style-name="T7">(3), 189-194. doi:10.1002/net.3230090302</text:span></text:p>
      <text:p text:style-name="P1"/>
      <text:p text:style-name="P1"/>
      <text:p text:style-name="P1"/>
      <text:p text:style-name="P1"/>
      <text:p text:style-name="P1"/>
      <text:p text:style-name="P1"/>
      <text:p text:style-name="P1"/>
      <text:p text:style-name="P1">La figura 1 ilustra un ejemplo de construcción de un grafo PERT. </text:p>
      <text:h text:style-name="P102" text:outline-level="3"><draw:frame draw:style-name="fr1" draw:name="Marco1" text:anchor-type="paragraph" svg:x="5.884cm" svg:y="1.658cm" svg:width="11.864cm" style:rel-width="68%" svg:height="5.029cm" style:rel-height="scale-min" draw:z-index="1"><draw:text-box><text:p text:style-name="Illustration"><draw:frame draw:style-name="fr11" draw:name="gráficos3" text:anchor-type="paragraph" svg:x="0.004cm" svg:y="0.002cm" svg:width="11.864cm" style:rel-width="100%" svg:height="5.029cm" style:rel-height="scale" draw:z-index="2"><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draw:frame draw:style-name="fr2" draw:name="Marco17" text:anchor-type="paragraph" svg:x="-0.004cm" svg:y="-0.076cm" svg:width="5.567cm" draw:z-index="24"><draw:text-box fo:min-height="8.082cm"><table:table table:name="TablaDatos" table:style-name="TablaDatos"><table:table-column table:style-name="TablaDatos.A"/><table:table-column table:style-name="TablaDatos.B"/><table:table-row><table:table-cell table:style-name="TablaDatos.A1" office:value-type="string"><text:p text:style-name="P49">Actividad </text:p></table:table-cell><table:table-cell table:style-name="TablaDatos.B1" office:value-type="string"><text:p text:style-name="P49">Act. Siguientes</text:p></table:table-cell></table:table-row><table:table-row><table:table-cell table:style-name="TablaDatos.A11" office:value-type="string"><text:p text:style-name="P49">A</text:p></table:table-cell><table:table-cell table:style-name="TablaDatos.B2" office:value-type="string"><text:p text:style-name="P49">B, E</text:p></table:table-cell></table:table-row><table:table-row><table:table-cell table:style-name="TablaDatos.A11" office:value-type="string"><text:p text:style-name="P49">B</text:p></table:table-cell><table:table-cell table:style-name="TablaDatos.B3" office:value-type="string"><text:p text:style-name="P49">F, G</text:p></table:table-cell></table:table-row><table:table-row><table:table-cell table:style-name="TablaDatos.A11" office:value-type="string"><text:p text:style-name="P49">C</text:p></table:table-cell><table:table-cell table:style-name="TablaDatos.B4" office:value-type="string"><text:p text:style-name="P49">D, E</text:p></table:table-cell></table:table-row><table:table-row><table:table-cell table:style-name="TablaDatos.A11" office:value-type="string"><text:p text:style-name="P49">D</text:p></table:table-cell><table:table-cell table:style-name="TablaDatos.B5" office:value-type="string"><text:p text:style-name="P49">F</text:p></table:table-cell></table:table-row><table:table-row><table:table-cell table:style-name="TablaDatos.A11" office:value-type="string"><text:p text:style-name="P49">E</text:p></table:table-cell><table:table-cell table:style-name="TablaDatos.B6" office:value-type="string"><text:p text:style-name="P49">J</text:p></table:table-cell></table:table-row><table:table-row><table:table-cell table:style-name="TablaDatos.A11" office:value-type="string"><text:p text:style-name="P49">F</text:p></table:table-cell><table:table-cell table:style-name="TablaDatos.B7" office:value-type="string"><text:p text:style-name="P49">I</text:p></table:table-cell></table:table-row><table:table-row><table:table-cell table:style-name="TablaDatos.A11" office:value-type="string"><text:p text:style-name="P49">G</text:p></table:table-cell><table:table-cell table:style-name="TablaDatos.B8" office:value-type="string"><text:p text:style-name="P49">H</text:p></table:table-cell></table:table-row><table:table-row><table:table-cell table:style-name="TablaDatos.A11" office:value-type="string"><text:p text:style-name="P49">H</text:p></table:table-cell><table:table-cell table:style-name="TablaDatos.B9" office:value-type="string"><text:p text:style-name="P49">I, J</text:p></table:table-cell></table:table-row><table:table-row><table:table-cell table:style-name="TablaDatos.A11" office:value-type="string"><text:p text:style-name="P49">I</text:p></table:table-cell><table:table-cell table:style-name="TablaDatos.B10" office:value-type="string"><text:p text:style-name="P49">K</text:p></table:table-cell></table:table-row><table:table-row><table:table-cell table:style-name="TablaDatos.A11" office:value-type="string"><text:p text:style-name="P49">J</text:p></table:table-cell><table:table-cell table:style-name="TablaDatos.B11" office:value-type="string"><text:p text:style-name="P49">K</text:p></table:table-cell></table:table-row><table:table-row><table:table-cell table:style-name="TablaDatos.A12" office:value-type="string"><text:p text:style-name="P49">K</text:p></table:table-cell><table:table-cell table:style-name="TablaDatos.B12" office:value-type="string"><text:p text:style-name="P49"/></table:table-cell></table:table-row></table:table><text:p text:style-name="Table">Tabla <text:sequence text:ref-name="refTable0" text:name="Table" text:formula="ooow:Table+1" style:num-format="1">1</text:sequence>: Tabla de datos</text:p></draw:text-box></draw:frame><text:soft-page-break/>Entorno</text:h>
      <text:p text:style-name="P5"><text:tab/>Se pretende que la aplicación realice los cálculos de los algoritmos de la forma mas eficiente posible y de una forma intuitiva, está destinada para estudiantes de I.T.I.G, I.T.I.S, I.S y para investigadores<text:span text:style-name="T41">.</text:span></text:p>
      <text:h text:style-name="P102" text:outline-level="3"><text:span text:style-name="T42">Vida </text:span><text:span text:style-name="T7">Esperada</text:span> </text:h>
      <text:p text:style-name="P5"><text:tab/>El tiempo que se estima que se use PPC-project con esta aplicación es de 3 o 4 años.</text:p>
      <text:h text:style-name="P102" text:outline-level="3">Ciclo de mantenimiento</text:h>
      <text:p text:style-name="P5"><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103" text:outline-level="3">Competencia</text:h>
      <text:p text:style-name="P1"><text:tab/>Como se trata de un proyecto de investigación sobre diferentes algoritmos no existe competencia como tal. Queremos probar y evaluar todos los más importantes precisamente para compararlos.</text:p>
      <text:h text:style-name="P103" text:outline-level="3"><text:soft-page-break/>Aspecto externo </text:h>
      <text:p text:style-name="P5"><text:tab/>La aplicación mantendrá la interfaz anterior, dado que el proyecto no afecta directamente a la interfaz de PPC-Project.</text:p>
      <text:h text:style-name="P103" text:outline-level="3">Estandarización </text:h>
      <text:p text:style-name="P23"><text:span text:style-name="T7"><text:tab/>Se seguirán las directrices adoptadas en las versiones anteriores. Usando el estilo de codificación de Python [</text:span><text:a xlink:type="simple" xlink:href="http://www3.uco.es/moodle/mod/resource/view.php?id=201947"><text:span text:style-name="T7">http://www3.uco.es/moodle/mod/resource/view.php?id=201947</text:span></text:a><text:span text:style-name="T7">], XML para unir Glade y PyGTK. </text:span></text:p>
      <text:h text:style-name="P103" text:outline-level="3">Calidad y fiabilidad</text:h>
      <text:p text:style-name="P23"><text:span text:style-name="T7"><text:tab/></text:span><text:span text:style-name="T8">Los gafos tienen que ser correctos, no dando lugar a grafos PERT no válidos, es decir, que estén todas las prelaciones establecidas y no incluyan ninguna extra y que las soluciones óptimas que se <text:s/>obtengan no tengan soluciones subóptimas.</text:span></text:p>
      <text:p text:style-name="P10"/>
      <text:h text:style-name="P103" text:outline-level="3">Pruebas</text:h>
      <text:p text:style-name="P23"><text:span text:style-name="T7"><text:tab/>Demostrar que los algoritmos son correctos y óptimos, evaluándolos con los problemas de la PSPLIB, se realizarán pruebas de rendimiento, de optimalidad. S</text:span><text:span text:style-name="T11">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7"> </text:span></text:p>
      <text:h text:style-name="Heading_20_1" text:outline-level="1">Objetivos</text:h>
      <text:p text:style-name="P5"><text:tab/>La finalidad del presente proyecto es la de realizar un estudio y revisión de los algoritmos para dibujar grafos del programa PPC-project, implementar nuevos y realizar una evaluación de todos los algoritmos que se integren.</text:p>
      <text:p text:style-name="P9"/>
      <text:list xml:id="list1596202818" text:style-name="L3">
        <text:list-item>
          <text:p text:style-name="P58">Estudio, revisión, implementación e integración de los algoritmos para construir los grafos del programa PPC-project.</text:p>
        </text:list-item>
        <text:list-item>
          <text:p text:style-name="P58">Revisar la implementación de los algoritmos que están en PPC-PROJECT(<text:span text:style-name="T25">Sharma, Cohen &amp; Shade y Conjuntos)</text:span> y optimizar el código para tener una mayor eficiencia, modularidad y legibilidad del código.</text:p>
        </text:list-item>
        <text:list-item>
          <text:p text:style-name="P58">Desarrollar los algoritmos Gento-Municio y Variante de Conjuntos.</text:p>
        </text:list-item>
        <text:list-item>
          <text:p text:style-name="P58">Integrar todos los algoritmos implementados <text:s/>y mejorados en PPC-Project<text:span text:style-name="T13">.</text:span></text:p>
        </text:list-item>
        <text:list-item>
          <text:p text:style-name="P58">Realizar evaluación experimental y comparación del rendimiento con los problemas de la librería estándar PSPLIB(2523 problemas).</text:p>
        </text:list-item>
      </text:list>
      <text:h text:style-name="Heading_20_1" text:outline-level="1">Antecedentes</text:h>
      <text:p text:style-name="P17"><text:tab/>PPC-Project es el resultado del proyecto de Cristina Urbano Roldán, alumna de I.T.I. Gestión. Este proyecto se basó en Microsoft Project y en otros proyectos de la Universidad de Córdoba, PERT 1.0, PERT 2.0, PERT 3.0, PERT 4.0, <text:span text:style-name="T33">MEJORA DE LOS ASPECTOS DE USABILIDAD, INTERNACIONALIZACIÓN, MODULARIZACIÓN E INCLUSIÓN DEL DIAGRAMA DE GANTT EN PPC-PROJECT, </text:span><text:span text:style-name="T32">ESTUDIO E IMPLEMENTACIÓN DE ALGORITMOS PARA GENERACIÓN DE GRAFOS PERT SOBRE PPC-PROJECT, los cuales se exponen a continuación, forman la historia del desarrollo de PPC-Project.</text:span></text:p>
      <text:p text:style-name="P17"/>
      <text:list xml:id="list2034825698" text:style-name="L4">
        <text:list-item>
          <text:p text:style-name="P89"><text:span text:style-name="T29">PERT 1.0</text:span><text:span text:style-name="T27">: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1288714137" text:style-name="L5">
        <text:list-header>
          <text:p text:style-name="P91"/>
        </text:list-header>
        <text:list-item>
          <text:p text:style-name="P90"><text:span text:style-name="T21">PERT 2.0</text:span><text:span text:style-name="T19">: proyecto fin de carrera desarrollado por Raquel Aranda Gallardo y Olga Maria Fernández Barraza, alumnas de la titulación I.T. Informática de Gestión de la Universidad de Córdoba</text:span><text:span text:style-name="T39">. </text:span><text:span text:style-name="T19">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92"/>
        </text:list-item>
        <text:list-item>
          <text:p text:style-name="P90"><text:soft-page-break/><text:span text:style-name="T21">PERT 3.0</text:span><text:span text:style-name="T19">: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92"/>
        </text:list-item>
        <text:list-item>
          <text:p text:style-name="P90"><text:span text:style-name="T21">PERT 4.0</text:span><text:span text:style-name="T19">: proyecto fin de carrera desarrollado por María Dolores Ruiz Cuevas, alumna de la titulación I.T. Informática de Gestión de la Universidad de Córdoba. </text:span><text:span text:style-name="T19">Dicha aplicación incluye un módulo de simulación del desarrollo del proyecto para estimar las posibles duraciones del proyecto y su probabilidad asociada.</text:span></text:p>
          <text:p text:style-name="P92"/>
        </text:list-item>
        <text:list-item>
          <text:p text:style-name="P66"><text:span text:style-name="T21">PPC-PROJECT</text:span><text:span text:style-name="T19">: proyecto fin de carrera desarrollado por Cristina Urbano Roldán, alumna de la titulación I.T. Informática de Gestión de la Universidad de Córdoba</text:span><text:span text:style-name="T39">.</text:span><text:span text:style-name="T19"> Herramienta utilizada para la a</text:span><text:span text:style-name="T18">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38"/>
      <text:list xml:id="list2149387021" text:continue-numbering="true" text:style-name="L5">
        <text:list-item>
          <text:p text:style-name="P66"><text:span text:style-name="T30">MEJORA DE LOS ASPECTOS DE USABILIDAD, INTERNACIONALIZACIÓN, MODULARIZACIÓN E INCLUSIÓN DEL DIAGRAMA DE GANTT EN PPC</text:span><text:span text:style-name="T28">-</text:span><text:span text:style-name="T30">PROJECT</text:span><text:span text:style-name="T28">: proyecto fin de carrera desarrollado por Alfonso Jiménez Vílchez alumno de la titulación I.T. Informática de Gestión de la Universidad de Córdoba. Consiste en subsanar los siguientes defectos de la aplicación PPC</text:span><text:span text:style-name="T34">-Project,</text:span><text:span text:style-name="T28"> l</text:span><text:span text:style-name="T7">os grafos PERT y ROY no representan de forma clara y sencilla la duración de las actividades y del proyecto, los usuarios que no saben castellano encuentran dificultades a la hora de usar PPC-Project, la interfaz actual es incómoda de usar, y l</text:span><text:span text:style-name="T28">a mayoría del código fuente está concentrado en un sólo archivo de casi 4900 líneas.</text:span></text:p>
          <text:p text:style-name="P67"/>
        </text:list-item>
        <text:list-item>
          <text:p text:style-name="P90"><text:span text:style-name="T31">ESTUDIO E IMPLEMENTACIÓN DE ALGORITMOS PARA GENERACIÓN DE GRAFOS PERT SOBRE PPC-PROJECT</text:span><text:span text:style-name="T26">: proyecto fin de carrera desarrollado por </text:span><text:soft-page-break/><text:span text:style-name="T26">Javier Fernández Exposito alumno de I.T. Informática de Gestión de la Universidad </text:span><text:span text:style-name="T26">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6">decuación de</text:span><text:span text:style-name="T17">l </text:span><text:span text:style-name="T40">program</text:span><text:span text:style-name="T40">a</text:span><text:span text:style-name="T40"> PPC-Project</text:span><text:span text:style-name="T17"> </text:span><text:span text:style-name="T16">para poder utilizar el tipo de dato grafo, i</text:span><text:span text:style-name="T17">mplementar e integrar en PPC-Project, los siguientes algoritmos para <text:s/>la construcción del grafo PERT:</text:span></text:p>
          <text:p text:style-name="P94"/>
          <text:list>
            <text:list-item>
              <text:list>
                <text:list-item>
                  <text:p text:style-name="P94">La propuesta de Sharma 1998.</text:p>
                </text:list-item>
                <text:list-item>
                  <text:p text:style-name="P94">Un nuevo algoritmo que construya el grafo óptimo basado en la búsqueda de conjuntos de actividades precedentes o siguientes con el fin de simplificar la solución.</text:p>
                </text:list-item>
                <text:list-item>
                  <text:p text:style-name="P94">Un nuevo algoritmo que construya el grafo óptimo basándonos en la realización del grafo de forma manual.</text:p>
                </text:list-item>
                <text:list-item>
                  <text:p text:style-name="P94">Implementar el algoritmo de Yuval Cohen y Arik Sadeh. </text:p>
                  <text:p text:style-name="P94"/>
                </text:list-item>
              </text:list>
            </text:list-item>
          </text:list>
          <text:p text:style-name="P94">Pruebas de todos los grafos con planificaciones grandes para comparar los algoritmos determinando las eficiencias y deficiencias de cada uno.</text:p>
          <text:p text:style-name="P94">Mejoras en la representación gráfica buscando:</text:p>
          <text:p text:style-name="P94"/>
          <text:list>
            <text:list-item>
              <text:list>
                <text:list-item text:start-value="1">
                  <text:p text:style-name="P94">Escalar el gráfico (aumentar o disminuir la ventana).</text:p>
                </text:list-item>
                <text:list-item>
                  <text:p text:style-name="P94">Guardar el gráfico. </text:p>
                  <text:p text:style-name="P94"/>
                </text:list-item>
              </text:list>
            </text:list-item>
          </text:list>
          <text:p text:style-name="P93">Visualizar el gráfico entero, sin cortes ni actividades perdidas. </text:p>
          <text:p text:style-name="P93"/>
          <text:p text:style-name="P93">A continuación vamos a indicar los artículos sobre los distintos algoritmos que vamos a revisar e implementar.</text:p>
        </text:list-item>
        <text:list-item>
          <text:p text:style-name="P90"><text:span text:style-name="T22">SHARMA, R. R. K. (1998). A NEW ALGORITHM FOR PREPARING PERT NETWORKS</text:span><text:span text:style-name="T20">: Heurística para preparar la red PERT, esta heurística usa las ideas (a) añadir las actividades ficticias antes y después de las actividades para establecer la precedencia en la red AOA y (b) colapsar las actividades ficticias en </text:span><text:span text:style-name="T20">su comienzo y </text:span><text:span text:style-name="T20">en su final en un nodo simple.</text:span></text:p>
          <text:p text:style-name="P93"><text:soft-page-break/></text:p>
        </text:list-item>
        <text:list-item>
          <text:p text:style-name="P69"><text:span text:style-name="T23">COHEN, Y, &amp; SADEH, A. (2006). A NEW APPROACH FOR CONSTRUCTING AND GENERATING AOA NETWORKS</text:span><text:span text:style-name="T20">: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68"/>
        </text:list-item>
        <text:list-item>
          <text:p text:style-name="P69"><text:span text:style-name="T32">GENTO-MUNICIO, A. M. (2004). UN ALGORITMO PARA LA REALIZACIÓN DE GRAFOS CON LAS ACTIVIDADES EN LOS ARCOS, GRAFOS PERT</text:span><text:span text:style-name="T26">: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67"/>
        </text:list-item>
        <text:list-item>
          <text:p text:style-name="P66"><text:span text:style-name="T31">ALGORITMO “CONJUNTOS”</text:span><text:span text:style-name="T26">: 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en la cual podemos ver que los nodos mínimos que formarán parte del Grafo PERT son todas las listas de nodos sin repetir ninguna que preceda a una actividad.</text:span></text:p>
        </text:list-item>
      </text:list>
      <text:h text:style-name="Heading_20_1" text:outline-level="1">Restricciones</text:h>
      <text:h text:style-name="P98" text:outline-level="2">Factores Dato</text:h>
      <text:p text:style-name="P23"><text:tab/><text:span text:style-name="T7">Se utilizará Python como lenguaje de programación dado que es una extensión de PPC-project que está programado en python.</text:span></text:p>
      <text:p text:style-name="P5"><text:tab/>Se utilizará el software de sistema de control de versiones Subversion, ya que es el software de sistema de control de versiones utilizado por Google Code, dónde PPC-Project está alojado.</text:p>
      <text:p text:style-name="Text_20_body"><text:tab/></text:p>
      <text:h text:style-name="P98" text:outline-level="2">Factores Estratégicos</text:h>
      <text:p text:style-name="P23"><text:tab/><text:span text:style-name="T7">Se utilizará Ubuntu GNU/Linux por ser un sistema operativo libre, gratuito, estable, potente, sencillo de utilizar y configurar y por usar versiones modernas de las aplicaciones que incluye, este sistema operativo está basado en Debian GNU/Linux.</text:span></text:p>
      <text:p text:style-name="P5"><text:tab/>Se usará el editor de textos gedit por ser el editor de textos predeterminado de Ubuntu GNU/Linux, por su sencillez y soporte para Python.</text:p>
      <text:p text:style-name="P23"><text:span text:style-name="T7"><text:tab/>Como idioma principal para el código y su documentación interna se utilizará el inglés, por ser el idioma principal en el campo de la informática y la investigación. </text:span><text:tab/></text:p>
      <text:p text:style-name="P15"/>
      <text:p text:style-name="Text_20_body"/>
      <text:h text:style-name="Heading_20_1" text:outline-level="1">Recursos</text:h>
      <text:h text:style-name="Heading_20_2" text:outline-level="2">Humanos</text:h>
      <text:p text:style-name="Text_20_body"/>
      <text:p text:style-name="P33"><text:tab/>Autor:</text:p>
      <text:p text:style-name="P9"><text:tab/><text:tab/>Alberto Pérez Caballero</text:p>
      <text:p text:style-name="Text_20_body"><text:span text:style-name="T7"><text:tab/><text:tab/></text:span><text:a xlink:type="simple" xlink:href="mailto:i52pecaa@uco.es"><text:span text:style-name="T7">i52pecaa@uco.es</text:span></text:a></text:p>
      <text:p text:style-name="P9"><text:tab/><text:tab/>DNI: 44368945J</text:p>
      <text:p text:style-name="P9"><text:tab/><text:tab/></text:p>
      <text:p text:style-name="P9"><text:tab/>Dirección y coordinación:</text:p>
      <text:p text:style-name="P9"><text:tab/><text:tab/>Dr. Antonio Arauzo Azofra</text:p>
      <text:p text:style-name="P9"><text:tab/><text:tab/>Departamento de Ingeniería Rural</text:p>
      <text:p text:style-name="P9"><text:tab/><text:tab/>Universidad de Córdoba</text:p>
      <text:p text:style-name="P9"/>
      <text:p text:style-name="P34"><text:tab/><text:tab/>Dra. Laura García Hernández</text:p>
      <text:p text:style-name="P15"><text:tab/><text:tab/>Departamento de Ingeniería Rural</text:p>
      <text:p text:style-name="P15"><text:tab/><text:tab/>Universidad de Córdoba</text:p>
      <text:h text:style-name="Heading_20_2" text:outline-level="2">Hardware</text:h>
      <text:p text:style-name="P34"><text:tab/></text:p>
      <text:p text:style-name="P35"><text:tab/>Se dispondrá de varios equipos para el desarrollo y testeo de las aplicaciones desarrolladas. </text:p>
      <text:p text:style-name="P25"><text:soft-page-break/><text:tab/>Por parte del Departamento de Ingeniería Rural de la Universidad de Córdoba, se dispone de tres equipos de sobremesa, de características idénticas: </text:p>
      <text:list xml:id="list1240076724" text:style-name="L6">
        <text:list-item>
          <text:list>
            <text:list-item>
              <text:p text:style-name="P70">Intel R CoreTM 2 Duo E4500 @ 2.2 GHz 1024 MB DDR2 @ 333 MHz </text:p>
            </text:list-item>
          </text:list>
        </text:list-item>
      </text:list>
      <text:p text:style-name="P25"><text:tab/></text:p>
      <text:p text:style-name="P25"><text:tab/>Por parte del autor, se dispone de otros dos equipos, un portátil y otro de sobremesa, ambos de uso personal, que también se utilizarán para el desarrollo y las pruebas. </text:p>
      <text:p text:style-name="P25"><text:tab/>Las características de éstos son: </text:p>
      <text:list xml:id="list1367418292" text:style-name="L7">
        <text:list-item>
          <text:list>
            <text:list-item>
              <text:p text:style-name="P71">Intel Core 2 T7200 @ 2.0 GHz , 2048 MB DDR2 @ 667 MHz </text:p>
            </text:list-item>
          </text:list>
        </text:list-item>
      </text:list>
      <text:list xml:id="list222675679" text:style-name="L8">
        <text:list-item>
          <text:list>
            <text:list-item>
              <text:p text:style-name="P72">Intel Pentium 4 Prescott @ 3.2 GHz, 1024 MB DDR2 @ 667 Mhz</text:p>
            </text:list-item>
          </text:list>
        </text:list-item>
      </text:list>
      <text:h text:style-name="Heading_20_2" text:outline-level="2">Software</text:h>
      <text:p text:style-name="P35"><text:tab/></text:p>
      <text:p text:style-name="P25"><text:tab/>El proyecto se desarrollará únicamente en plataformas GNU/Linux. Concretamente, el sistema operativo con el que se está trabajando es Ubuntu en su versión de octubre de 2010.</text:p>
      <text:p text:style-name="P25"><text:tab/>La documentación se realizará mediante Writer(OpenOffice.org).</text:p>
      <text:p text:style-name="P25"><text:tab/>Para implementar los algoritmos seleccionados se utilizará el lenguaje de programación interpretado Python [<text:a xlink:type="simple" xlink:href="http://www.python.org/">http://www.python.org/</text:a>]. Éste ha sido elegido porque PPC-Project está escrito en python.</text:p>
      <text:p text:style-name="P25"><text:span text:style-name="T7"><text:tab/>Para crear y editar tanto los archivos de código fuente como cualquier otro archivo de texto plano, se utilizará gedit [</text:span><text:a xlink:type="simple" xlink:href="http://projects.gnome.org/gedit/"><text:span text:style-name="T7">http://projects.gnome.org/gedit/</text:span></text:a><text:span text:style-name="T7">]. </text:span><text:span text:style-name="T7"><office:annotation><dc:creator>Unknown Author</dc:creator><dc:date>2011-06-17T17:14:25</dc:date><text:p text:style-name="P109"><text:span text:style-name="T61">aquí añade todo lo que usemos. Revisalo al final del todo.</text:span></text:p></office:annotation></text:span></text:p>
      <text:h text:style-name="Heading_20_1" text:outline-level="1">Especificación de Requisitos</text:h>
      <text:h text:style-name="P99" text:outline-level="2">Datos</text:h>
      <text:p text:style-name="P25"/>
      <text:p text:style-name="P25"><text:span text:style-name="T41">Un proyecto se compone de actividades que serán los datos de entrada, </text:span><text:span text:style-name="T7">estos datos serán introducidos por el usuario. La introducción puede ser manual o mediante la carga de un archivo. Después de la introducción de los datos, se comprueba que no tengan ciclos ni partes conexas. A continuación, si ha pasado las comprobaciones, los datos son procesados con los pasos especificados por el algoritmo obteniendo un grafo PERT. El grafo obtenido se corresponderá con los datos de salida, para lo que deben pasar el proceso de validación de forma satisfactoria, asegurándose así que el grafo obtenido es correcto. Utilizaremos una tabla con las actividades y sus relaciones. </text:span><text:span text:style-name="T8">Hay que ordenar las actividades por prelaciones (Jerarquías de orden). Las prelaciones pueden ser de varios tipos: directas (A precede a B), convergentes (A precede a C y B precede a C), divergentes (A precede a B y C) y otras combinaciones de éstas. </text:span></text:p>
      <text:p text:style-name="P12">Las actividades serán identificadas por cadenas de texto y las prelaciones introducidas en una tabla como la Tabla <text:sequence-ref text:reference-format="value" text:ref-name="refTable1">2</text:sequence-ref>.</text:p>
      <text:p text:style-name="P12"><draw:frame draw:style-name="fr3" draw:name="Marco15" text:anchor-type="paragraph" svg:y="0.259cm" svg:width="6.408cm" draw:z-index="25"><draw:text-box fo:min-height="4.66cm"><table:table table:name="Table1" table:style-name="Table1"><table:table-column table:style-name="Table1.A"/><table:table-column table:style-name="Table1.B"/><table:table-row><table:table-cell table:style-name="Table1.A1" office:value-type="string"><text:p text:style-name="P49">Actividades</text:p></table:table-cell><table:table-cell table:style-name="Table1.B1" office:value-type="string"><text:p text:style-name="P49">Siguientes</text:p></table:table-cell></table:table-row><table:table-row><table:table-cell table:style-name="Table1.A5" office:value-type="string"><text:p text:style-name="P49">A</text:p></table:table-cell><table:table-cell table:style-name="Table1.B2" office:value-type="string"><text:p text:style-name="P49">B, C</text:p></table:table-cell></table:table-row><table:table-row><table:table-cell table:style-name="Table1.A5" office:value-type="string"><text:p text:style-name="P49">B</text:p></table:table-cell><table:table-cell table:style-name="Table1.B3" office:value-type="string"><text:p text:style-name="P49">D</text:p></table:table-cell></table:table-row><table:table-row><table:table-cell table:style-name="Table1.A5" office:value-type="string"><text:p text:style-name="P49">C</text:p></table:table-cell><table:table-cell table:style-name="Table1.B4" office:value-type="string"><text:p text:style-name="P49">D</text:p></table:table-cell></table:table-row><table:table-row><table:table-cell table:style-name="Table1.A5" office:value-type="string"><text:p text:style-name="P49">D</text:p></table:table-cell><table:table-cell table:style-name="Table1.B5" office:value-type="string"><text:p text:style-name="P49"/></table:table-cell></table:table-row></table:table><text:p text:style-name="Table">Tabla <text:sequence text:ref-name="refTable1" text:name="Table" text:formula="ooow:Table+1" style:num-format="1">2</text:sequence>: Ejemplo prelaciones</text:p></draw:text-box></draw:frame><text:tab/></text:p>
      <text:p text:style-name="P25"/>
      <text:p text:style-name="P25"/>
      <text:p text:style-name="P21"/>
      <text:h text:style-name="Heading_20_2" text:outline-level="2"><text:soft-page-break/>Grafos</text:h>
      <text:p text:style-name="P5">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Text_20_body">Un <text:span text:style-name="T3">grafo</text:span> esta definido por dos conjuntos, uno de vértices (V) y otro de arcos <text:s text:c="18"/>( <draw:frame draw:style-name="fr15" draw:name="Objeto1" text:anchor-type="as-char" svg:width="1.871cm" svg:height="0.467cm" draw:z-index="8"><draw:object xlink:href="./Object 1" xlink:type="simple" xlink:show="embed" xlink:actuate="onLoad"/><draw:image xlink:href="./ObjectReplacements/Object 1" xlink:type="simple" xlink:show="embed" xlink:actuate="onLoad"/><svg:desc>formula</svg:desc></draw:frame> ) que representa las relaciones existentes entre el los elementos de V.</text:p>
      <text:p text:style-name="Text_20_body">Los arcos pueden tener un <text:span text:style-name="T3">peso</text:span> asociado que nos da cierta información sobre el arco, por ejemplo la duración de una actividad.</text:p>
      <text:p text:style-name="Text_20_body">Los grafos pueden ser <text:span text:style-name="T3">dirigidos</text:span>, si el sentido de los arcos importa, o <text:span text:style-name="T3">no dirigidos</text:span>, si es indiferente.</text:p>
      <text:p text:style-name="Text_20_body">En la <text:span text:style-name="T41">ilustración </text:span><text:span text:style-name="T41"><text:sequence-ref text:reference-format="value" text:ref-name="refIllustration1">2</text:sequence-ref></text:span> se muestra la <text:span text:style-name="T3">representación gráfica</text:span> de un grafo dirigido.</text:p>
      <text:p text:style-name="Text_20_body">Un <text:span text:style-name="T3">grafo parcial</text:span> del grafo G es un grafo que contiene los mismos vértices que G pero en el que algunos de los arcos de G se han suprimido. Si a G le quitamos algunos vértices y sus arcos correspondientes obtenemos un <text:span text:style-name="T3">subgrafo</text:span> de G.</text:p>
      <text:p text:style-name="Text_20_body">Un <text:span text:style-name="T3">camino</text:span> es una sucesión de arcos, tal que cada arco comienza en el vértice que termina el arco anterior, por ejemplo en<text:span text:style-name="T41"> la ilustración </text:span><text:span text:style-name="T41"><text:sequence-ref text:reference-format="value" text:ref-name="refIllustration1">2</text:sequence-ref></text:span><text:span text:style-name="T41"> u</text:span>n camino sería: [(1,2)(2,4)(4,5)]. También puede expresarse como una sucesión de vértices, el mismo ejemplo expresado de esta forma: [1,2,4,5].</text:p>
      <text:p text:style-name="Text_20_body"><draw:frame draw:style-name="fr4" draw:name="Marco11" text:anchor-type="paragraph" svg:x="4.36cm" svg:y="0.199cm" svg:width="7.999cm" draw:z-index="16"><draw:text-box fo:min-height="3.5cm"><text:p text:style-name="Illustration"><draw:frame draw:style-name="fr11" draw:name="gráficos16" text:anchor-type="paragraph" svg:x="0.004cm" svg:y="0.002cm" svg:width="7.999cm" style:rel-width="100%" svg:height="3.5cm" style:rel-height="scale" draw:z-index="17"><draw:image xlink:href="Pictures/10000000000004F60000016DB6B0E6B8.png" xlink:type="simple" xlink:show="embed" xlink:actuate="onLoad"/></draw:frame>Ilustración <text:sequence text:ref-name="refIllustration1" text:name="Illustration" text:formula="ooow:Illustration+1" style:num-format="1">2</text:sequence>: Camino</text:p></draw:text-box></draw:frame></text:p>
      <text:p text:style-name="Text_20_body"/>
      <text:p text:style-name="P28"/>
      <text:p text:style-name="Text_20_body"/>
      <text:p text:style-name="Text_20_body"/>
      <text:p text:style-name="Text_20_body">Un <text:span text:style-name="T3">circuito</text:span> es un caso particular de camino en el que el vértice inicial coincide con el final. Por ejemplo, [(1,3)(3,5)(5,1)] en la <text:span text:style-name="T41">ilustración </text:span><text:span text:style-name="T41"><text:sequence-ref text:reference-format="value" text:ref-name="refIllustration2">3</text:sequence-ref></text:span> es un circuito.</text:p>
      <text:p text:style-name="P28"><draw:frame draw:style-name="fr5" draw:name="Marco12" text:anchor-type="paragraph" svg:width="8.802cm" draw:z-index="18"><draw:text-box fo:min-height="4.736cm"><text:p text:style-name="Illustration"><draw:frame draw:style-name="fr12" draw:name="gráficos17" text:anchor-type="paragraph" svg:x="0.36cm" svg:y="0.161cm" svg:width="7.999cm" svg:height="3.5cm" draw:z-index="19"><draw:image xlink:href="Pictures/10000000000004F300000167D42BC35F.png" xlink:type="simple" xlink:show="embed" xlink:actuate="onLoad"/></draw:frame>Ilustración <text:sequence text:ref-name="refIllustration2" text:name="Illustration" text:formula="ooow:Illustration+1" style:num-format="1">3</text:sequence>: Circuito</text:p></draw:text-box></draw:frame></text:p>
      <text:p text:style-name="Text_20_body"/>
      <text:p text:style-name="Text_20_body"><text:soft-page-break/></text:p>
      <text:p text:style-name="Text_20_body"/>
      <text:p text:style-name="Text_20_body"/>
      <text:p text:style-name="Text_20_body"/>
      <text:h text:style-name="Heading_20_2" text:outline-level="2">Grafos PERT</text:h>
      <text:p text:style-name="Text_20_body"><text:span text:style-name="T8">Los datos necesarios para construir el grafo </text:span><text:change-start text:change-id="ct173153592"/><text:span text:style-name="T8">PERT</text:span><text:change-end text:change-id="ct173153592"/><text:span text:style-name="T8"> de un proyecto son las actividades y las relaciones existentes entre ellas. Se pueden identificar las relaciones con las actividades precedentes o con las siguientes. Esto nos define de forma implícita un grafo tipo AON (Activity On Node), donde las actividades serán los nodos y las prelaciones las flechas direccionales que unen las actividades. En los grafos PERT los nodos indican el principio y/o el fin de las actividades que se representan en los arcos. Son grafos tipo <text:s/>AOA (Activity On Arc). El grafo tiene un único nodo inicio y un único nodo fin. Las actividades se representan en los arcos. </text:span></text:p>
      <text:p text:style-name="P25"><text:span text:style-name="T8">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A precede a B y C, B y C preceden a D) en estos casos es necesario introducir una actividad ficticia, como se observa en el ejemplo de la ilustración </text:span><text:span text:style-name="T8"><text:sequence-ref text:reference-format="value" text:ref-name="refIllustration3">4</text:sequence-ref></text:span><text:span text:style-name="T8"> reflejando las prelaciones de la tabla </text:span><text:span text:style-name="T8"><text:sequence-ref text:reference-format="value" text:ref-name="refTable2">3</text:sequence-ref></text:span><text:span text:style-name="T8">. Otro caso en el que es necesario el uso de ficticias es para separar prelaciones de actividades de grupos distintos que se crean por la propia estructura del grafo (estructural), por ejemplo, (A precede a B y C, D precede a C; ver ilustración </text:span><text:span text:style-name="T8"><text:sequence-ref text:reference-format="value" text:ref-name="refIllustration4">5</text:sequence-ref></text:span><text:span text:style-name="T8"> reflejando las prelaciones de la tabla </text:span><text:span text:style-name="T8"><text:sequence-ref text:reference-format="value" text:ref-name="refTable3">4</text:sequence-ref></text:span><text:span text:style-name="T8">). Las actividades ficticias son actividades que no consumen ni tiempo ni recursos, con esta actividad se evita que dos actividades tengan la misma siguiente. Se etiquetaran las actividades ficticias para que queden claramente diferenciadas de las actividades reales.</text:span></text:p>
      <text:p text:style-name="P12"><draw:frame draw:style-name="fr6" draw:name="Frame1" text:anchor-type="paragraph" svg:x="1.66cm" svg:y="0.259cm" svg:width="5.345cm" draw:z-index="26"><draw:text-box fo:min-height="4.66cm"><table:table table:name="Table3" table:style-name="Table3"><table:table-column table:style-name="Table3.A"/><table:table-column table:style-name="Table3.B"/><table:table-row><table:table-cell table:style-name="Table3.A1" office:value-type="string"><text:p text:style-name="P49">Actividades</text:p></table:table-cell><table:table-cell table:style-name="Table3.B1" office:value-type="string"><text:p text:style-name="P49">Siguientes</text:p></table:table-cell></table:table-row><table:table-row><table:table-cell table:style-name="Table3.A5" office:value-type="string"><text:p text:style-name="P49">A</text:p></table:table-cell><table:table-cell table:style-name="Table3.B4" office:value-type="string"><text:p text:style-name="P49">B, C</text:p></table:table-cell></table:table-row><table:table-row><table:table-cell table:style-name="Table3.A5" office:value-type="string"><text:p text:style-name="P49">B</text:p></table:table-cell><table:table-cell table:style-name="Table3.B4" office:value-type="string"><text:p text:style-name="P49">D</text:p></table:table-cell></table:table-row><table:table-row><table:table-cell table:style-name="Table3.A5" office:value-type="string"><text:p text:style-name="P49">C</text:p></table:table-cell><table:table-cell table:style-name="Table3.B4" office:value-type="string"><text:p text:style-name="P49">D</text:p></table:table-cell></table:table-row><table:table-row><table:table-cell table:style-name="Table3.A5" office:value-type="string"><text:p text:style-name="P49">D</text:p></table:table-cell><table:table-cell table:style-name="Table3.B5" office:value-type="string"><text:p text:style-name="P49"/></table:table-cell></table:table-row></table:table><text:p text:style-name="Table">Tabla <text:sequence text:ref-name="refTable2" text:name="Table" text:formula="ooow:Table+1" style:num-format="1">3</text:sequence>: Paralelismo</text:p></draw:text-box></draw:frame><draw:frame draw:style-name="fr6" draw:name="Frame2" text:anchor-type="paragraph" svg:x="10.391cm" svg:y="0.28cm" svg:width="5.366cm" draw:z-index="27"><draw:text-box fo:min-height="4.669cm"><table:table table:name="Table4" table:style-name="Table4"><table:table-column table:style-name="Table4.A"/><table:table-column table:style-name="Table4.B"/><table:table-row><table:table-cell table:style-name="Table4.A1" office:value-type="string"><text:p text:style-name="P49">Actividades</text:p></table:table-cell><table:table-cell table:style-name="Table4.B1" office:value-type="string"><text:p text:style-name="P49">Siguientes</text:p></table:table-cell></table:table-row><table:table-row><table:table-cell table:style-name="Table4.A5" office:value-type="string"><text:p text:style-name="P49">A</text:p></table:table-cell><table:table-cell table:style-name="Table4.B5" office:value-type="string"><text:p text:style-name="P49">B, C</text:p></table:table-cell></table:table-row><table:table-row><table:table-cell table:style-name="Table4.A5" office:value-type="string"><text:p text:style-name="P49">B</text:p></table:table-cell><table:table-cell table:style-name="Table4.B5" office:value-type="string"><text:p text:style-name="P49"/></table:table-cell></table:table-row><table:table-row><table:table-cell table:style-name="Table4.A5" office:value-type="string"><text:p text:style-name="P49">C</text:p></table:table-cell><table:table-cell table:style-name="Table4.B5" office:value-type="string"><text:p text:style-name="P49"/></table:table-cell></table:table-row><table:table-row><table:table-cell table:style-name="Table4.A5" office:value-type="string"><text:p text:style-name="P49">D</text:p></table:table-cell><table:table-cell table:style-name="Table4.B5" office:value-type="string"><text:p text:style-name="P49">C</text:p></table:table-cell></table:table-row></table:table><text:p text:style-name="Table">Tabla <text:sequence text:ref-name="refTable3" text:name="Table" text:formula="ooow:Table+1" style:num-format="1">4</text:sequence>: Estructural</text:p></draw:text-box></draw:frame><text:tab/></text:p>
      <text:p text:style-name="P25"/>
      <text:p text:style-name="P25"/>
      <text:p text:style-name="P25"/>
      <text:p text:style-name="P25"><text:soft-page-break/></text:p>
      <text:p text:style-name="P25"/>
      <text:p text:style-name="P19"><draw:frame draw:style-name="fr7" draw:name="Frame3" text:anchor-type="paragraph" svg:x="0cm" svg:y="0cm" svg:width="7.999cm" draw:z-index="28"><draw:text-box fo:min-height="3.5cm"><text:p text:style-name="Illustration"><draw:frame draw:style-name="fr13" draw:name="graphics1" text:anchor-type="paragraph" svg:x="0.004cm" svg:y="0.002cm" svg:width="7.999cm" style:rel-width="100%" svg:height="3.5cm" style:rel-height="scale" draw:z-index="29"><draw:image xlink:href="Pictures/200000010000422500000AA50F7D3C19.svg" xlink:type="simple" xlink:show="embed" xlink:actuate="onLoad"/></draw:frame>Ilustración <text:sequence text:ref-name="refIllustration3" text:name="Illustration" text:formula="ooow:Illustration+1" style:num-format="1">4</text:sequence>: Actividad Ficticia Paralelismo</text:p></draw:text-box></draw:frame><draw:frame draw:style-name="fr1" draw:name="Frame4" text:anchor-type="paragraph" svg:x="9.068cm" svg:y="0.3cm" svg:width="7.999cm" draw:z-index="30"><draw:text-box fo:min-height="3.5cm"><text:p text:style-name="Illustration"><draw:frame draw:style-name="fr12" draw:name="graphics2" text:anchor-type="paragraph" svg:x="0.265cm" svg:y="0.213cm" svg:width="7.518cm" style:rel-width="93%" svg:height="3.267cm" style:rel-height="scale" draw:z-index="31"><draw:image xlink:href="Pictures/200000010000341700000BE3A8976C0A.svg" xlink:type="simple" xlink:show="embed" xlink:actuate="onLoad"/></draw:frame>Ilustración <text:sequence text:ref-name="refIllustration4" text:name="Illustration" text:formula="ooow:Illustration+1" style:num-format="1">5</text:sequence>: Actividad Ficticia Estructural</text:p></draw:text-box></draw:frame></text:p>
      <text:p text:style-name="Text_20_body">Antes de crear los grafos PERT de forma correcta, debemos revisar los datos de entrada, evitando que se introduzcan grafos no conexos (<text:bookmark-ref text:reference-format="number" text:ref-name="__RefHeading__5462_1096344545">7.3.1</text:bookmark-ref>) o con ciclos (<text:bookmark-ref text:reference-format="number" text:ref-name="__RefHeading__2154_413174493">7.3.2</text:bookmark-ref>). </text:p>
      <text:p text:style-name="Text_20_body">Después de procesar los datos se realizará una validación (<text:bookmark-ref text:reference-format="number" text:ref-name="__RefHeading__2156_413174493">7.3.3</text:bookmark-ref>) para <text:s/>comprobar que el grafo obtenido es el grafo que se quería obtener.</text:p>
      <text:h text:style-name="P102" text:outline-level="3"><text:bookmark-start text:name="__RefHeading__5462_1096344545"/>Detección de partes no conexas.<text:bookmark-end text:name="__RefHeading__5462_1096344545"/></text:h>
      <text:p text:style-name="Text_20_body">Las actividades del grafo deben ser conexas. Las actividades son conexas cuando desde cualquier actividad se puede trazar un camino hasta todas las restantes actividades, considerándolo un grafo no dirigido. El grafo no dirigido es aquel que no tiene restricción en el sentido de sus actividades. Tiene las actividades unidas pero no tiene dirección. Así, se puede recorrer el grafo en el sentido que interese. Si tenemos partes no conexas hay mas de un grafo y, por lo tanto, podrían ser tratados de forma separada (como proyectos separados). </text:p>
      <text:h text:style-name="P104" text:outline-level="3"><text:bookmark-start text:name="__RefHeading__2154_413174493"/>Detección de Ciclos.<text:reference-mark text:name="Ciclos"/><text:bookmark-end text:name="__RefHeading__2154_413174493"/></text:h>
      <text:p text:style-name="P1">Un ciclo, en un grafo, es un camino cerrado en el que se empieza en un nodo y existe al menos un camino que termina en el nodo en el que se comenzó. Si se tienen ciclos en los grafos PERT, se crearán problemas a la hora de trabajar con ellos<text:change-start text:change-id="ct173159328"/> y no tiene sentido porque <text:change-end text:change-id="ct173159328"/><text:change-start text:change-id="ct173179320"/>no se puede hacer una actividad antes que otra que depende de ella misma<text:change-end text:change-id="ct173179320"/>.<text:change text:change-id="ct173181352"/> Por ejemplo, si se quiere calcular los caminos que tiene el grafo con el que se está trabajando, el algoritmo nunca terminaría (bucle infinito) por entrar en el ciclo. Por lo tanto hay que detectarlos y avisar al usuario. <text:s/></text:p>
      <text:p text:style-name="P1">Ejemplos detección de ciclos: </text:p>
      <text:list xml:id="list743757725" text:style-name="L9">
        <text:list-item>
          <text:p text:style-name="P60"><text:soft-page-break/>Actividades sin ciclo</text:p>
        </text:list-item>
      </text:list>
      <text:p text:style-name="P1"><draw:frame draw:style-name="fr4" draw:name="Marco3" text:anchor-type="paragraph" svg:x="0.039cm" svg:y="-0.159cm" svg:width="5.424cm" draw:z-index="4"><draw:text-box fo:min-height="3.889cm"><text:p text:style-name="Table"><draw:frame draw:style-name="fr11" draw:name="gráficos4" text:anchor-type="paragraph" svg:x="0.004cm" svg:y="0.002cm" svg:width="5.424cm" style:rel-width="100%" svg:height="3.889cm" style:rel-height="scale" draw:z-index="5"><draw:image xlink:href="Pictures/10000000000000CD000000935A757D5E.png" xlink:type="simple" xlink:show="embed" xlink:actuate="onLoad"/></draw:frame>Tabla <text:sequence text:ref-name="refTable4" text:name="Table" text:formula="ooow:Table+1" style:num-format="1">5</text:sequence>: Actividades sin ciclo</text:p></draw:text-box></draw:frame><draw:frame draw:style-name="fr4" draw:name="Marco4" text:anchor-type="paragraph" svg:x="6.11cm" svg:y="-0.021cm" svg:width="11.03cm" draw:z-index="3"><draw:text-box fo:min-height="3.478cm"><text:p text:style-name="Illustration"><draw:frame draw:style-name="fr14" draw:name="gráficos5" text:anchor-type="paragraph" svg:width="10.444cm" svg:height="2.972cm" draw:z-index="15"><draw:image xlink:href="Pictures/10000000000004F30000016F57C998EB.png" xlink:type="simple" xlink:show="embed" xlink:actuate="onLoad"/></draw:frame>Ilustración <text:sequence text:ref-name="refIllustration5" text:name="Illustration" text:formula="ooow:Illustration+1" style:num-format="1">6</text:sequence>: Actividades sin ciclo</text:p></draw:text-box></draw:frame></text:p>
      <text:p text:style-name="P1"/>
      <text:p text:style-name="P1"/>
      <text:p text:style-name="P1"/>
      <text:p text:style-name="P1"/>
      <text:p text:style-name="P1"/>
      <text:list xml:id="list1839886467" text:continue-numbering="true" text:style-name="L9">
        <text:list-item>
          <text:p text:style-name="P60">Actividades con el ciclo más pequeño posible</text:p>
          <text:p text:style-name="P60"><draw:frame draw:style-name="fr4" draw:name="Marco5" text:anchor-type="paragraph" svg:x="0.118cm" svg:y="-0.265cm" svg:width="5.477cm" draw:z-index="9"><draw:text-box fo:min-height="1.984cm"><text:p text:style-name="Table"><draw:frame draw:style-name="fr11" draw:name="gráficos6" text:anchor-type="paragraph" svg:x="0.004cm" svg:y="0.002cm" svg:width="5.477cm" style:rel-width="100%" svg:height="1.984cm" style:rel-height="scale" draw:z-index="12"><draw:image xlink:href="Pictures/10000000000000CF0000004B4D20FEFD.png" xlink:type="simple" xlink:show="embed" xlink:actuate="onLoad"/></draw:frame>Tabla <text:sequence text:ref-name="refTable5" text:name="Table" text:formula="ooow:Table+1" style:num-format="1">6</text:sequence>: Actividades con ciclo pequeño</text:p></draw:text-box></draw:frame><draw:frame draw:style-name="fr4" draw:name="Marco9" text:anchor-type="paragraph" svg:x="8.347cm" svg:y="-0.284cm" svg:width="5.934cm" draw:z-index="13"><draw:text-box fo:min-height="3.478cm"><text:p text:style-name="Illustration"><draw:frame draw:style-name="fr12" draw:name="gráficos7" text:anchor-type="paragraph" svg:x="0cm" svg:y="0.109cm" svg:width="5.934cm" style:rel-width="100%" svg:height="2.237cm" style:rel-height="scale" draw:z-index="14"><draw:image xlink:href="Pictures/10000000000004E40000014B5E91E58C.png" xlink:type="simple" xlink:show="embed" xlink:actuate="onLoad"/></draw:frame>Ilustración <text:sequence text:ref-name="refIllustration6" text:name="Illustration" text:formula="ooow:Illustration+1" style:num-format="1">7</text:sequence>: Actividades con ciclo pequeño</text:p></draw:text-box></draw:frame></text:p>
        </text:list-item>
      </text:list>
      <text:p text:style-name="P1"/>
      <text:p text:style-name="P1"/>
      <text:p text:style-name="P1"/>
      <text:list xml:id="list1780151579" text:continue-numbering="true" text:style-name="L9">
        <text:list-item>
          <text:p text:style-name="P60">Actividades con ciclo simple</text:p>
        </text:list-item>
      </text:list>
      <text:p text:style-name="P1"><draw:frame draw:style-name="fr4" draw:name="Marco6" text:anchor-type="paragraph" svg:x="5.906cm" svg:y="0cm" svg:width="10.874cm" draw:z-index="10"><draw:text-box fo:min-height="2.57cm"><text:p text:style-name="Illustration"><draw:frame draw:style-name="fr11" draw:name="gráficos9" text:anchor-type="paragraph" svg:x="0.004cm" svg:y="0.002cm" svg:width="10.874cm" style:rel-width="100%" svg:height="2.57cm" style:rel-height="scale" draw:z-index="11"><draw:image xlink:href="Pictures/10000000000004F4000000C3FBABDBAC.png" xlink:type="simple" xlink:show="embed" xlink:actuate="onLoad"/></draw:frame>Ilustración <text:sequence text:ref-name="refIllustration7" text:name="Illustration" text:formula="ooow:Illustration+1" style:num-format="1">8</text:sequence>: Actividades con ciclo simple</text:p></draw:text-box></draw:frame><draw:frame draw:style-name="fr4" draw:name="Marco13" text:anchor-type="paragraph" svg:x="0.062cm" svg:y="-0.074cm" svg:width="5.477cm" draw:z-index="20"><draw:text-box fo:min-height="3.863cm"><text:p text:style-name="Table"><draw:frame draw:style-name="fr11" draw:name="gráficos8" text:anchor-type="paragraph" svg:x="0.004cm" svg:y="0.002cm" svg:width="5.477cm" style:rel-width="100%" svg:height="3.863cm" style:rel-height="scale" draw:z-index="21"><draw:image xlink:href="Pictures/10000000000000CF000000923E990D69.png" xlink:type="simple" xlink:show="embed" xlink:actuate="onLoad"/></draw:frame>Tabla <text:sequence text:ref-name="refTable6" text:name="Table" text:formula="ooow:Table+1" style:num-format="1">7</text:sequence>: Actividades con ciclo simple</text:p></draw:text-box></draw:frame></text:p>
      <text:p text:style-name="P1"/>
      <text:p text:style-name="P1"/>
      <text:p text:style-name="P1"/>
      <text:p text:style-name="P1"/>
      <text:p text:style-name="P1"/>
      <text:list xml:id="list558917614" text:continue-numbering="true" text:style-name="L9">
        <text:list-item>
          <text:p text:style-name="P60"><draw:frame draw:style-name="fr4" draw:name="Marco10" text:anchor-type="paragraph" svg:x="6.523cm" svg:y="0.443cm" svg:width="10.702cm" draw:z-index="6"><draw:text-box fo:min-height="4.166cm"><text:p text:style-name="Illustration"><draw:frame draw:style-name="fr12" draw:name="gráficos13" text:anchor-type="paragraph" svg:x="0.004cm" svg:y="0.131cm" svg:width="10.702cm" style:rel-width="100%" svg:height="3.817cm" style:rel-height="scale" draw:z-index="7"><draw:image xlink:href="Pictures/10000000000004F80000013D942AA9CB.png" xlink:type="simple" xlink:show="embed" xlink:actuate="onLoad"/></draw:frame>Ilustración <text:sequence text:ref-name="refIllustration8" text:name="Illustration" text:formula="ooow:Illustration+1" style:num-format="1">9</text:sequence>: Actividades con tres ciclos</text:p></draw:text-box></draw:frame>Actividades con tres ciclos</text:p>
        </text:list-item>
      </text:list>
      <text:p text:style-name="P1"><draw:frame draw:style-name="fr4" draw:name="Marco14" text:anchor-type="paragraph" svg:x="0.039cm" svg:y="-0.318cm" svg:width="5.477cm" draw:z-index="22"><draw:text-box fo:min-height="3.863cm"><text:p text:style-name="Table"><draw:frame draw:style-name="fr11" draw:name="gráficos12" text:anchor-type="paragraph" svg:x="0.004cm" svg:y="0.002cm" svg:width="5.477cm" style:rel-width="100%" svg:height="3.863cm" style:rel-height="scale" draw:z-index="23"><draw:image xlink:href="Pictures/10000000000000CF00000092562B78B5.png" xlink:type="simple" xlink:show="embed" xlink:actuate="onLoad"/></draw:frame>Tabla <text:sequence text:ref-name="refTable7" text:name="Table" text:formula="ooow:Table+1" style:num-format="1">8</text:sequence>: Actividades con tres ciclos</text:p></draw:text-box></draw:frame></text:p>
      <text:p text:style-name="P1"><text:s/></text:p>
      <text:p text:style-name="P1"/>
      <text:p text:style-name="P1"/>
      <text:p text:style-name="P18"/>
      <text:h text:style-name="P104" text:outline-level="3"><text:bookmark-start text:name="__RefHeading__2156_413174493"/><text:soft-page-break/>Validación<text:bookmark-end text:name="__RefHeading__2156_413174493"/></text:h>
      <text:p text:style-name="P5">Para realizar la validación se comparará los datos introducidos con los datos generados después de procesados, lo que permitirá comprobar que todas las actividades generadas son las mismas que las actividades de entrada y que las relaciones generadas en el grafo se corresponden con las relaciones de entrada (están todas y no se ha añadido ninguna extra). En caso de no corresponderse los datos de entrada, que se pueden observar en el ejemplo a continuación en la tabla <text:sequence-ref text:reference-format="value" text:ref-name="refTable8">9</text:sequence-ref> (Precedence Relations) con los de salida se indicará con un mensaje de error, tabla <text:sequence-ref text:reference-format="value" text:ref-name="refTable9">10</text:sequence-ref> (Validation).</text:p>
      <text:p text:style-name="P2"><draw:frame draw:style-name="fr8" draw:name="Marco2" text:anchor-type="paragraph" svg:width="8.782cm" draw:z-index="40"><draw:text-box fo:min-height="14.834cm"><text:p text:style-name="Table"><draw:frame draw:style-name="fr16" draw:name="Objeto2" text:anchor-type="paragraph" svg:x="0.004cm" svg:y="0.002cm" svg:width="8.782cm" style:rel-width="100%" svg:height="14.822cm" style:rel-height="scale" draw:z-index="41"><draw:object xlink:href="./Object 2" xlink:type="simple" xlink:show="embed" xlink:actuate="onLoad"/><draw:image xlink:href="./ObjectReplacements/Object 2" xlink:type="simple" xlink:show="embed" xlink:actuate="onLoad"/></draw:frame>Tabla <text:sequence text:ref-name="refTable8" text:name="Table" text:formula="ooow:Table+1" style:num-format="1">9</text:sequence>: Ejemplo validación</text:p></draw:text-box></draw:frame><draw:frame draw:style-name="fr9" draw:name="Marco7" text:anchor-type="paragraph" svg:x="10.275cm" svg:y="0.074cm" svg:width="6.608cm" draw:z-index="38"><draw:text-box fo:min-height="2.034cm"><text:p text:style-name="Table"><draw:frame draw:style-name="fr16" draw:name="Objeto3" text:anchor-type="paragraph" svg:x="0.004cm" svg:y="0.002cm" svg:width="6.608cm" style:rel-width="100%" svg:height="2.034cm" style:rel-height="scale" draw:z-index="39"><draw:object xlink:href="./Object 3" xlink:type="simple" xlink:show="embed" xlink:actuate="onLoad"/><draw:image xlink:href="./ObjectReplacements/Object 3" xlink:type="simple" xlink:show="embed" xlink:actuate="onLoad"/></draw:frame>Tabla <text:sequence text:ref-name="refTable9" text:name="Table" text:formula="ooow:Table+1" style:num-format="1">10</text:sequence>: Error Validación</text:p></draw:text-box></draw:frame><draw:frame draw:style-name="fr4" draw:name="Marco19" text:anchor-type="paragraph" svg:x="9.525cm" svg:y="4.646cm" svg:width="7.87cm" draw:z-index="36"><draw:text-box fo:min-height="6.167cm"><text:p text:style-name="Illustration"><draw:frame draw:style-name="fr11" draw:name="gráficos10" text:anchor-type="paragraph" svg:x="0.004cm" svg:y="0.002cm" svg:width="7.87cm" style:rel-width="100%" svg:height="6.167cm" style:rel-height="scale" draw:z-index="37"><draw:image xlink:href="Pictures/10000000000002AC000001CA5686D3CD.png" xlink:type="simple" xlink:show="embed" xlink:actuate="onLoad"/></draw:frame>Ilustración <text:sequence text:ref-name="refIllustration9" text:name="Illustration" text:formula="ooow:Illustration+1" style:num-format="1">10</text:sequence>: Ejemplo Grafo Error Validation</text:p></draw:text-box></draw:frame><text:change text:change-id="ct173227312"/></text:p>
      <text:p text:style-name="P2"/>
      <text:p text:style-name="P19"/>
      <text:h text:style-name="P100" text:outline-level="2"><text:soft-page-break/>Algoritmos</text:h>
      <text:p text:style-name="Text_20_body"><text:tab/></text:p>
      <text:h text:style-name="P106" text:outline-level="3">Algoritmo Cohen Sadeh</text:h>
      <text:p text:style-name="P3"><text:tab/>El algoritmo Conhen Sadeh consta de ocho pasos: </text:p>
      <text:list xml:id="list1573395566" text:style-name="L10">
        <text:list-item>
          <text:p text:style-name="P61">Construir la tabla de predecesores inmediatos. </text:p>
        </text:list-item>
        <text:list-item>
          <text:p text:style-name="P61">Marcar actividades que tengan idénticas relaciones de precedencias. </text:p>
        </text:list-item>
        <text:list-item>
          <text:p text:style-name="P61">Encontrar las actividades ficticias necesarias. </text:p>
        </text:list-item>
        <text:list-item>
          <text:p text:style-name="P61">Añadir las actividades ficticias a la tabla. </text:p>
        </text:list-item>
        <text:list-item>
          <text:p text:style-name="P61">Numerar los nodos. </text:p>
        </text:list-item>
        <text:list-item>
          <text:p text:style-name="P61">Asociar cada nodo con sus arcos de entrada. </text:p>
        </text:list-item>
        <text:list-item>
          <text:p text:style-name="P61">Asociar cada nodo con sus arcos de salida. </text:p>
        </text:list-item>
        <text:list-item>
          <text:p text:style-name="P61">Marcar los arcos (actividades) con índices para sus nodos de inicio y fin.</text:p>
        </text:list-item>
      </text:list>
      <text:p text:style-name="P3">A continuación se realiza una pequeña explicación sobre l<text:change text:change-id="ct173238768"/><text:change-start text:change-id="ct173238632"/>as etapas<text:change-end text:change-id="ct173238632"/> del algoritmo.</text:p>
      <text:list xml:id="list562219117" text:style-name="L11">
        <text:list-item>
          <text:p text:style-name="P62">Primera <text:change text:change-id="ct173241448"/><text:change-start text:change-id="ct173241616"/>etapa<text:change-end text:change-id="ct173241616"/> del algoritmo<text:change-start text:change-id="ct173241872"/> (paso<text:change-end text:change-id="ct173241872"/><text:change text:change-id="ct173241968"/><text:change-start text:change-id="ct173242136"/> 1<text:change-end text:change-id="ct173242136"/><text:change text:change-id="ct173241240"/><text:change text:change-id="ct173242232"/><text:change-start text:change-id="ct173239184"/>):<text:change-end text:change-id="ct173239184"/> construir una tabla de precedencia simple, que enumere los predecesores inmediatos (actividades) para cada actividad, y transformarlo en una red «Actividades sobre nodo». Para un numero de tareas n, la complejidad de el primer paso es O (n<text:change text:change-id="ct172502240"/><text:change text:change-id="ct172517280"/><text:change-start text:change-id="ct173241136"/><text:span text:style-name="T47">2</text:span><text:change-end text:change-id="ct173241136"/>). </text:p>
        </text:list-item>
        <text:list-item>
          <text:p text:style-name="P59"><text:span text:style-name="T43">Segunda etapa del algoritmo</text:span><text:change-start text:change-id="ct173244456"/><text:span text:style-name="T43"> (paso 2)</text:span><text:change-end text:change-id="ct173244456"/><text:span text:style-name="T43">: identificar los nodos AOA final. Cada nodo AOA corresponde a una restricción de precedencia único. Cada nodo en la AOA marca el evento de comienzo de los arcos que emanan de él. Así, si dos o más actividades tienen la misma restricción de precedencia, sus arcos pueden emanar de un mismo nodo (que corresponde a esa restricción). Combinando el punto de </text:span><text:span text:style-name="T43">partida de todos los arcos que tienen la misma restricción de precedencia, en un nodo, ayuda a minimizar el número de nodos de la red AOA. El segundo paso del algoritmo genera una lista de restricciones de precedencia único, cada uno de </text:span><text:span text:style-name="T43">ellos se convierte en un el nodo en el diagrama AOA final (incluido el nodo de </text:span><text:span text:style-name="T43">inicio de actividades sin predecesores). Por último, si más de una actividad no </text:span><text:span text:style-name="T43">tiene sucesor, un nodo ficticio debe añadirse que simboliza el final del proyecto. </text:span></text:p>
        </text:list-item>
        <text:list-item>
          <text:p text:style-name="P62">Tercera etapa<text:change-start text:change-id="ct173244360"/> (paso 3)<text:change-end text:change-id="ct173244360"/>: identificar las actividades ficticias necesarias. Un arco <text:soft-page-break/>ficticio es necesario cuando una actividad está jugando parte en más de una restricción de precedencia única (desde el paso 2). La razón de necesitar el arco ficticio es tener más de un nodo final, cada nodo representa restricciones de precedencia diferentes de sus sucesores. Por lo tanto, el tercer paso del algoritmo, es identificar todos estos arcos ficticios necesarios. Se identificarán en el grafo <text:span text:style-name="T41">con el nombre de la actividad precedente seguida de un guión y un número, que dependerá del número de actividades ficticias que tenga la actividad precedente, la primera sera 1, la segunda 2 y así sucesivamente, se puede ver un ejemplo en la ilustración </text:span><text:span text:style-name="T41"><text:sequence-ref text:reference-format="value" text:ref-name="refIllustration10">11</text:sequence-ref></text:span><text:span text:style-name="T41">.</text:span></text:p>
        </text:list-item>
        <text:list-item>
          <text:p text:style-name="P62">Después de la tercera etapa que tenemos todos los nodos de la red AOA (desde el paso 2) y todos los arcos de la red AOA (un arco para cada actividad y los arcos ficticios del paso 3). Todo lo que queda por hacer es asignar a cada par de nodos el comienzo y el final de sus arcos correspondientes. El resto de los pasos del algoritmo es lograr este fin. Además, dar a las actividades nuevos nombres de acuerdo con un esquema "desde<text:change-start text:change-id="ct172536000"/> <text:change-end text:change-id="ct172536000"/>- hasta" facilita la formulación del problema de optimización y también forma parte del algoritmo. El algoritmo contiene un total de siete pasos. Los resultados de cada paso se resumen en <text:span text:style-name="T45">tablas</text:span><text:span text:style-name="T44">.</text:span> El algoritmo finaliza con una tabla adecuada para formar una red AOA. </text:p>
          <text:p text:style-name="P62"><draw:frame draw:style-name="fr5" draw:name="Marco8" text:anchor-type="paragraph" svg:width="16.085cm" draw:z-index="32"><draw:text-box fo:min-height="6.378cm"><text:p text:style-name="Illustration"><draw:frame draw:style-name="fr11" draw:name="gráficos1" text:anchor-type="paragraph" svg:x="0.004cm" svg:y="0.002cm" svg:width="16.085cm" style:rel-width="100%" svg:height="6.378cm" style:rel-height="scale" draw:z-index="33"><draw:image xlink:href="Pictures/10000000000004FC000001FA66EAEEA7.png" xlink:type="simple" xlink:show="embed" xlink:actuate="onLoad"/></draw:frame>Ilustración <text:sequence text:ref-name="refIllustration10" text:name="Illustration" text:formula="ooow:Illustration+1" style:num-format="1">11</text:sequence>: Ejemplo varias ficticias</text:p></draw:text-box></draw:frame></text:p>
        </text:list-item>
      </text:list>
      <text:h text:style-name="P105" text:outline-level="3">Algoritmo Gento Municio</text:h>
      <text:p text:style-name="P3"><text:change text:change-id="ct173246792"/>El problema de dibujar redes con las actividades en los arcos (<text:change text:change-id="ct173246448"/>redes PERT) es un problema NP-completo. Diferentes autores (Syslo, 1984) han establecido límites al <text:soft-page-break/>mismo.<text:change text:change-id="ct173247544"/><text:change text:change-id="ct173255880"/></text:p>
      <text:p text:style-name="P3"><text:change text:change-id="ct173239040"/>En este articulo se propone un sencillo y didáctico algoritmo para el caso de un pequeño número de nodos donde es necesario un algoritmo intuitivo.</text:p>
      <text:p text:style-name="P3"><text:change text:change-id="ct173257816"/>En el algoritmo se definen cuatro tipos diferentes de nodos que pueden aparecer en el grafo, permitiéndonos identificar las actividades ficticias tal y como se muestra en un ejemplo.</text:p>
      <text:p text:style-name="P3"><text:tab/></text:p>
      <text:p text:style-name="P3"><text:change text:change-id="ct172785640"/>El algoritmo trabaja con los datos de entrada de actividad y siguientes, las actividades se clasificarán en patrones excluyentes (Tipo I, Tipo II<text:change-start text:change-id="ct172518416"/> <text:change-end text:change-id="ct172518416"/><text:change text:change-id="ct173242704"/>Completo<text:change-start text:change-id="ct173241712"/>,<text:change-end text:change-id="ct173241712"/><text:change text:change-id="ct173248648"/> <text:change-start text:change-id="ct173256584"/>Tipo II <text:change-end text:change-id="ct173256584"/>Incompleto<text:change text:change-id="ct173238496"/>, Coincidencias y Cadenas), existe una coincidencia entre los patrones de Tipo II Incompleto y las Cadenas, una de las premisas de este método es introducir en cada paso el menor número de elementos (nodos y actividades ficticias) posibles, para no generar elementos superfluos.</text:p>
      <text:p text:style-name="P3"><text:change text:change-id="ct173028360"/>Patrón de Tipo I, una actividad pertenece al patrón de este tipo si todas las actividades siguientes son exclusivas para dicha actividad.</text:p>
      <text:p text:style-name="P3"><text:change text:change-id="ct173032408"/>Patrón de Tipo II, se determina si varias actividades pueden tener el mismo nodo final, esto ocurrirá si dos o más actividades tienen las mismas actividades siguientes sin diferencias. Se pueden distinguir dos casos.</text:p>
      <text:list xml:id="list1595785500" text:style-name="L12">
        <text:list-item>
          <text:p text:style-name="P63">Patrón de Tipo II Completo, las actividades siguientes solo aparecen con las actividades implicadas, por lo que el nodo inicial de las siguientes será el nodo final de las precedentes.</text:p>
        </text:list-item>
        <text:list-item>
          <text:p text:style-name="P63">Patrón de Tipo II Incompleto, al menos una de las actividades siguientes es también siguiente de otra u otras actividades que no pertenecen a este patrón, por lo que no podemos afirmas que el nodo inicial de las actividades siguientes es el final de las precedentes y puede ser necesario el uso de actividades ficticias.</text:p>
        </text:list-item>
      </text:list>
      <text:p text:style-name="P3"><text:tab/>Patrón Coincidencias, dos o más actividades, tienen una o más actividades siguientes en común y una o más actividades siguientes diferentes, por lo que serán necesarias actividades ficticias.</text:p>
      <text:p text:style-name="P3"><text:tab/>Patrón Cadenas, en este caso para tener un número mínimo de actividades <text:soft-page-break/>ficticias, éstas deben estar concatenadas.</text:p>
      <text:p text:style-name="P3"><text:tab/>Los pasos del algoritmo son:</text:p>
      <text:list xml:id="list168208999" text:style-name="L13">
        <text:list-item>
          <text:p text:style-name="P64">Búsqueda de actividades que comiencen en el nodo inicial.</text:p>
        </text:list-item>
        <text:list-item>
          <text:p text:style-name="P64">Búsqueda de actividades que finalicen en el nodo final.</text:p>
        </text:list-item>
        <text:list-item>
          <text:p text:style-name="P64">Búsqueda de patrones de Tipo I.</text:p>
        </text:list-item>
        <text:list-item>
          <text:p text:style-name="P64">Búsqueda de patrones de Tipo II.</text:p>
        </text:list-item>
        <text:list-item>
          <text:p text:style-name="P64">Búsqueda de Coincidencias.</text:p>
        </text:list-item>
        <text:list-item>
          <text:p text:style-name="P64">Identificación de los nodos de inicio de las actividades de los pat<text:change-start text:change-id="ct173273368"/>r<text:change-end text:change-id="ct173273368"/>ones Coincidencia.</text:p>
        </text:list-item>
        <text:list-item>
          <text:p text:style-name="P64">Búsqueda de Cadenas.</text:p>
        </text:list-item>
        <text:list-item>
          <text:p text:style-name="P64">Identificación de los nodos finales del resto de actividades y determinación de las actividades ficticias.</text:p>
        </text:list-item>
        <text:list-item>
          <text:p text:style-name="P64">Asignación de los nodos finales de los patrones de Tipo II Incompletos. </text:p>
        </text:list-item>
      </text:list>
      <text:h text:style-name="P102" text:outline-level="3">Algoritmo Sharma</text:h>
      <text:p text:style-name="Text_20_body"><text:span text:style-name="T7">Las redes de actividades en nodos (Activities On Nodes, AON) y las redes de actividades en las flechas (Activities On Arrows, AOA), son ampliamente usadas para planificar la programación de <text:s/>proyectos. En las redes AOA, se tiene el problema, de crear la red con el menor número de actividades ficticias. Krishnamoorty y Deo (1979) han demostrado este problema como NP-Completo. Para un proyecto dado, si se dan las actividades inmediatas predecesoras de todas las actividades, a continuación, debido a Syslo (1984), un algoritmo lineal, se podrá usar para comprobar si se puede construir un algoritmo AOA con cero actividades ficticias. Sprinrad (1986) tomo un algoritmo de orden O(n</text:span><text:span text:style-name="T48">3</text:span><text:span text:style-name="T15">) para preparar la red AOA con la información requerida sobre las actividades predecesoras inmediatas de todas las actividades de la red. A continuación presentamos un nuevo algoritmo para preparar la red PERT que se ejecuta en orden O(n</text:span><text:span text:style-name="T48">2</text:span><text:span text:style-name="T15"> log(n))</text:span><text:bookmark text:name="docs-internal-guid-b51ee7d7-e576-6c49-4a7e-fbcf0f2d61a0"/><text:span text:style-name="T15">, </text:span><text:span text:style-name="T50">sin contar los pasos para preparar los datos de entrada. El algoritmo, presenta una complejidad de orden O (n</text:span><text:span text:style-name="T54">3</text:span><text:span text:style-name="T50">), en la mayoría del tiempo requerido </text:span><text:span text:style-name="T50">para preparar las actividades inmediatas predecesoras de todas las actividades de la red, como entrada del algoritmo, ver Aho et al. (1972).</text:span></text:p>
      <text:p text:style-name="Text_20_body"><text:bookmark text:name="docs-internal-guid-b51ee7d7-e577-a971-8bf6-7eb08a70560d"/><text:soft-page-break/>Se supone que un grafo G = (V, E) está disponible, y para todo v perteneciente a V, el conjunto P(v) está preparado, esto es, se supone que las actividades inmediatas predecesoras de todas las actividades son conocidas. Se sabe que el grafo G tiene n actividades. Se asigna un único número para cada actividad y se prepara la lista L de nodos en G. La lista L puede contener nodos en cualquier orden. Los pasos del algoritmo son los siguientes:</text:p>
      <text:list xml:id="list933091208" text:style-name="L14">
        <text:list-item>
          <text:p text:style-name="P73">Paso 0:</text:p>
          <text:list>
            <text:list-item>
              <text:p text:style-name="P73">Asignar los conjuntos V', E' y D' a null.</text:p>
            </text:list-item>
          </text:list>
        </text:list-item>
        <text:list-item>
          <text:p text:style-name="P73">Paso 1:</text:p>
          <text:list>
            <text:list-item>
              <text:p text:style-name="P73"><text:bookmark text:name="docs-internal-guid-b51ee7d7-e938-4038-4d72-0c672cee8f5f"/>Borrar un nodo del tope de la lista L, y lo llamamos v. Comprobamos si v<text:span text:style-name="T49">e</text:span> existe en E'. Si no se cumple E' = E' + {V<text:span text:style-name="T49">e</text:span>}. <text:bookmark text:name="docs-internal-guid-b51ee7d7-e93d-1159-b00d-e317ebe3fa77"/>Los nodos v<text:span text:style-name="T49">1</text:span> y v<text:span text:style-name="T49">2</text:span> se añaden a V', tales que ellos representan respectivamente los nodos principio y fin del arco <text:span text:style-name="T13">v</text:span><text:span text:style-name="T49">e</text:span><text:span text:style-name="T13">.</text:span> Los conjuntos asociados EM(v<text:span text:style-name="T49">1</text:span>) = {v<text:span text:style-name="T49">e</text:span>}, IN = (v<text:span text:style-name="T49">2</text:span>) = {v<text:span text:style-name="T49">e</text:span>} y EM(v<text:span text:style-name="T49">2</text:span>), IN(v<text:span text:style-name="T49">1</text:span>), Q(v<text:span text:style-name="T49">1</text:span>), Q(v<text:span text:style-name="T49">2</text:span>), PR(v<text:span text:style-name="T49">e</text:span>), R(v<text:span text:style-name="T49">1</text:span>), R(v<text:span text:style-name="T49">2</text:span>) son puestos a nulo. Si v<text:span text:style-name="T49">e</text:span>, continúa existiendo en E', después representamos sus nodos inicios y fin por v<text:span text:style-name="T49">1</text:span> y v<text:span text:style-name="T49">2</text:span> respectivamente.</text:p>
            </text:list-item>
          </text:list>
        </text:list-item>
        <text:list-item>
          <text:p text:style-name="P73">Paso 2:</text:p>
          <text:list>
            <text:list-item>
              <text:p text:style-name="P73"><text:bookmark text:name="docs-internal-guid-b51ee7d7-e93f-fed5-a84a-690194943c2e"/>Preparamos una lista L<text:span text:style-name="T49">1</text:span>, de todos los elementos en P(v). La lista L<text:span text:style-name="T49">1</text:span> puede contener nodos en cualquier orden.</text:p>
            </text:list-item>
          </text:list>
        </text:list-item>
        <text:list-item>
          <text:p text:style-name="P73">Paso 3:</text:p>
          <text:list>
            <text:list-item>
              <text:p text:style-name="P73"><text:bookmark text:name="docs-internal-guid-b51ee7d7-e941-754e-73e1-9f63cb8baca5"/>Borrar un elemento del tope de la lista L<text:span text:style-name="T49">1</text:span>, y lo llamamos p. Buscamos el conjunto PR(v<text:span text:style-name="T49">e</text:span>) para ver si P<text:span text:style-name="T49">e</text:span> existe en él. Si es así esto indica que la actividad P<text:span text:style-name="T49">e</text:span>, está conectada a v<text:span text:style-name="T49">e</text:span>, seguir por el paso 8. Si no, miramos si la actividad p<text:span text:style-name="T49">e</text:span> existe en E'. Si no es así, se añade un arco directo p<text:span text:style-name="T49">e</text:span>, con v<text:span text:style-name="T49">4</text:span> y v<text:span text:style-name="T49">5</text:span> como sus nodos de principio y fin para E' en G', con E' = E' + {p<text:span text:style-name="T49">e</text:span>}, IN(v<text:span text:style-name="T49">5</text:span>) = {p<text:span text:style-name="T49">5</text:span>} y Em(v<text:span text:style-name="T49">4</text:span>) = {p<text:span text:style-name="T49">e</text:span>}; y EM(v<text:span text:style-name="T49">5</text:span>), IN(v<text:span text:style-name="T49">1</text:span>), Q(v<text:span text:style-name="T49">5</text:span>), Q(v<text:span text:style-name="T49">4</text:span>), R(v<text:span text:style-name="T49">5</text:span>), R(v<text:span text:style-name="T49">4</text:span>) y PR(p<text:span text:style-name="T49">e</text:span>) son puestos a nulo. Si p<text:span text:style-name="T49">e</text:span> existe en E' representamos sus nodos inicio y fin por v<text:span text:style-name="T49">1</text:span> y v<text:span text:style-name="T49">5</text:span> respectivamente. En esta etapa del algoritmo las actividades v<text:span text:style-name="T49">e</text:span> y p<text:span text:style-name="T49">e</text:span>, pueden no estar conectadas, como vemos en la figura 4. En los pasos 4, 5 y 6 serán conectados como se describe.</text:p>
              <text:p text:style-name="P73"><draw:frame draw:style-name="fr5" draw:name="Marco20" text:anchor-type="paragraph" svg:width="8.493cm" draw:z-index="44"><draw:text-box fo:min-height="3.785cm"><text:p text:style-name="Illustration"><draw:frame draw:style-name="fr11" draw:name="gráficos11" text:anchor-type="paragraph" svg:x="0.004cm" svg:y="0.002cm" svg:width="8.493cm" style:rel-width="100%" svg:height="3.785cm" style:rel-height="scale" draw:z-index="45"><draw:image xlink:href="Pictures/10000000000002920000011DD2325192.png" xlink:type="simple" xlink:show="embed" xlink:actuate="onLoad"/></draw:frame>Ilustración <text:sequence text:ref-name="refIllustration11" text:name="Illustration" text:formula="ooow:Illustration+1" style:num-format="1">12</text:sequence>: Figura 4</text:p></draw:text-box></draw:frame><text:soft-page-break/></text:p>
            </text:list-item>
          </text:list>
        </text:list-item>
      </text:list>
      <text:p text:style-name="Text_20_body"/>
      <text:p text:style-name="Text_20_body"/>
      <text:p text:style-name="Text_20_body"/>
      <text:p text:style-name="Text_20_body"/>
      <text:p text:style-name="Text_20_body"/>
      <text:list xml:id="list1421939547" text:continue-numbering="true" text:style-name="L14">
        <text:list-item>
          <text:p text:style-name="P73">Paso 4:</text:p>
          <text:list>
            <text:list-item>
              <text:p text:style-name="P73"><text:bookmark text:name="docs-internal-guid-b51ee7d7-e95c-de89-9a2c-b6ddc48d492c"/>Añadir un arco d<text:span text:style-name="T49">1</text:span> con v<text:span text:style-name="T49">3</text:span> y v<text:span text:style-name="T49">1</text:span> como sus nodos de inicio y fin respectivamente a D' en G' delante de la actividad Ve (Lemma 2) y a los distintos conjuntos se le asignan valores como se indica:</text:p>
              <text:list>
                <text:list-item>
                  <text:p text:style-name="P73"><draw:frame draw:style-name="fr17" draw:name="Objeto5" text:anchor-type="as-char" svg:width="8.509cm" svg:height="0.54cm" draw:z-index="59"><draw:object xlink:href="./Object 5" xlink:type="simple" xlink:show="embed" xlink:actuate="onLoad"/><draw:image xlink:href="./ObjectReplacements/Object 5" xlink:type="simple" xlink:show="embed" xlink:actuate="onLoad"/></draw:frame><text:tab/></text:p>
                </text:list-item>
                <text:list-item>
                  <text:p text:style-name="P73"><draw:frame draw:style-name="fr17" draw:name="Objeto6" text:anchor-type="as-char" svg:width="9.209cm" svg:height="0.54cm" draw:z-index="60"><draw:object xlink:href="./Object 6" xlink:type="simple" xlink:show="embed" xlink:actuate="onLoad"/><draw:image xlink:href="./ObjectReplacements/Object 6" xlink:type="simple" xlink:show="embed" xlink:actuate="onLoad"/></draw:frame></text:p>
                </text:list-item>
                <text:list-item>
                  <text:p text:style-name="P73"><draw:frame draw:style-name="fr17" draw:name="Objeto7" text:anchor-type="as-char" svg:width="8.049cm" svg:height="0.54cm" draw:z-index="61"><draw:object xlink:href="./Object 7" xlink:type="simple" xlink:show="embed" xlink:actuate="onLoad"/><draw:image xlink:href="./ObjectReplacements/Object 7" xlink:type="simple" xlink:show="embed" xlink:actuate="onLoad"/></draw:frame></text:p>
                </text:list-item>
                <text:list-item>
                  <text:p text:style-name="P73"><draw:frame draw:style-name="fr17" draw:name="Objeto20" text:anchor-type="as-char" svg:width="8.544cm" svg:height="0.54cm" draw:z-index="63"><draw:object xlink:href="./Object 20" xlink:type="simple" xlink:show="embed" xlink:actuate="onLoad"/><draw:image xlink:href="./ObjectReplacements/Object 20" xlink:type="simple" xlink:show="embed" xlink:actuate="onLoad"/></draw:frame></text:p>
                </text:list-item>
                <text:list-item>
                  <text:p text:style-name="P73"><draw:frame draw:style-name="fr17" draw:name="Objeto10" text:anchor-type="as-char" svg:width="8.613cm" svg:height="0.54cm" draw:z-index="62"><draw:object xlink:href="./Object 10" xlink:type="simple" xlink:show="embed" xlink:actuate="onLoad"/><draw:image xlink:href="./ObjectReplacements/Object 10" xlink:type="simple" xlink:show="embed" xlink:actuate="onLoad"/></draw:frame></text:p>
                </text:list-item>
              </text:list>
            </text:list-item>
            <text:list-item>
              <text:p text:style-name="P73">El efecto de este paso se muestra en la figura 5.</text:p>
              <text:p text:style-name="P74"><draw:frame draw:style-name="fr5" draw:name="Marco21" text:anchor-type="paragraph" svg:width="7.835cm" draw:z-index="46"><draw:text-box fo:min-height="3.761cm"><text:p text:style-name="Illustration"><draw:frame draw:style-name="fr11" draw:name="gráficos18" text:anchor-type="paragraph" svg:x="0.004cm" svg:y="0.002cm" svg:width="7.835cm" style:rel-width="100%" svg:height="3.761cm" style:rel-height="scale" draw:z-index="47"><draw:image xlink:href="Pictures/10000000000002A7000001274B98D30D.png" xlink:type="simple" xlink:show="embed" xlink:actuate="onLoad"/></draw:frame>Ilustración <text:sequence text:ref-name="refIllustration12" text:name="Illustration" text:formula="ooow:Illustration+1" style:num-format="1">13</text:sequence>: Figura 5</text:p></draw:text-box></draw:frame></text:p>
              <text:p text:style-name="P73"/>
            </text:list-item>
          </text:list>
        </text:list-item>
      </text:list>
      <text:p text:style-name="Text_20_body"/>
      <text:p text:style-name="Text_20_body"/>
      <text:p text:style-name="Text_20_body"/>
      <text:list xml:id="list1241547533" text:continue-numbering="true" text:style-name="L14">
        <text:list-item>
          <text:p text:style-name="P75">Paso 5:</text:p>
          <text:list>
            <text:list-item>
              <text:p text:style-name="P75"><text:bookmark text:name="docs-internal-guid-b51ee7d7-ea2f-c0fc-5dfa-3244c701fa07"/><text:span text:style-name="T55">Añadir un arco d</text:span><text:span text:style-name="T56">2</text:span><text:span text:style-name="T55"> con v</text:span><text:span text:style-name="T56">5</text:span><text:span text:style-name="T55"> y v</text:span><text:span text:style-name="T56">6</text:span><text:span text:style-name="T55"> como sus nodos de inicio y fin respectivamente a D' en G', después de la actividad p</text:span><text:span text:style-name="T56">e</text:span><text:span text:style-name="T55"> (Lemma 3), y distintos conjuntos son asignados como se indica:</text:span></text:p>
              <text:list>
                <text:list-item>
                  <text:p text:style-name="P75"><text:span text:style-name="T55"><draw:frame draw:style-name="fr17" draw:name="Objeto16" text:anchor-type="as-char" svg:width="8.541cm" svg:height="0.54cm" draw:z-index="56"><draw:object xlink:href="./Object 16" xlink:type="simple" xlink:show="embed" xlink:actuate="onLoad"/><draw:image xlink:href="./ObjectReplacements/Object 16" xlink:type="simple" xlink:show="embed" xlink:actuate="onLoad"/></draw:frame></text:span></text:p>
                </text:list-item>
                <text:list-item>
                  <text:p text:style-name="P75"><text:soft-page-break/><text:span text:style-name="T55"><draw:frame draw:style-name="fr17" draw:name="Objeto17" text:anchor-type="as-char" svg:width="7.74cm" svg:height="0.54cm" draw:z-index="65"><draw:object xlink:href="./Object 17" xlink:type="simple" xlink:show="embed" xlink:actuate="onLoad"/><draw:image xlink:href="./ObjectReplacements/Object 17" xlink:type="simple" xlink:show="embed" xlink:actuate="onLoad"/></draw:frame></text:span></text:p>
                </text:list-item>
                <text:list-item>
                  <text:p text:style-name="P75"><text:span text:style-name="T55"><draw:frame draw:style-name="fr17" draw:name="Objeto18" text:anchor-type="as-char" svg:width="5.48cm" svg:height="0.54cm" draw:z-index="64"><draw:object xlink:href="./Object 18" xlink:type="simple" xlink:show="embed" xlink:actuate="onLoad"/><draw:image xlink:href="./ObjectReplacements/Object 18" xlink:type="simple" xlink:show="embed" xlink:actuate="onLoad"/></draw:frame></text:span></text:p>
                </text:list-item>
                <text:list-item>
                  <text:p text:style-name="P75"><text:span text:style-name="T55"><draw:frame draw:style-name="fr17" draw:name="Objeto19" text:anchor-type="as-char" svg:width="8.324cm" svg:height="0.54cm" draw:z-index="58"><draw:object xlink:href="./Object 19" xlink:type="simple" xlink:show="embed" xlink:actuate="onLoad"/><draw:image xlink:href="./ObjectReplacements/Object 19" xlink:type="simple" xlink:show="embed" xlink:actuate="onLoad"/></draw:frame></text:span></text:p>
                </text:list-item>
                <text:list-item>
                  <text:p text:style-name="P75"><text:span text:style-name="T55"><draw:frame draw:style-name="fr17" draw:name="Objeto4" text:anchor-type="as-char" svg:width="9.255cm" svg:height="0.54cm" draw:z-index="57"><draw:object xlink:href="./Object 4" xlink:type="simple" xlink:show="embed" xlink:actuate="onLoad"/><draw:image xlink:href="./ObjectReplacements/Object 4" xlink:type="simple" xlink:show="embed" xlink:actuate="onLoad"/></draw:frame></text:span></text:p>
                </text:list-item>
              </text:list>
            </text:list-item>
            <text:list-item>
              <text:p text:style-name="P76">Las consecuencias de este paso de puede observar en la figura 6.</text:p>
              <text:p text:style-name="P77"><draw:frame draw:style-name="fr5" draw:name="Marco22" text:anchor-type="paragraph" svg:width="8.34cm" draw:z-index="48"><draw:text-box fo:min-height="4.113cm"><text:p text:style-name="Illustration"><draw:frame draw:style-name="fr11" draw:name="gráficos19" text:anchor-type="paragraph" svg:x="0.004cm" svg:y="0.002cm" svg:width="8.34cm" style:rel-width="100%" svg:height="4.113cm" style:rel-height="scale" draw:z-index="49"><draw:image xlink:href="Pictures/10000000000002CF000001385DDCC93B.png" xlink:type="simple" xlink:show="embed" xlink:actuate="onLoad"/></draw:frame>Ilustración <text:sequence text:ref-name="refIllustration13" text:name="Illustration" text:formula="ooow:Illustration+1" style:num-format="1">14</text:sequence>: Figura 6</text:p></draw:text-box></draw:frame></text:p>
            </text:list-item>
          </text:list>
        </text:list-item>
      </text:list>
      <text:p text:style-name="P29"/>
      <text:p text:style-name="P29"/>
      <text:p text:style-name="P29"/>
      <text:p text:style-name="P29"/>
      <text:p text:style-name="P29"/>
      <text:list xml:id="list1787851230" text:continue-numbering="true" text:style-name="L14">
        <text:list-item>
          <text:p text:style-name="P76">Paso 6:</text:p>
          <text:list>
            <text:list-item>
              <text:p text:style-name="P75"><text:span text:style-name="T51">Añadir un arco d</text:span><text:span text:style-name="T56">3 </text:span><text:span text:style-name="T51">con v</text:span><text:span text:style-name="T56">5</text:span><text:span text:style-name="T51"> y v</text:span><text:span text:style-name="T56">6</text:span><text:span text:style-name="T51"> como sus nodos inicio y fin respectivamente a D' en G'. Asignar los diferentes conjuntos como se indica:</text:span></text:p>
              <text:list>
                <text:list-item>
                  <text:p text:style-name="P75"><text:span text:style-name="T51"><draw:frame draw:style-name="fr17" draw:name="Objeto15" text:anchor-type="as-char" svg:width="6.876cm" svg:height="0.54cm" draw:z-index="52"><draw:object xlink:href="./Object 15" xlink:type="simple" xlink:show="embed" xlink:actuate="onLoad"/><draw:image xlink:href="./ObjectReplacements/Object 15" xlink:type="simple" xlink:show="embed" xlink:actuate="onLoad"/></draw:frame></text:span></text:p>
                </text:list-item>
                <text:list-item>
                  <text:p text:style-name="P75"><text:span text:style-name="T51"><draw:frame draw:style-name="fr17" draw:name="Objeto9" text:anchor-type="as-char" svg:width="7.68cm" svg:height="0.54cm" draw:z-index="53"><draw:object xlink:href="./Object 9" xlink:type="simple" xlink:show="embed" xlink:actuate="onLoad"/><draw:image xlink:href="./ObjectReplacements/Object 9" xlink:type="simple" xlink:show="embed" xlink:actuate="onLoad"/></draw:frame></text:span></text:p>
                </text:list-item>
                <text:list-item>
                  <text:p text:style-name="P75"><text:span text:style-name="T51"><draw:frame draw:style-name="fr17" draw:name="Objeto8" text:anchor-type="as-char" svg:width="7.281cm" svg:height="0.54cm" draw:z-index="55"><draw:object xlink:href="./Object 8" xlink:type="simple" xlink:show="embed" xlink:actuate="onLoad"/><draw:image xlink:href="./ObjectReplacements/Object 8" xlink:type="simple" xlink:show="embed" xlink:actuate="onLoad"/></draw:frame></text:span></text:p>
                </text:list-item>
                <text:list-item>
                  <text:p text:style-name="P75"><text:span text:style-name="T51"><draw:frame draw:style-name="fr17" draw:name="Objeto14" text:anchor-type="as-char" svg:width="8.093cm" svg:height="0.54cm" draw:z-index="54"><draw:object xlink:href="./Object 14" xlink:type="simple" xlink:show="embed" xlink:actuate="onLoad"/><draw:image xlink:href="./ObjectReplacements/Object 14" xlink:type="simple" xlink:show="embed" xlink:actuate="onLoad"/></draw:frame></text:span></text:p>
                </text:list-item>
              </text:list>
            </text:list-item>
            <text:list-item>
              <text:p text:style-name="P75"><text:span text:style-name="T51">Ahora las actividades v</text:span><text:span text:style-name="T56">e</text:span><text:span text:style-name="T51"> y p</text:span><text:span text:style-name="T56">e</text:span><text:span text:style-name="T51"> están conectadas (ver figura 7). Se puede ver fácilmente que la adición de actividades ficticias d</text:span><text:span text:style-name="T56">1</text:span><text:span text:style-name="T51">, d</text:span><text:span text:style-name="T56">2</text:span><text:span text:style-name="T51"> y d</text:span><text:span text:style-name="T56">3 </text:span><text:span text:style-name="T51">de la anterior manera no viola las relaciones de precedencia de G (comparar la figura 4 y la figura 7).</text:span></text:p>
              <text:p text:style-name="P77"><draw:frame draw:style-name="fr5" draw:name="Marco23" text:anchor-type="paragraph" svg:width="8.46cm" draw:z-index="50"><draw:text-box fo:min-height="4.246cm"><text:p text:style-name="Illustration"><draw:frame draw:style-name="fr11" draw:name="gráficos20" text:anchor-type="paragraph" svg:x="0.004cm" svg:y="0.002cm" svg:width="8.46cm" style:rel-width="100%" svg:height="4.246cm" style:rel-height="scale" draw:z-index="51"><draw:image xlink:href="Pictures/10000000000002C600000152AB1673B1.png" xlink:type="simple" xlink:show="embed" xlink:actuate="onLoad"/></draw:frame>Ilustración <text:sequence text:ref-name="refIllustration14" text:name="Illustration" text:formula="ooow:Illustration+1" style:num-format="1">15</text:sequence>: Figura 7</text:p></draw:text-box></draw:frame></text:p>
            </text:list-item>
          </text:list>
        </text:list-item>
      </text:list>
      <text:p text:style-name="P29"/>
      <text:p text:style-name="P29"/>
      <text:list xml:id="list876330431" text:continue-numbering="true" text:style-name="L14">
        <text:list-item>
          <text:p text:style-name="P76"><text:soft-page-break/>Paso 7:</text:p>
          <text:list>
            <text:list-item>
              <text:p text:style-name="P75"><text:span text:style-name="T51">Las ficticias <text:s/>d</text:span><text:span text:style-name="T56">1</text:span><text:span text:style-name="T51">, d</text:span><text:span text:style-name="T56">2</text:span><text:span text:style-name="T51"> y d</text:span><text:span text:style-name="T56">3</text:span><text:span text:style-name="T51">,</text:span><text:span text:style-name="T56"> </text:span><text:span text:style-name="T51">son consideradas de forma separada, para agruparlas mediante el uso de las condiciones dadas en Lemma 1, y es posible, que después la actividad ficticia y sus nodos inicio y final, sean reemplazados por un nodo simple.</text:span></text:p>
            </text:list-item>
          </text:list>
        </text:list-item>
        <text:list-item>
          <text:p text:style-name="P76">Paso 8:</text:p>
          <text:list>
            <text:list-item>
              <text:p text:style-name="P73"><text:span text:style-name="T53">Para cumplir bien con la descripción del algoritmo, se asigna una etiqueta distinta de v</text:span><text:span text:style-name="T57">1</text:span><text:span text:style-name="T53">, v</text:span><text:span text:style-name="T57">2</text:span><text:span text:style-name="T53">, v</text:span><text:span text:style-name="T57">3</text:span><text:span text:style-name="T53">, v</text:span><text:span text:style-name="T57">4</text:span><text:span text:style-name="T53">, v</text:span><text:span text:style-name="T57">5</text:span><text:span text:style-name="T53"> y v</text:span><text:span text:style-name="T57">6</text:span><text:span text:style-name="T53">, a los nodos que tengan esa etiqueta y también se asigna una etiqueta distinta de d</text:span><text:span text:style-name="T57">1</text:span><text:span text:style-name="T53">, d</text:span><text:span text:style-name="T57">2</text:span><text:span text:style-name="T53"> y d</text:span><text:span text:style-name="T57">3</text:span><text:span text:style-name="T53"> a las actividades ficticias que tienen alguna de estas etiquetas. E</text:span><text:span text:style-name="T52">sto se hace con el fin de utilizar estas etiquetas de nuevo en el siguiente paso de la iteración</text:span></text:p>
            </text:list-item>
          </text:list>
        </text:list-item>
        <text:list-item>
          <text:p text:style-name="P78">Paso 9:</text:p>
          <text:list>
            <text:list-item>
              <text:p text:style-name="P73"><text:span text:style-name="T52">Ir al paso 4 si la lista L</text:span><text:span text:style-name="T58">1</text:span><text:span text:style-name="T52"> no está vacía, sino ir al paso 10.</text:span></text:p>
            </text:list-item>
          </text:list>
        </text:list-item>
        <text:list-item>
          <text:p text:style-name="P78">Paso 10:</text:p>
          <text:list>
            <text:list-item>
              <text:p text:style-name="P78">Ir al paso 1 si la lista L no está vacía, sino parar.</text:p>
            </text:list-item>
          </text:list>
        </text:list-item>
      </text:list>
      <text:p text:style-name="Text_20_body"/>
      <text:p text:style-name="Text_20_body"><text:line-break/></text:p>
      <text:list xml:id="list109059552" text:continue-numbering="true" text:style-name="L14">
        <text:list-item>
          <text:list>
            <text:list-header>
              <text:p text:style-name="P73"/>
              <text:p text:style-name="P73"/>
              <text:p text:style-name="P73"/>
            </text:list-header>
          </text:list>
        </text:list-item>
      </text:list>
      <text:p text:style-name="Text_20_body"><text:tab/></text:p>
      <text:p text:style-name="Text_20_body"/>
      <text:p text:style-name="Text_20_body"/>
      <text:p text:style-name="Text_20_body"/>
      <text:p text:style-name="Text_20_body"/>
      <text:h text:style-name="P98" text:outline-level="2"><text:soft-page-break/>Interfaz</text:h>
      <text:p text:style-name="P5">Se necesitan añadir las nuevas opciones para la generación de los grafos tratados por los nuevos algoritmos, mientras que se comprobará que para los modificados siguen funcionando correctamente cuando son seleccionados. Se añade en el menú Action, con <text:change-start text:change-id="ct173368672"/></text:p>
      <text:p text:style-name="P5"><draw:frame draw:style-name="fr4" draw:name="Marco16" text:anchor-type="paragraph" svg:x="0.004cm" svg:y="2.145cm" svg:width="16.72cm" draw:z-index="42"><draw:text-box fo:min-height="8.842cm"><text:p text:style-name="Illustration"><draw:frame draw:style-name="fr11" draw:name="gráficos14" text:anchor-type="paragraph" svg:x="0.004cm" svg:y="0.002cm" svg:width="16.72cm" style:rel-width="100%" svg:height="8.842cm" style:rel-height="scale" draw:z-index="43"><draw:image xlink:href="Pictures/10000201000003EA00000212328BDB32.png" xlink:type="simple" xlink:show="embed" xlink:actuate="onLoad"/></draw:frame>Ilustración <text:sequence text:ref-name="refIllustration15" text:name="Illustration" text:formula="ooow:Illustration+1" style:num-format="1">16</text:sequence>: <text:change-start text:change-id="ct173375792"/>Pantalla<text:change-end text:change-id="ct173375792"/><text:change text:change-id="ct173367048"/> principal ppcproject</text:p></draw:text-box></draw:frame><text:change-end text:change-id="ct173368672"/><text:change text:change-id="ct173375888"/>nombre Draw PERT Gento-Municio y se modifican las archivos que se ejecutan al pulsar<text:change text:change-id="ct173377704"/><text:change-start text:change-id="ct173361160"/> <text:change-end text:change-id="ct173361160"/>sobre Draw PERT CohenSadeh, Draw PERT Conjuntos y Draw PERT Salas, se puede observar como queda el menú después de los cambios realizados, ilustración <text:sequence-ref text:reference-format="value" text:ref-name="refIllustration16">17</text:sequence-ref>.<text:change text:change-id="ct173379504"/><text:change-start text:change-id="ct173358576"/> <text:change-end text:change-id="ct173358576"/>Para indicar que se ha detectado un error, ya sea por la presencia de uno o varios ciclos y una o varias actividades conexas, se generará un mensaje que informe al usuario de esta situación. </text:p>
      <text:p text:style-name="P5"/>
      <text:p text:style-name="P22"><draw:frame draw:style-name="fr5" draw:name="Marco18" text:anchor-type="paragraph" svg:width="16.72cm" draw:z-index="34"><draw:text-box fo:min-height="8.842cm"><text:p text:style-name="Illustration"><draw:frame draw:style-name="fr11" draw:name="gráficos15" text:anchor-type="paragraph" svg:x="0.004cm" svg:y="0.002cm" svg:width="16.72cm" style:rel-width="100%" svg:height="8.842cm" style:rel-height="scale" draw:z-index="35"><draw:image xlink:href="Pictures/10000201000003EA00000212C3B05E79.png" xlink:type="simple" xlink:show="embed" xlink:actuate="onLoad"/></draw:frame>Ilustración <text:sequence text:ref-name="refIllustration16" text:name="Illustration" text:formula="ooow:Illustration+1" style:num-format="1">17</text:sequence>: Menú Action cambiado</text:p></draw:text-box></draw:frame><text:soft-page-break/>GUI: Menú generación grafos,</text:p>
      <text:p text:style-name="P22"><text:s/><text:span text:style-name="T46">Mensajes alerta detección ciclos, conexas, validación</text:span> <text:span text:style-name="T1">redund. Part.</text:span></text:p>
      <text:h text:style-name="P100" text:outline-level="2">Errores</text:h>
      <text:p text:style-name="P26"/>
      <text:p text:style-name="P27">Los tipos de errores que se pueden encontrar son:</text:p>
      <text:list xml:id="list1745072000" text:style-name="L16">
        <text:list-item>
          <text:p text:style-name="P79">Datos de entrada:</text:p>
          <text:list>
            <text:list-item>
              <text:p text:style-name="P79">grafos con al menos un ciclo.</text:p>
              <text:list>
                <text:list-item>
                  <text:p text:style-name="P79">Mensaje error ciclos: </text:p>
                  <text:list>
                    <text:list-item>
                      <text:p text:style-name="P79">Error, se ha encontrado al menos un ciclo:</text:p>
                      <text:p text:style-name="P107">Check Cycles: FAIL --&gt; No Pass</text:p>
                    </text:list-item>
                  </text:list>
                </text:list-item>
              </text:list>
            </text:list-item>
            <text:list-item>
              <text:p text:style-name="P79">grafos con partes inconexas, las partes se pueden tratar como grafos separados.</text:p>
              <text:list>
                <text:list-item>
                  <text:p text:style-name="P79">Mensaje error conexos:</text:p>
                  <text:list>
                    <text:list-item>
                      <text:p text:style-name="P87">Error, se ha encontrado al menos nodo inconexo:</text:p>
                      <text:p text:style-name="P107">Check Conexos: FAIL --&gt; No Pass</text:p>
                    </text:list-item>
                  </text:list>
                </text:list-item>
              </text:list>
            </text:list-item>
          </text:list>
        </text:list-item>
        <text:list-item>
          <text:p text:style-name="P79">Grafo generado: </text:p>
          <text:list>
            <text:list-item>
              <text:p text:style-name="P79"><text:soft-page-break/>No corresponde el grafo con los datos de entrada y relaciones.</text:p>
              <text:list>
                <text:list-item>
                  <text:p text:style-name="P79">Mensaje error validación:</text:p>
                  <text:list>
                    <text:list-item>
                      <text:p text:style-name="P79">Error, falta por generar al menos una actividad que esta en los datos de entrada</text:p>
                      <text:p text:style-name="P107">WRONG GRAPH: activity <text:span text:style-name="T6">Actividad</text:span> is not in graph</text:p>
                    </text:list-item>
                    <text:list-item>
                      <text:p text:style-name="P79">Error añadiendo al menos una actividad mas que las actividades de los datos de entrada</text:p>
                      <text:p text:style-name="P107">WRONG GRAPH: extra activity <text:span text:style-name="T6">Actividad</text:span> included not from input successors </text:p>
                    </text:list-item>
                    <text:list-item>
                      <text:p text:style-name="P79">Error en una o varias relaciones:</text:p>
                      <text:p text:style-name="P107">WRONG GRAPH: </text:p>
                      <text:p text:style-name="P107">IN: <text:span text:style-name="T6">Actividad</text:span> → <text:span text:style-name="T59">Sucesores</text:span></text:p>
                      <text:p text:style-name="P107">GRAPH: <text:span text:style-name="T6">Actividad</text:span> → <text:span text:style-name="T6">Sucesores</text:span></text:p>
                    </text:list-item>
                  </text:list>
                </text:list-item>
              </text:list>
            </text:list-item>
          </text:list>
        </text:list-item>
      </text:list>
      <text:p text:style-name="P19"/>
      <text:h text:style-name="Heading_20_1" text:outline-level="1">Diseño</text:h>
      <text:p text:style-name="P26">Los datos de entrada deben cumplir una serie de requisitos y se procesarán para obtener el resultado esperado, este resultado también será evaluado para detectar posibles errores en el procesamiento de los datos.</text:p>
      <text:list xml:id="list969295810" text:style-name="L17">
        <text:list-item>
          <text:p text:style-name="P80">Datos de entrada.</text:p>
        </text:list-item>
      </text:list>
      <text:list xml:id="list853812591" text:style-name="L18">
        <text:list-item>
          <text:p text:style-name="P83"><text:span text:style-name="T41">Comprobar si los datos tienen ciclos (</text:span><text:span text:style-name="T41"><text:bookmark-ref text:reference-format="number" text:ref-name="__RefHeading__2736_206293215">8.1</text:bookmark-ref></text:span><text:span text:style-name="T41">).</text:span></text:p>
        </text:list-item>
        <text:list-item>
          <text:p text:style-name="P83"><text:span text:style-name="T41">Comprobar si todas las actividades son conexas (</text:span><text:span text:style-name="T41"><text:bookmark-ref text:reference-format="number" text:ref-name="__RefHeading__2738_206293215">8.2</text:bookmark-ref></text:span><text:span text:style-name="T41">).</text:span></text:p>
        </text:list-item>
      </text:list>
      <text:list xml:id="list773165633" text:continue-list="list969295810" text:style-name="L17">
        <text:list-item>
          <text:p text:style-name="P80">Procesar Datos Comprobados (sin ciclos y conexo).</text:p>
        </text:list-item>
      </text:list>
      <text:list xml:id="list1343236553" text:style-name="L19">
        <text:list-item>
          <text:p text:style-name="P81">Algoritmo Sharma</text:p>
        </text:list-item>
        <text:list-item>
          <text:p text:style-name="P81">Algoritmo Cohen-Sadeh </text:p>
        </text:list-item>
        <text:list-item>
          <text:p text:style-name="P81">Algoritmo Gento-Municio </text:p>
        </text:list-item>
        <text:list-item>
          <text:p text:style-name="P81">Algoritmo Conjuntos</text:p>
        </text:list-item>
      </text:list>
      <text:list xml:id="list1176232269" text:continue-list="list773165633" text:style-name="L17">
        <text:list-item>
          <text:p text:style-name="P80">Validar los datos procesados.</text:p>
        </text:list-item>
      </text:list>
      <text:list xml:id="list1768611435" text:style-name="L20">
        <text:list-item>
          <text:p text:style-name="P84"><text:span text:style-name="T41">Validar el grafo PERT obtenido (</text:span><text:span text:style-name="T41"><text:bookmark-ref text:reference-format="number" text:ref-name="__RefHeading__3424_206293215">8.3</text:bookmark-ref></text:span><text:span text:style-name="T41">).</text:span></text:p>
        </text:list-item>
      </text:list>
      <text:list xml:id="list1964097267" text:style-name="L21">
        <text:list-header>
          <text:p text:style-name="P82"/>
        </text:list-header>
      </text:list>
      <text:h text:style-name="Heading_20_2" text:outline-level="2"><text:bookmark-start text:name="__RefHeading__2736_206293215"/>Detección de ciclos<text:bookmark-end text:name="__RefHeading__2736_206293215"/></text:h>
      <text:p text:style-name="Text_20_body"/>
      <text:p text:style-name="P37">Para comprobar si los datos de entrada tienen ciclos utilizamos una adaptación del algoritmo de Kahn 1962 Topological sorting - Wikipedia, the free encyclopedia. (s. f.). Recuperado enero 29, 2014, a partir de http://en.wikipedia.org/wiki/Topological_sorting</text:p>
      <text:p text:style-name="P1"><text:soft-page-break/>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 </text:p>
      <text:p text:style-name="P46">Mientras queden actividades sin arcos de entrada</text:p>
      <text:p text:style-name="P46"><text:tab/>seleccionar actividad </text:p>
      <text:p text:style-name="P46"><text:tab/>añadir siguientes de la actividad </text:p>
      <text:p text:style-name="P46"><text:tab/>actualizar las nuevas actividades sin arcos de entrada</text:p>
      <text:p text:style-name="P46"><text:s/>Si quedan actividades por analizar</text:p>
      <text:p text:style-name="P46"><text:tab/>existe un ciclo (False)</text:p>
      <text:p text:style-name="P46">sino</text:p>
      <text:p text:style-name="P46"><text:tab/>no existe ningún ciclo (True)</text:p>
      <text:p text:style-name="P45"/>
      <text:list xml:id="list1737667980" text:continue-list="list558917614" text:style-name="L9">
        <text:list-item>
          <text:p text:style-name="P60">Ejecución del algoritmo</text:p>
          <text:p text:style-name="P108">no_cycle</text:p>
          <text:p text:style-name="P108">{'a': ['b', 'c'], 'c': ['e'], 'b': ['d'], 'e': [], 'd': ['e']} </text:p>
          <text:p text:style-name="P108">OK --&gt; Pass</text:p>
          <text:p text:style-name="P108">True </text:p>
          <text:p text:style-name="P108"/>
          <text:p text:style-name="P108">small_cycle </text:p>
          <text:p text:style-name="P108">{'a': ['b'], 'b': ['a']} </text:p>
          <text:p text:style-name="P108">FAIL --&gt; No Pass</text:p>
          <text:p text:style-name="P108">False </text:p>
          <text:p text:style-name="P108"/>
          <text:p text:style-name="P108">simple_cycle </text:p>
          <text:p text:style-name="P108">{'a': ['b', 'c'], 'c': ['e', 'b'], 'b': ['c', 'd'], 'e': [], 'd': ['e']} </text:p>
          <text:p text:style-name="P108">FAIL --&gt; No Pass</text:p>
          <text:p text:style-name="P108">False </text:p>
          <text:p text:style-name="P108"/>
          <text:p text:style-name="P108"/>
          <text:p text:style-name="P108">cycle </text:p>
          <text:p text:style-name="P108">{'a': ['b'], 'c': ['e'], 'b': ['c', 'd'], 'e': ['f', 'h'], 'd': ['e'], 'g': ['h', 'i'], 'f': ['g'], 'i': [], 'h': ['f', 'i']} </text:p>
          <text:p text:style-name="P108">FAIL --&gt; No Pass</text:p>
          <text:p text:style-name="P108">False </text:p>
          <text:p text:style-name="P108"/>
          <text:p text:style-name="P108">two_cycles </text:p>
          <text:p text:style-name="P108">{'a': ['b', 'c'], 'c': ['e'], 'b': ['d'], 'e': ['d', 'c'], 'd': ['e']} </text:p>
          <text:p text:style-name="P108">FAIL --&gt; No Pass</text:p>
          <text:p text:style-name="P108"><text:soft-page-break/>False</text:p>
        </text:list-item>
      </text:list>
      <text:p text:style-name="P23"/>
      <text:h text:style-name="Heading_20_2" text:outline-level="2"><text:bookmark-start text:name="__RefHeading__2738_206293215"/>Detección conexos<text:bookmark-end text:name="__RefHeading__2738_206293215"/></text:h>
      <text:p text:style-name="Text_20_body"/>
      <text:p text:style-name="P1">Para comprobar si los datos de entrada tienen partes conexas, transformamos el grafo e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es conexo.</text:p>
      <text:p text:style-name="CodigoFuentePseudoCodigo">si grafo dirigido</text:p>
      <text:p text:style-name="CodigoFuentePseudoCodigo"><text:tab/>trasformar grafo a no dirigido</text:p>
      <text:p text:style-name="CodigoFuentePseudoCodigo">almacenamos todas las actividades a recorrer</text:p>
      <text:p text:style-name="CodigoFuentePseudoCodigo">mientras queden actividades por recorrer</text:p>
      <text:p text:style-name="CodigoFuentePseudoCodigo"><text:tab/>añadimos la actividad recorrida a visitados</text:p>
      <text:p text:style-name="CodigoFuentePseudoCodigo"><text:tab/>se actualizan las actividades a recorrer</text:p>
      <text:p text:style-name="CodigoFuentePseudoCodigo">si actividades visitadas igual a actividades a recorrer</text:p>
      <text:p text:style-name="CodigoFuentePseudoCodigo"><text:tab/>grafo es conexo</text:p>
      <text:p text:style-name="CodigoFuentePseudoCodigo">sino</text:p>
      <text:p text:style-name="CodigoFuentePseudoCodigo"><text:tab/>grafo no conexo </text:p>
      <text:p text:style-name="CodigoFuentePseudoCodigo"/>
      <text:list xml:id="list1329234470" text:style-name="L22">
        <text:list-item>
          <text:p text:style-name="P65">Ejecución del algoritmo</text:p>
        </text:list-item>
      </text:list>
      <text:p text:style-name="CodigoFuentePseudoCodigo">related </text:p>
      <text:p text:style-name="CodigoFuentePseudoCodigo">{'a': ['b', 'c'], 'c': ['e'], 'b': ['d'], 'e': [], 'd': ['e']} </text:p>
      <text:p text:style-name="CodigoFuentePseudoCodigo">OK --&gt; Pass</text:p>
      <text:p text:style-name="CodigoFuentePseudoCodigo">True </text:p>
      <text:p text:style-name="CodigoFuentePseudoCodigo"/>
      <text:p text:style-name="CodigoFuentePseudoCodigo">big_related </text:p>
      <text:p text:style-name="CodigoFuentePseudoCodigo">{'a': ['b', 'c', 'e', 'g'], 'c': ['e', 'b', 'k'], 'b': ['c', 'd', 'h'], 'e': ['f', 'g', 'h', 'j'], 'd': ['e', 'f', 'g'], 'g': ['h', 'i'], 'f': ['g', 'i', 'k', 'l'], 'i': ['j', 'k'], 'h': ['l'], 'k': ['h'], 'j': ['k', 'l'], 'l': []} </text:p>
      <text:p text:style-name="CodigoFuentePseudoCodigo">OK --&gt; Pass</text:p>
      <text:p text:style-name="CodigoFuentePseudoCodigo"><text:soft-page-break/>True </text:p>
      <text:p text:style-name="CodigoFuentePseudoCodigo"/>
      <text:p text:style-name="CodigoFuentePseudoCodigo">not_related </text:p>
      <text:p text:style-name="CodigoFuentePseudoCodigo">{'a': ['b'], 'c': ['e'], 'b': ['c', 'd'], 'e': ['f', 'h'], 'd': ['e'], 'g': ['h', 'i'], 'f': ['g'], 'i': [], 'h': ['f', 'i'], 'j': []} </text:p>
      <text:p text:style-name="CodigoFuentePseudoCodigo">FAIL --&gt; No Pass</text:p>
      <text:p text:style-name="CodigoFuentePseudoCodigo">False </text:p>
      <text:p text:style-name="CodigoFuentePseudoCodigo"/>
      <text:p text:style-name="CodigoFuentePseudoCodigo">big_not_related </text:p>
      <text:p text:style-name="CodigoFuentePseudoCodigo">{'a': ['b', 'c', 'e'], 'c': ['e', 'b', 'k'], 'b': ['c', 'd', 'h'], 'e': ['f', 'h', 'j'], 'd': ['e', 'f'], 'g': [], 'f': ['i', 'k', 'l'], 'i': ['j', 'k'], 'h': ['l'], 'k': ['h'], 'j': ['k', 'l'], 'm': [], 'l': []} </text:p>
      <text:p text:style-name="CodigoFuentePseudoCodigo">FAIL --&gt; No Pass</text:p>
      <text:p text:style-name="CodigoFuentePseudoCodigo">False </text:p>
      <text:p text:style-name="CodigoFuentePseudoCodigo"/>
      <text:h text:style-name="Heading_20_2" text:outline-level="2"><text:bookmark-start text:name="__RefHeading__3424_206293215"/>Validación<text:bookmark-end text:name="__RefHeading__3424_206293215"/></text:h>
      <text:p text:style-name="P25">Una vez generado el grafo, se debe comprobar que las actividades son las mismas que las de los datos de entrada, es decir, ni se han generado ni se han eliminado ninguna y las relaciones son las contempladas en los datos de entrada, es decir, todas las actividades tienen las actividades siguientes y precedentes que les corresponden.</text:p>
      <text:p text:style-name="P47">Extraer todas las prelaciones implícitas y no redundantes</text:p>
      <text:p text:style-name="P47">Comprobar que todos las actividades sucesoras iniciales han sido generadas</text:p>
      <text:p text:style-name="P47"><text:tab/>Si una actividad sucesora inicial no se encuentra en las generadas</text:p>
      <text:p text:style-name="P47"><text:tab/><text:tab/>Terminar y notificar error</text:p>
      <text:p text:style-name="P47">Comprobar que todas las actividades sucesoras generados están en las sucesoras iniciales</text:p>
      <text:p text:style-name="P47"><text:tab/>Si una actividad sucesora generada no esta en las sucesoras iniciales</text:p>
      <text:p text:style-name="P47"><text:tab/><text:tab/>Terminar y notificar error</text:p>
      <text:p text:style-name="P47">Comprobar si las relaciones se corresponde con las generadas en el grafo</text:p>
      <text:p text:style-name="P47"><text:tab/>Si el conjunto de las relaciones es distinto de las relaciones generadas</text:p>
      <text:p text:style-name="P47"><text:tab/><text:tab/>Terminar y notificar del error</text:p>
      <text:p text:style-name="P47">Notificar que no se ha encontrado error</text:p>
      <text:p text:style-name="P47">Terminar</text:p>
      <text:p text:style-name="P47"/>
      <text:p text:style-name="P19">Clases, funciones, paquetes</text:p>
      <text:p text:style-name="Text_20_body">10 Pruebas</text:p>
      <text:p text:style-name="Text_20_body">Explicar pruebas auto.</text:p>
      <text:p text:style-name="Text_20_body">Listar las que se hacen.</text:p>
      <text:p text:style-name="Text_20_body"><text:soft-page-break/>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index-body>
      </text:bibliography>
      <text:p text:style-name="P39">[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562219017"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899457201"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1852396958"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635658694" text:style-name="L23">
        <text:list-item>
          <text:p text:style-name="P85">Introducción del documento, explicando: a que proyecto corresponde, que lenguajes de programación, entornos, o librerías se han utilizado, y todo aquello que tenga relación con como se ha creado y organizado el código fuente. <text:span text:style-name="T5">(obligatorio)</text:span></text:p>
        </text:list-item>
        <text:list-item>
          <text:p text:style-name="P85">Instrucciones de compilación, empaquetado, actualización... <text:span text:style-name="T5">(si proceden)</text:span></text:p>
        </text:list-item>
        <text:list-item>
          <text:p text:style-name="P85">Instrucciones de instalación y desinstalación <text:span text:style-name="T5">(si procede aquí en vez de en el manual de usuario)</text:span></text:p>
        </text:list-item>
        <text:list-item>
          <text:p text:style-name="P85">Descripción de la organización del código en archivos y como se corresponde con la organización modular explicada en la memoria técnica. <text:span text:style-name="T5">(obligatorio)</text:span></text:p>
        </text:list-item>
        <text:list-item>
          <text:p text:style-name="P85">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5">(si procede)</text:span></text:p>
        </text:list-item>
        <text:list-item>
          <text:p text:style-name="P85">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5">(obligatorio)</text:span> </text:p>
        </text:list-item>
      </text:list>
      <text:list xml:id="list786907366" text:continue-list="list1852396958" text:style-name="Lettered">
        <text:list-item>
          <text:list>
            <text:list-item>
              <text:p text:style-name="Heading_20_2_20_lettered">Código fuente de otros autores</text:p>
            </text:list-item>
          </text:list>
        </text:list-item>
      </text:list>
      <text:p text:style-name="Text_20_body"><text:span text:style-name="T3">No</text:span> se debe incluir código fuente que no haya sido desarrollado por el autor para el proyecto. </text:p>
      <text:list xml:id="list475558104" text:continue-list="list635658694" text:style-name="L23">
        <text:list-item text:start-value="1">
          <text:p text:style-name="P85">Si hay ficheros completos tomados de otras fuentes que son necesarios para el proyecto, estos deberán ser referenciados y explicar como se integran en el proyecto.</text:p>
        </text:list-item>
        <text:list-item>
          <text:p text:style-name="P85">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85"><text:soft-page-break/>Nota: en cualquier caso, el autor debe recordar que debe cumplir con toda la legislación sobre derechos de propiedad intelectual.</text:p>
        </text:list-item>
      </text:list>
      <text:list xml:id="list792902134" text:continue-list="list786907366"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1427274473" text:style-name="L24">
        <text:list-item>
          <text:p text:style-name="P86">Tener espaciado entre líneas y párrafos a cero.</text:p>
        </text:list-item>
        <text:list-item>
          <text:p text:style-name="P86">Fuentes de tamaño fijo o monoespacio (todos los caracteres ocupan lo mismo). Esto hace que los indentados para indicar los bloques de código se vean bien y que todo el código se alinee igual que en el editor.</text:p>
        </text:list-item>
        <text:list-item>
          <text:p text:style-name="P86">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1766647973" text:continue-list="list792902134"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text:soft-page-break/>#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load' in self.__class__.__dict__ </text:p>
      <text:p text:style-name="CodigoFuente"><text:soft-page-break/></text:p>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oft-page-break/><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oft-page-break/><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oft-page-break/><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oft-page-break/><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3"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fo:line-height="150%" fo:text-align="justify" style:justify-single-word="false" fo:text-indent="0cm" style:auto-text-indent="false" style:page-number="auto">
        <style:tab-stops/>
      </style:paragraph-properties>
      <style:text-properties style:font-name="Arial"/>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203cm" fo:margin-bottom="0.152cm" fo:text-indent="0cm" style:auto-text-indent="false" style:page-number="auto"/>
      <style:text-properties fo:font-size="16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igoFuentePseudoCodigo" style:family="paragraph" style:parent-style-name="CodigoFuente" style:class="text" style:master-page-name="">
      <style:paragraph-properties style:page-number="auto"/>
      <style:text-properties fo:font-size="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43cm" fo:margin-right="2.14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8.3. Validación</text:chapter></text:p>
      </style:header>
      <style:header-left>
        <text:p text:style-name="MP1"><text:chapter text:display="number-and-name" text:outline-level="1">8. Diseño</text:chapter></text:p>
      </style:header-left>
      <style:footer>
        <text:p text:style-name="MP2"><text:page-number text:select-page="current">39</text:page-number></text:p>
      </style:footer>
      <style:footer-left>
        <text:p text:style-name="MP2"><text:page-number text:select-page="current">38</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v</text:page-number></text:p>
      </style:footer-left>
    </style:master-page>
    <style:master-page style:name="Right_20_Page" style:display-name="Right Page" style:page-layout-name="Mpm4" style:next-style-name="Standard">
      <style:footer>
        <text:p text:style-name="Footer"><text:tab/><text:tab/><text:page-number text:select-page="current">43</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55</text:page-number></text:p>
      </style:footer>
      <style:footer-left>
        <text:p text:style-name="Footer"><text:page-number text:select-page="current">56</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4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172</meta:editing-cycles>
    <meta:editing-duration>P218DT18H3M28S</meta:editing-duration>
    <meta:initial-creator>Neo </meta:initial-creator>
    <dc:date>2014-10-12T11:26:14</dc:date>
    <dc:creator>Neo </dc:creator>
    <meta:document-statistic meta:table-count="4" meta:image-count="22" meta:object-count="17" meta:page-count="64" meta:paragraph-count="862" meta:word-count="9365" meta:character-count="58926" meta:non-whitespace-character-count="49158"/>
    <meta:user-defined meta:name="Info 1"/>
    <meta:user-defined meta:name="Info 2"/>
    <meta:user-defined meta:name="Info 3"/>
    <meta:user-defined meta:name="Info 4"/>
  </office:meta>
</office:document-meta>
</file>

<file path=Object 1/content.xml><?xml version="1.0" encoding="utf-8"?>
<math xmlns="http://www.w3.org/1998/Math/MathML">
  <semantics>
    <mrow>
      <mrow>
        <mi>A</mi>
        <mo stretchy="false">⊂</mo>
        <mrow>
          <mi>V</mi>
          <mo stretchy="false">×</mo>
          <mi>V</mi>
        </mrow>
      </mrow>
    </mrow>
    <annotation encoding="StarMath 5.0">A subset V times V </annotation>
  </semantics>
</math>
</file>

<file path=Object 10/content.xml><?xml version="1.0" encoding="utf-8"?>
<math xmlns="http://www.w3.org/1998/Math/MathML">
  <semantics>
    <mrow>
      <mo stretchy="false">∀</mo>
      <mrow>
        <mi>u</mi>
        <mo stretchy="false">∈</mo>
        <mi>V</mi>
      </mrow>
      <mi>'</mi>
      <mi>,</mi>
      <mi mathvariant="italic">si</mi>
      <mrow>
        <msub>
          <mi>v</mi>
          <mn>1</mn>
        </msub>
        <mo stretchy="false">∈</mo>
        <mi>Q</mi>
      </mrow>
      <mrow>
        <mo stretchy="false">(</mo>
        <mrow>
          <mi>u</mi>
        </mrow>
        <mo stretchy="false">)</mo>
      </mrow>
      <mi>,</mi>
      <mi mathvariant="italic">entoncés</mi>
      <mi>Q</mi>
      <mrow>
        <mo stretchy="false">(</mo>
        <mrow>
          <mi>u</mi>
        </mrow>
        <mo stretchy="false">)</mo>
      </mrow>
      <mo stretchy="false">←</mo>
      <mi>Q</mi>
      <mrow>
        <mrow>
          <mo stretchy="false">(</mo>
          <mrow>
            <mi>u</mi>
          </mrow>
          <mo stretchy="false">)</mo>
        </mrow>
        <mo stretchy="false">+</mo>
        <mrow>
          <mo stretchy="false">{</mo>
          <mrow>
            <msub>
              <mi>v</mi>
              <mn>3</mn>
            </msub>
          </mrow>
          <mo stretchy="false">}</mo>
        </mrow>
      </mrow>
    </mrow>
    <annotation encoding="StarMath 5.0">forall u in V', si v_1 in Q(u), entoncés Q(u) leftarrow Q(u) + lbrace v_3 rbrace</annotation>
  </semantics>
</math>
</file>

<file path=Object 14/content.xml><?xml version="1.0" encoding="utf-8"?>
<math xmlns="http://www.w3.org/1998/Math/MathML">
  <semantics>
    <mrow>
      <mo stretchy="false">∀</mo>
      <mrow>
        <mi>u</mi>
        <mo stretchy="false">∈</mo>
        <mi>V</mi>
      </mrow>
      <mi>'</mi>
      <mi mathvariant="italic">si</mi>
      <mrow>
        <msub>
          <mi>v</mi>
          <mrow>
            <mn>1</mn>
          </mrow>
        </msub>
        <mo stretchy="false">∈</mo>
        <mi>R</mi>
      </mrow>
      <mrow>
        <mo stretchy="false">(</mo>
        <mrow>
          <mi>u</mi>
        </mrow>
        <mo stretchy="false">)</mo>
      </mrow>
      <mi mathvariant="italic">después</mi>
      <mi>R</mi>
      <mrow>
        <mo stretchy="false">(</mo>
        <mrow>
          <mi>u</mi>
        </mrow>
        <mo stretchy="false">)</mo>
      </mrow>
      <mo stretchy="false">←</mo>
      <mi>R</mi>
      <mrow>
        <mrow>
          <mo stretchy="false">(</mo>
          <mrow>
            <mi>u</mi>
          </mrow>
          <mo stretchy="false">)</mo>
        </mrow>
        <mo stretchy="false">+</mo>
        <mrow>
          <mo stretchy="false">{</mo>
          <mrow>
            <msub>
              <mi>v</mi>
              <mrow>
                <mn>5</mn>
              </mrow>
            </msub>
          </mrow>
          <mo stretchy="false">}</mo>
        </mrow>
      </mrow>
    </mrow>
    <annotation encoding="StarMath 5.0">forall u in V' si v_{1} in R(u) después R(u) leftarrow  R(u) + lbrace v_{5} rbrace </annotation>
  </semantics>
</math>
</file>

<file path=Object 15/content.xml><?xml version="1.0" encoding="utf-8"?>
<math xmlns="http://www.w3.org/1998/Math/MathML">
  <semantics>
    <mrow>
      <mi>D</mi>
      <mi>'</mi>
      <mo stretchy="false">←</mo>
      <mi>D</mi>
      <mrow>
        <mi>'</mi>
        <mo stretchy="false">+</mo>
        <mrow>
          <mo stretchy="false">{</mo>
          <mrow>
            <msub>
              <mi>d</mi>
              <mn>3</mn>
            </msub>
          </mrow>
          <mo stretchy="false">}</mo>
        </mrow>
      </mrow>
      <mi>,</mi>
      <mi mathvariant="italic">EM</mi>
      <mrow>
        <mo stretchy="false">(</mo>
        <mrow>
          <msub>
            <mi>v</mi>
            <mn>5</mn>
          </msub>
        </mrow>
        <mo stretchy="false">)</mo>
      </mrow>
      <mo stretchy="false">←</mo>
      <mi mathvariant="italic">EM</mi>
      <mrow>
        <mrow>
          <mo stretchy="false">(</mo>
          <mrow>
            <msub>
              <mi>v</mi>
              <mn>5</mn>
            </msub>
          </mrow>
          <mo stretchy="false">)</mo>
        </mrow>
        <mo stretchy="false">+</mo>
        <mrow>
          <mo stretchy="false">{</mo>
          <mrow>
            <msub>
              <mi>d</mi>
              <mn>3</mn>
            </msub>
          </mrow>
          <mo stretchy="false">}</mo>
        </mrow>
      </mrow>
    </mrow>
    <annotation encoding="StarMath 5.0">D' leftarrow D' + lbrace d_3 rbrace, EM(v_5) leftarrow EM(v_5) + lbrace d_3 rbrace</annotation>
  </semantics>
</math>
</file>

<file path=Object 16/content.xml><?xml version="1.0" encoding="utf-8"?>
<math xmlns="http://www.w3.org/1998/Math/MathML">
  <semantics>
    <mrow>
      <mi>D</mi>
      <mi>'</mi>
      <mo stretchy="false">←</mo>
      <mi>D</mi>
      <mrow>
        <mi>'</mi>
        <mo stretchy="false">+</mo>
        <mrow>
          <mo stretchy="false">{</mo>
          <mrow>
            <msub>
              <mi>d</mi>
              <mn>2</mn>
            </msub>
          </mrow>
          <mo stretchy="false">}</mo>
        </mrow>
      </mrow>
      <mi>,</mi>
      <mi mathvariant="italic">EM</mi>
      <mrow>
        <mo stretchy="false">(</mo>
        <mrow>
          <msub>
            <mi>v</mi>
            <mn>6</mn>
          </msub>
        </mrow>
        <mo stretchy="false">)</mo>
      </mrow>
      <mo stretchy="false">←</mo>
      <mi mathvariant="italic">EM</mi>
      <mrow>
        <mo stretchy="false">(</mo>
        <mrow>
          <msub>
            <mi>v</mi>
            <mn>5</mn>
          </msub>
        </mrow>
        <mo stretchy="false">)</mo>
      </mrow>
      <mi>,</mi>
      <mi mathvariant="italic">EM</mi>
      <mrow>
        <mo stretchy="false">(</mo>
        <mrow>
          <msub>
            <mi>v</mi>
            <mn>5</mn>
          </msub>
        </mrow>
        <mo stretchy="false">)</mo>
      </mrow>
      <mo stretchy="false">←</mo>
      <mrow>
        <mo stretchy="false">{</mo>
        <mrow>
          <msub>
            <mi>d</mi>
            <mn>2</mn>
          </msub>
        </mrow>
        <mo stretchy="false">}</mo>
      </mrow>
    </mrow>
    <annotation encoding="StarMath 5.0">D' leftarrow D' + lbrace d_2 rbrace, EM(v_6) leftarrow EM(v_5), EM(v_5) leftarrow lbrace d_2 rbrace</annotation>
  </semantics>
</math>
</file>

<file path=Object 17/content.xml><?xml version="1.0" encoding="utf-8"?>
<math xmlns="http://www.w3.org/1998/Math/MathML">
  <semantics>
    <mrow>
      <mi>I</mi>
      <mi>N</mi>
      <mrow>
        <mo stretchy="false">(</mo>
        <mrow>
          <msub>
            <mi>v</mi>
            <mn>6</mn>
          </msub>
        </mrow>
        <mo stretchy="false">)</mo>
      </mrow>
      <mo stretchy="false">←</mo>
      <mi>I</mi>
      <mi>N</mi>
      <mrow>
        <mrow>
          <mrow>
            <mo stretchy="false">(</mo>
            <mrow>
              <msub>
                <mi>v</mi>
                <mn>5</mn>
              </msub>
            </mrow>
            <mo stretchy="false">)</mo>
          </mrow>
          <mo stretchy="false">+</mo>
          <mrow>
            <mo stretchy="false">{</mo>
            <mrow>
              <msub>
                <mi>d</mi>
                <mn>2</mn>
              </msub>
            </mrow>
            <mo stretchy="false">}</mo>
          </mrow>
        </mrow>
        <mo stretchy="false">−</mo>
        <mrow>
          <mo stretchy="false">(</mo>
          <mrow>
            <msub>
              <mi>p</mi>
              <mi>e</mi>
            </msub>
          </mrow>
          <mo stretchy="false">)</mo>
        </mrow>
      </mrow>
      <mi>,</mi>
      <mi>I</mi>
      <mi>N</mi>
      <mrow>
        <mo stretchy="false">(</mo>
        <mrow>
          <msub>
            <mi>v</mi>
            <mn>5</mn>
          </msub>
        </mrow>
        <mo stretchy="false">)</mo>
      </mrow>
      <mo stretchy="false">←</mo>
      <mrow>
        <mo stretchy="false">{</mo>
        <mrow>
          <msub>
            <mi>p</mi>
            <mi>e</mi>
          </msub>
        </mrow>
        <mo stretchy="false">}</mo>
      </mrow>
    </mrow>
    <annotation encoding="StarMath 5.0">I N(v_6) leftarrow I N(v_5) + lbrace d_2 rbrace - (p_e), I N(v_5) leftarrow lbrace p_e rbrace</annotation>
  </semantics>
</math>
</file>

<file path=Object 18/content.xml><?xml version="1.0" encoding="utf-8"?>
<math xmlns="http://www.w3.org/1998/Math/MathML">
  <semantics>
    <mrow>
      <mi>Q</mi>
      <mrow>
        <mo stretchy="false">(</mo>
        <mrow>
          <msub>
            <mi>v</mi>
            <mn>6</mn>
          </msub>
        </mrow>
        <mo stretchy="false">)</mo>
      </mrow>
      <mo stretchy="false">←</mo>
      <mi>Q</mi>
      <mrow>
        <mrow>
          <mo stretchy="false">{</mo>
          <mrow>
            <msub>
              <mi>v</mi>
              <mn>5</mn>
            </msub>
          </mrow>
          <mo stretchy="false">}</mo>
        </mrow>
        <mo stretchy="false">+</mo>
        <mrow>
          <mo stretchy="false">{</mo>
          <mrow>
            <msub>
              <mi>v</mi>
              <mn>5</mn>
            </msub>
          </mrow>
          <mo stretchy="false">}</mo>
        </mrow>
      </mrow>
      <mi>,</mi>
      <mi>Q</mi>
      <mrow>
        <mo stretchy="false">(</mo>
        <mrow>
          <msub>
            <mi>v</mi>
            <mn>5</mn>
          </msub>
        </mrow>
        <mo stretchy="false">)</mo>
      </mrow>
      <mo stretchy="false">←</mo>
      <mrow>
        <mo stretchy="false">{</mo>
        <mo stretchy="false">}</mo>
      </mrow>
    </mrow>
    <annotation encoding="StarMath 5.0">Q(v_6)leftarrow Q lbrace v_5 rbrace + lbrace v_5 rbrace, Q(v_5) leftarrow lbrace rbrace</annotation>
  </semantics>
</math>
</file>

<file path=Object 19/content.xml><?xml version="1.0" encoding="utf-8"?>
<math xmlns="http://www.w3.org/1998/Math/MathML">
  <semantics>
    <mrow>
      <mo stretchy="false">∀</mo>
      <mrow>
        <mi>u</mi>
        <mo stretchy="false">∈</mo>
        <mi>V</mi>
      </mrow>
      <mi>'</mi>
      <mi mathvariant="italic">si</mi>
      <mrow>
        <msub>
          <mi>v</mi>
          <mn>5</mn>
        </msub>
        <mo stretchy="false">∈</mo>
        <mi>Q</mi>
      </mrow>
      <mrow>
        <mo stretchy="false">(</mo>
        <mrow>
          <mi>u</mi>
        </mrow>
        <mo stretchy="false">)</mo>
      </mrow>
      <mi>,</mi>
      <mi mathvariant="italic">después</mi>
      <mi>Q</mi>
      <mrow>
        <mo stretchy="false">(</mo>
        <mrow>
          <mi>u</mi>
        </mrow>
        <mo stretchy="false">)</mo>
      </mrow>
      <mo stretchy="false">←</mo>
      <mi>Q</mi>
      <mrow>
        <mrow>
          <mo stretchy="false">(</mo>
          <mrow>
            <mi>u</mi>
          </mrow>
          <mo stretchy="false">)</mo>
        </mrow>
        <mo stretchy="false">+</mo>
        <mrow>
          <mo stretchy="false">{</mo>
          <mrow>
            <msub>
              <mi>v</mi>
              <mn>6</mn>
            </msub>
          </mrow>
          <mo stretchy="false">}</mo>
        </mrow>
      </mrow>
    </mrow>
    <annotation encoding="StarMath 5.0">forall u in V'si v_5 in Q(u),después Q(u)leftarrow Q(u)+lbrace v_6 rbrace</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759cm"/>
    </style:style>
    <style:style style:name="co2" style:family="table-column">
      <style:table-column-properties fo:break-before="auto" style:column-width="2.731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border="0.06pt solid #000000" style:vertical-align="middle"/>
      <style:paragraph-properties fo:text-align="start" fo:margin-left="0cm"/>
      <style:text-properties style:font-name="Arial" fo:font-size="12pt" style:font-size-asian="12pt" style:font-size-complex="12pt"/>
    </style:style>
    <style:style style:name="ce2" style:family="table-cell" style:parent-style-name="Default">
      <style:table-cell-properties fo:border="0.06pt solid #000000"/>
      <style:text-properties style:font-name="Arial" fo:font-size="12pt" style:font-size-asian="12pt" style:font-size-complex="12pt"/>
    </style:style>
    <style:style style:name="ce3" style:family="table-cell" style:parent-style-name="Default">
      <style:table-cell-properties fo:background-color="#cccccc" style:text-align-source="fix" style:repeat-content="false" fo:border="0.06pt solid #000000"/>
      <style:paragraph-properties fo:text-align="center" fo:margin-left="0cm"/>
      <style:text-properties style:font-name="Arial" fo:font-size="12pt" style:font-size-asian="12pt" style:font-size-complex="12pt"/>
    </style:style>
    <style:style style:name="ce4" style:family="table-cell" style:parent-style-name="Default">
      <style:table-cell-properties style:text-align-source="fix" style:repeat-content="false" fo:border="0.06pt solid #000000"/>
      <style:paragraph-properties fo:text-align="center" fo:margin-left="0cm"/>
      <style:text-properties style:font-name="Arial" fo:font-size="12pt" style:font-size-asian="12pt" style:font-size-complex="12pt"/>
    </style:style>
    <style:style style:name="ce5" style:family="table-cell" style:parent-style-name="Default">
      <style:table-cell-properties fo:background-color="#cccccc" style:text-align-source="fix" style:repeat-content="false" fo:border="0.06pt solid #000000" style:vertical-align="middle"/>
      <style:paragraph-properties fo:text-align="center"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table:number-columns-spanned="3" table:number-rows-spanned="1">
            <text:p>PRECEDENCE RELATIONS:</text:p>
          </table:table-cell>
          <table:covered-table-cell table:number-columns-repeated="2" table:style-name="ce2"/>
        </table:table-row>
        <table:table-row table:style-name="ro2">
          <table:table-cell table:style-name="ce2" office:value-type="string">
            <text:p>jobnr.</text:p>
          </table:table-cell>
          <table:table-cell table:style-name="ce2" office:value-type="string">
            <text:p>#successors</text:p>
          </table:table-cell>
          <table:table-cell table:style-name="ce2" office:value-type="string">
            <text:p>successors</text:p>
          </table:table-cell>
        </table:table-row>
        <table:table-row table:style-name="ro1">
          <table:table-cell table:style-name="ce3" office:value-type="float" office:value="1">
            <text:p>1</text:p>
          </table:table-cell>
          <table:table-cell table:style-name="ce3" office:value-type="float" office:value="3">
            <text:p>3</text:p>
          </table:table-cell>
          <table:table-cell table:style-name="ce5" office:value-type="string">
            <text:p>2 3 4</text:p>
          </table:table-cell>
        </table:table-row>
        <table:table-row table:style-name="ro1">
          <table:table-cell table:number-columns-repeated="2" table:style-name="ce4" office:value-type="float" office:value="2">
            <text:p>2</text:p>
          </table:table-cell>
          <table:table-cell table:style-name="ce4" office:value-type="string">
            <text:p>6 8</text:p>
          </table:table-cell>
        </table:table-row>
        <table:table-row table:style-name="ro1">
          <table:table-cell table:number-columns-repeated="2" table:style-name="ce3" office:value-type="float" office:value="3">
            <text:p>3</text:p>
          </table:table-cell>
          <table:table-cell table:style-name="ce5" office:value-type="string">
            <text:p>5 6 7</text:p>
          </table:table-cell>
        </table:table-row>
        <table:table-row table:style-name="ro1">
          <table:table-cell table:style-name="ce4" office:value-type="float" office:value="4">
            <text:p>4</text:p>
          </table:table-cell>
          <table:table-cell table:style-name="ce4" office:value-type="float" office:value="2">
            <text:p>2</text:p>
          </table:table-cell>
          <table:table-cell table:style-name="ce4" office:value-type="string">
            <text:p>6 8</text:p>
          </table:table-cell>
        </table:table-row>
        <table:table-row table:style-name="ro1">
          <table:table-cell table:style-name="ce3" office:value-type="float" office:value="5">
            <text:p>5</text:p>
          </table:table-cell>
          <table:table-cell table:style-name="ce3" office:value-type="float" office:value="3">
            <text:p>3</text:p>
          </table:table-cell>
          <table:table-cell table:style-name="ce5" office:value-type="string">
            <text:p>9 10 11</text:p>
          </table:table-cell>
        </table:table-row>
        <table:table-row table:style-name="ro1">
          <table:table-cell table:style-name="ce4" office:value-type="float" office:value="6">
            <text:p>6</text:p>
          </table:table-cell>
          <table:table-cell table:style-name="ce4" office:value-type="float" office:value="4">
            <text:p>4</text:p>
          </table:table-cell>
          <table:table-cell table:style-name="ce4" office:value-type="string">
            <text:p>9 10 11 12</text:p>
          </table:table-cell>
        </table:table-row>
        <table:table-row table:style-name="ro1">
          <table:table-cell table:style-name="ce3" office:value-type="float" office:value="7">
            <text:p>7</text:p>
          </table:table-cell>
          <table:table-cell table:style-name="ce3" office:value-type="float" office:value="2">
            <text:p>2</text:p>
          </table:table-cell>
          <table:table-cell table:style-name="ce5" office:value-type="string">
            <text:p>10 12</text:p>
          </table:table-cell>
        </table:table-row>
        <table:table-row table:style-name="ro1">
          <table:table-cell table:style-name="ce4" office:value-type="float" office:value="8">
            <text:p>8</text:p>
          </table:table-cell>
          <table:table-cell table:style-name="ce4" office:value-type="float" office:value="2">
            <text:p>2</text:p>
          </table:table-cell>
          <table:table-cell table:style-name="ce4" office:value-type="string">
            <text:p>9 12</text:p>
          </table:table-cell>
        </table:table-row>
        <table:table-row table:style-name="ro1">
          <table:table-cell table:style-name="ce3" office:value-type="float" office:value="9">
            <text:p>9</text:p>
          </table:table-cell>
          <table:table-cell table:style-name="ce3" office:value-type="float" office:value="3">
            <text:p>3</text:p>
          </table:table-cell>
          <table:table-cell table:style-name="ce5" office:value-type="string">
            <text:p>13 14 15</text:p>
          </table:table-cell>
        </table:table-row>
        <table:table-row table:style-name="ro1">
          <table:table-cell table:style-name="ce4" office:value-type="float" office:value="10">
            <text:p>10</text:p>
          </table:table-cell>
          <table:table-cell table:style-name="ce4" office:value-type="float" office:value="3">
            <text:p>3</text:p>
          </table:table-cell>
          <table:table-cell table:style-name="ce4" office:value-type="string">
            <text:p>14 15 16</text:p>
          </table:table-cell>
        </table:table-row>
        <table:table-row table:style-name="ro1">
          <table:table-cell table:style-name="ce3" office:value-type="float" office:value="11">
            <text:p>11</text:p>
          </table:table-cell>
          <table:table-cell table:style-name="ce3" office:value-type="float" office:value="2">
            <text:p>2</text:p>
          </table:table-cell>
          <table:table-cell table:style-name="ce5" office:value-type="string">
            <text:p>13 14</text:p>
          </table:table-cell>
        </table:table-row>
        <table:table-row table:style-name="ro1">
          <table:table-cell table:style-name="ce4" office:value-type="float" office:value="12">
            <text:p>12</text:p>
          </table:table-cell>
          <table:table-cell table:style-name="ce4" office:value-type="float" office:value="2">
            <text:p>2</text:p>
          </table:table-cell>
          <table:table-cell table:style-name="ce4" office:value-type="string">
            <text:p>13 14</text:p>
          </table:table-cell>
        </table:table-row>
        <table:table-row table:style-name="ro1">
          <table:table-cell table:style-name="ce3" office:value-type="float" office:value="13">
            <text:p>13</text:p>
          </table:table-cell>
          <table:table-cell table:style-name="ce3" office:value-type="float" office:value="3">
            <text:p>3</text:p>
          </table:table-cell>
          <table:table-cell table:style-name="ce5" office:value-type="string">
            <text:p>17 18 19</text:p>
          </table:table-cell>
        </table:table-row>
        <table:table-row table:style-name="ro1">
          <table:table-cell table:style-name="ce4" office:value-type="float" office:value="14">
            <text:p>14</text:p>
          </table:table-cell>
          <table:table-cell table:style-name="ce4" office:value-type="float" office:value="1">
            <text:p>1</text:p>
          </table:table-cell>
          <table:table-cell table:style-name="ce4" office:value-type="float" office:value="20">
            <text:p>20</text:p>
          </table:table-cell>
        </table:table-row>
        <table:table-row table:style-name="ro1">
          <table:table-cell table:style-name="ce3" office:value-type="float" office:value="15">
            <text:p>15</text:p>
          </table:table-cell>
          <table:table-cell table:style-name="ce3" office:value-type="float" office:value="3">
            <text:p>3</text:p>
          </table:table-cell>
          <table:table-cell table:style-name="ce5" office:value-type="string">
            <text:p>17 18 20</text:p>
          </table:table-cell>
        </table:table-row>
        <table:table-row table:style-name="ro1">
          <table:table-cell table:style-name="ce4" office:value-type="float" office:value="16">
            <text:p>16</text:p>
          </table:table-cell>
          <table:table-cell table:style-name="ce4" office:value-type="float" office:value="3">
            <text:p>3</text:p>
          </table:table-cell>
          <table:table-cell table:style-name="ce4" office:value-type="string">
            <text:p>18 19 20</text:p>
          </table:table-cell>
        </table:table-row>
        <table:table-row table:style-name="ro1">
          <table:table-cell table:style-name="ce3" office:value-type="float" office:value="17">
            <text:p>17</text:p>
          </table:table-cell>
          <table:table-cell table:style-name="ce3" office:value-type="float" office:value="2">
            <text:p>2</text:p>
          </table:table-cell>
          <table:table-cell table:style-name="ce5" office:value-type="string">
            <text:p>21 23</text:p>
          </table:table-cell>
        </table:table-row>
        <table:table-row table:style-name="ro1">
          <table:table-cell table:style-name="ce4" office:value-type="float" office:value="18">
            <text:p>18</text:p>
          </table:table-cell>
          <table:table-cell table:style-name="ce4" office:value-type="float" office:value="2">
            <text:p>2</text:p>
          </table:table-cell>
          <table:table-cell table:style-name="ce4" office:value-type="string">
            <text:p>22 23</text:p>
          </table:table-cell>
        </table:table-row>
        <table:table-row table:style-name="ro1">
          <table:table-cell table:style-name="ce3" office:value-type="float" office:value="19">
            <text:p>19</text:p>
          </table:table-cell>
          <table:table-cell table:style-name="ce3" office:value-type="float" office:value="2">
            <text:p>2</text:p>
          </table:table-cell>
          <table:table-cell table:style-name="ce5" office:value-type="string">
            <text:p>22 24</text:p>
          </table:table-cell>
        </table:table-row>
        <table:table-row table:style-name="ro1">
          <table:table-cell table:style-name="ce4" office:value-type="float" office:value="20">
            <text:p>20</text:p>
          </table:table-cell>
          <table:table-cell table:style-name="ce4" office:value-type="float" office:value="1">
            <text:p>1</text:p>
          </table:table-cell>
          <table:table-cell table:style-name="ce4" office:value-type="float" office:value="21">
            <text:p>21</text:p>
          </table:table-cell>
        </table:table-row>
        <table:table-row table:style-name="ro1">
          <table:table-cell table:style-name="ce3" office:value-type="float" office:value="21">
            <text:p>21</text:p>
          </table:table-cell>
          <table:table-cell table:style-name="ce3" office:value-type="float" office:value="2">
            <text:p>2</text:p>
          </table:table-cell>
          <table:table-cell table:style-name="ce5" office:value-type="string">
            <text:p>25 26</text:p>
          </table:table-cell>
        </table:table-row>
        <table:table-row table:style-name="ro1">
          <table:table-cell table:style-name="ce4" office:value-type="float" office:value="22">
            <text:p>22</text:p>
          </table:table-cell>
          <table:table-cell table:style-name="ce4" office:value-type="float" office:value="1">
            <text:p>1</text:p>
          </table:table-cell>
          <table:table-cell table:style-name="ce4" office:value-type="float" office:value="25">
            <text:p>25</text:p>
          </table:table-cell>
        </table:table-row>
        <table:table-row table:style-name="ro1">
          <table:table-cell table:style-name="ce3" office:value-type="float" office:value="23">
            <text:p>23</text:p>
          </table:table-cell>
          <table:table-cell table:style-name="ce3" office:value-type="float" office:value="1">
            <text:p>1</text:p>
          </table:table-cell>
          <table:table-cell table:style-name="ce5" office:value-type="float" office:value="25">
            <text:p>25</text:p>
          </table:table-cell>
        </table:table-row>
        <table:table-row table:style-name="ro1">
          <table:table-cell table:style-name="ce4" office:value-type="float" office:value="24">
            <text:p>24</text:p>
          </table:table-cell>
          <table:table-cell table:style-name="ce4" office:value-type="float" office:value="2">
            <text:p>2</text:p>
          </table:table-cell>
          <table:table-cell table:style-name="ce4" office:value-type="string">
            <text:p>25 26</text:p>
          </table:table-cell>
        </table:table-row>
        <table:table-row table:style-name="ro1">
          <table:table-cell table:style-name="ce3" office:value-type="float" office:value="25">
            <text:p>25</text:p>
          </table:table-cell>
          <table:table-cell table:style-name="ce3" office:value-type="float" office:value="1">
            <text:p>1</text:p>
          </table:table-cell>
          <table:table-cell table:style-name="ce5" office:value-type="float" office:value="27">
            <text:p>27</text:p>
          </table:table-cell>
        </table:table-row>
        <table:table-row table:style-name="ro1">
          <table:table-cell table:style-name="ce4" office:value-type="float" office:value="26">
            <text:p>26</text:p>
          </table:table-cell>
          <table:table-cell table:style-name="ce4" office:value-type="float" office:value="1">
            <text:p>1</text:p>
          </table:table-cell>
          <table:table-cell table:style-name="ce4" office:value-type="float" office:value="27">
            <text:p>27</text:p>
          </table:table-cell>
        </table:table-row>
        <table:table-row table:style-name="ro1">
          <table:table-cell table:style-name="ce3" office:value-type="float" office:value="27">
            <text:p>27</text:p>
          </table:table-cell>
          <table:table-cell table:style-name="ce3" office:value-type="float" office:value="0">
            <text:p>0</text:p>
          </table:table-cell>
          <table:table-cell table:style-name="ce5"/>
        </table:table-row>
        <table:table-row table:style-name="ro3" table:number-rows-repeated="1048546">
          <table:table-cell table:number-columns-repeated="3"/>
        </table:table-row>
        <table:table-row table:style-name="ro3">
          <table:table-cell table:number-columns-repeated="3"/>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1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0/content.xml><?xml version="1.0" encoding="utf-8"?>
<math xmlns="http://www.w3.org/1998/Math/MathML">
  <semantics>
    <mrow>
      <mo stretchy="false">∀</mo>
      <mrow>
        <mi>u</mi>
        <mo stretchy="false">∈</mo>
        <mi>V</mi>
      </mrow>
      <mi>'</mi>
      <mi>,</mi>
      <mi mathvariant="italic">si</mi>
      <mrow>
        <msub>
          <mi>v</mi>
          <mn>1</mn>
        </msub>
        <mo stretchy="false">∈</mo>
        <mi>R</mi>
      </mrow>
      <mrow>
        <mo stretchy="false">(</mo>
        <mrow>
          <mi>u</mi>
        </mrow>
        <mo stretchy="false">)</mo>
      </mrow>
      <mi>,</mi>
      <mi mathvariant="italic">entoncés</mi>
      <mi>R</mi>
      <mrow>
        <mo stretchy="false">(</mo>
        <mrow>
          <mi>u</mi>
        </mrow>
        <mo stretchy="false">)</mo>
      </mrow>
      <mo stretchy="false">←</mo>
      <mi>R</mi>
      <mrow>
        <mrow>
          <mo stretchy="false">(</mo>
          <mrow>
            <mi>u</mi>
          </mrow>
          <mo stretchy="false">)</mo>
        </mrow>
        <mo stretchy="false">+</mo>
        <mrow>
          <mo stretchy="false">{</mo>
          <mrow>
            <msub>
              <mi>v</mi>
              <mn>3</mn>
            </msub>
          </mrow>
          <mo stretchy="false">}</mo>
        </mrow>
      </mrow>
    </mrow>
    <annotation encoding="StarMath 5.0">forall u in V', si v_1 in R(u), entoncés R(u) leftarrow R(u) + lbrace v_3 rbrace</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378cm"/>
    </style:style>
    <style:style style:name="co2" style:family="table-column">
      <style:table-column-properties fo:break-before="auto" style:column-width="4.23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fo:border="0.06pt solid #000000"/>
      <style:text-properties style:text-position="" style:font-name="Arial" fo:font-size="12pt" style:font-size-asian="12pt" style:font-size-complex="12pt"/>
    </style:style>
    <style:style style:name="ce2" style:family="table-cell" style:parent-style-name="Default">
      <style:table-cell-properties fo:border="0.06pt solid #000000"/>
      <style:text-properties style:text-position="" style:font-name="Arial" fo:font-size="12pt" style:font-size-asian="12pt" style:font-size-complex="12pt"/>
    </style:style>
    <style:style style:name="ce3" style:family="table-cell" style:parent-style-name="Default">
      <style:table-cell-properties fo:background-color="#cccccc" fo:border="0.06pt solid #000000"/>
      <style:text-properties style:text-position="" style:font-name="Arial" fo:font-size="12pt" style:font-size-asian="12pt" style:font-size-complex="12pt"/>
    </style:style>
    <style:style style:name="ce4" style:family="table-cell" style:parent-style-name="Default">
      <style:table-cell-properties style:text-align-source="fix" style:repeat-content="false" fo:border="0.06pt solid #000000" style:vertical-align="middle"/>
      <style:paragraph-properties fo:text-align="start" fo:margin-left="0cm"/>
      <style:text-properties style:text-position="" style:font-name="Arial" fo:font-size="12pt" style:font-size-asian="12pt" style:font-size-complex="12pt"/>
    </style:style>
    <style:style style:name="ce5" style:family="table-cell" style:parent-style-name="Default">
      <style:table-cell-properties fo:background-color="#b3b3b3" fo:border="0.06pt solid #000000"/>
      <style:text-properties style:font-name="Arial" fo:font-size="12pt" style:font-size-asian="12pt" style:font-size-complex="12pt"/>
    </style:style>
    <style:style style:name="ce6" style:family="table-cell" style:parent-style-name="Default">
      <style:table-cell-properties fo:border="0.06pt solid #000000"/>
      <style:text-properties style:font-name="Arial" fo:font-size="12pt" style:font-size-asian="12pt" style:font-size-complex="12pt"/>
    </style:style>
    <style:style style:name="ce7" style:family="table-cell" style:parent-style-name="Default">
      <style:table-cell-properties fo:background-color="#cccccc" fo:border="0.06pt solid #000000"/>
      <style:text-properties style:font-name="Arial" fo:font-size="12pt" style:font-size-asian="12pt" style:font-size-complex="12pt"/>
    </style:style>
    <style:style style:name="ce8" style:family="table-cell" style:parent-style-name="Default">
      <style:table-cell-properties style:text-align-source="fix" style:repeat-content="false" fo:border="0.06pt solid #000000" style:vertical-align="middle"/>
      <style:paragraph-properties fo:text-align="start"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row table:style-name="ro1">
          <table:table-cell table:style-name="ce5" office:value-type="string">
            <text:p>Validation:</text:p>
          </table:table-cell>
          <table:table-cell table:style-name="ce5" office:value-type="string">
            <text:p>WRONG GRAPH</text:p>
          </table:table-cell>
        </table:table-row>
        <table:table-row table:style-name="ro1">
          <table:table-cell table:style-name="ce6" office:value-type="string">
            <text:p>IN:</text:p>
          </table:table-cell>
          <table:table-cell table:style-name="ce6" office:value-type="string">
            <text:p>'11' → ['13', '14']</text:p>
          </table:table-cell>
        </table:table-row>
        <table:table-row table:style-name="ro1">
          <table:table-cell table:style-name="ce7" office:value-type="string">
            <text:p>GRAPH:</text:p>
          </table:table-cell>
          <table:table-cell table:style-name="ce7" office:value-type="string">
            <text:p>'11' → ['13', '14', '15']</text:p>
          </table:table-cell>
        </table:table-row>
        <table:table-row table:style-name="ro1">
          <table:table-cell table:style-name="ce8" office:value-type="string" table:number-columns-spanned="2" table:number-rows-spanned="1">
            <text:p>False</text:p>
          </table:table-cell>
          <table:covered-table-cell table:style-name="ce6"/>
        </table:table-row>
        <table:table-row table:style-name="ro3" table:number-rows-repeated="1048571">
          <table:table-cell table:number-columns-repeated="2"/>
        </table:table-row>
        <table:table-row table:style-name="ro3">
          <table:table-cell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math xmlns="http://www.w3.org/1998/Math/MathML">
  <semantics>
    <mrow>
      <mo stretchy="false">∀</mo>
      <mrow>
        <mi>u</mi>
        <mo stretchy="false">∈</mo>
        <mi>V</mi>
      </mrow>
      <mi>'</mi>
      <mi mathvariant="italic">si</mi>
      <mrow>
        <msub>
          <mi>v</mi>
          <mn>5</mn>
        </msub>
        <mo stretchy="false">∈</mo>
        <mi>R</mi>
      </mrow>
      <mrow>
        <mo stretchy="false">(</mo>
        <mrow>
          <mi>u</mi>
        </mrow>
        <mo stretchy="false">)</mo>
      </mrow>
      <mi>,</mi>
      <mi mathvariant="italic">después</mi>
      <mi>R</mi>
      <mrow>
        <mo stretchy="false">(</mo>
        <mrow>
          <mi>u</mi>
        </mrow>
        <mo stretchy="false">)</mo>
      </mrow>
      <mo stretchy="false">←</mo>
      <mi>R</mi>
      <mrow>
        <mrow>
          <mrow>
            <mo stretchy="false">{</mo>
            <mrow>
              <mi>u</mi>
            </mrow>
            <mo stretchy="false">}</mo>
          </mrow>
          <mo stretchy="false">+</mo>
          <mrow>
            <mo stretchy="false">{</mo>
            <mrow>
              <msub>
                <mi>v</mi>
                <mn>6</mn>
              </msub>
            </mrow>
            <mo stretchy="false">}</mo>
          </mrow>
        </mrow>
        <mo stretchy="false">−</mo>
        <mrow>
          <mo stretchy="false">{</mo>
          <mrow>
            <msub>
              <mi>v</mi>
              <mn>5</mn>
            </msub>
          </mrow>
          <mo stretchy="false">}</mo>
        </mrow>
      </mrow>
    </mrow>
    <annotation encoding="StarMath 5.0">forall u in V' si v_5 in R(u), después R(u) leftarrow R lbrace u rbrace + lbrace v_6 rbrace - lbrace v_5 rbrace</annotation>
  </semantics>
</math>
</file>

<file path=Object 5/content.xml><?xml version="1.0" encoding="utf-8"?>
<math xmlns="http://www.w3.org/1998/Math/MathML">
  <semantics>
    <mrow>
      <mi>D</mi>
      <mi>'</mi>
      <mo stretchy="false">←</mo>
      <mi>D</mi>
      <mrow>
        <mi>'</mi>
        <mo stretchy="false">+</mo>
        <mrow>
          <mo stretchy="false">{</mo>
          <mrow>
            <msub>
              <mi>d</mi>
              <mn>1</mn>
            </msub>
          </mrow>
          <mo stretchy="false">}</mo>
        </mrow>
      </mrow>
      <mi>,</mi>
      <mi mathvariant="italic">EM</mi>
      <mrow>
        <mo stretchy="false">(</mo>
        <mrow>
          <msub>
            <mi>v</mi>
            <mn>3</mn>
          </msub>
        </mrow>
        <mo stretchy="false">)</mo>
      </mrow>
      <mo stretchy="false">←</mo>
      <mi mathvariant="italic">EM</mi>
      <mrow>
        <mo stretchy="false">(</mo>
        <mrow>
          <msub>
            <mi>v</mi>
            <mn>1</mn>
          </msub>
        </mrow>
        <mo stretchy="false">)</mo>
      </mrow>
      <mi>,</mi>
      <mi mathvariant="italic">EM</mi>
      <mrow>
        <mo stretchy="false">(</mo>
        <mrow>
          <msub>
            <mi>v</mi>
            <mn>1</mn>
          </msub>
        </mrow>
        <mo stretchy="false">)</mo>
      </mrow>
      <mo stretchy="false">←</mo>
      <mrow>
        <mo stretchy="false">{</mo>
        <mrow>
          <msub>
            <mi>v</mi>
            <mi>e</mi>
          </msub>
        </mrow>
        <mo stretchy="false">}</mo>
      </mrow>
    </mrow>
    <annotation encoding="StarMath 5.0">D' leftarrow D' + lbrace d_1 rbrace, EM(v_3) leftarrow EM(v_1), EM(v_1) leftarrow lbrace v_e rbrace </annotation>
  </semantics>
</math>
</file>

<file path=Object 6/content.xml><?xml version="1.0" encoding="utf-8"?>
<math xmlns="http://www.w3.org/1998/Math/MathML">
  <semantics>
    <mrow>
      <mi>I</mi>
      <mi>N</mi>
      <mrow>
        <mo stretchy="false">(</mo>
        <mrow>
          <msub>
            <mi>v</mi>
            <mn>3</mn>
          </msub>
        </mrow>
        <mo stretchy="false">)</mo>
      </mrow>
      <mo stretchy="false">←</mo>
      <mi>I</mi>
      <mi>N</mi>
      <mrow>
        <mo stretchy="false">(</mo>
        <mrow>
          <msub>
            <mi>v</mi>
            <mn>1</mn>
          </msub>
        </mrow>
        <mo stretchy="false">)</mo>
      </mrow>
      <mi>,</mi>
      <mi>I</mi>
      <mi>N</mi>
      <mrow>
        <mo stretchy="false">(</mo>
        <mrow>
          <msub>
            <mi>v</mi>
            <mn>1</mn>
          </msub>
        </mrow>
        <mo stretchy="false">)</mo>
      </mrow>
      <mo stretchy="false">←</mo>
      <mrow>
        <mo stretchy="false">{</mo>
        <mrow>
          <msub>
            <mi>d</mi>
            <mn>1</mn>
          </msub>
        </mrow>
        <mo stretchy="false">}</mo>
      </mrow>
      <mi>,</mi>
      <mi>R</mi>
      <mrow>
        <mo stretchy="false">(</mo>
        <mrow>
          <msub>
            <mi>v</mi>
            <mn>2</mn>
          </msub>
        </mrow>
        <mo stretchy="false">)</mo>
      </mrow>
      <mo stretchy="false">←</mo>
      <mi>R</mi>
      <mrow>
        <mrow>
          <mo stretchy="false">(</mo>
          <mrow>
            <msub>
              <mi>v</mi>
              <mn>1</mn>
            </msub>
          </mrow>
          <mo stretchy="false">)</mo>
        </mrow>
        <mo stretchy="false">+</mo>
        <mrow>
          <mo stretchy="false">{</mo>
          <mrow>
            <msub>
              <mi>v</mi>
              <mn>1</mn>
            </msub>
          </mrow>
          <mo stretchy="false">}</mo>
        </mrow>
      </mrow>
    </mrow>
    <annotation encoding="StarMath 5.0">I N(v_3) leftarrow I N(v_1), I N(v_1) leftarrow lbrace d_1 rbrace,R(v_2) leftarrow R(v_1) + lbrace v_1 rbrace</annotation>
  </semantics>
</math>
</file>

<file path=Object 7/content.xml><?xml version="1.0" encoding="utf-8"?>
<math xmlns="http://www.w3.org/1998/Math/MathML">
  <semantics>
    <mrow>
      <mi>R</mi>
      <mrow>
        <mo stretchy="false">(</mo>
        <mrow>
          <msub>
            <mi>v</mi>
            <mn>1</mn>
          </msub>
        </mrow>
        <mo stretchy="false">)</mo>
      </mrow>
      <mo stretchy="false">←</mo>
      <mrow>
        <mo stretchy="false">{</mo>
        <mo stretchy="false">}</mo>
      </mrow>
      <mi>,</mi>
      <mi>Q</mi>
      <mrow>
        <mo stretchy="false">(</mo>
        <mrow>
          <msub>
            <mi>v</mi>
            <mn>3</mn>
          </msub>
        </mrow>
        <mo stretchy="false">)</mo>
      </mrow>
      <mo stretchy="false">←</mo>
      <mi>Q</mi>
      <mrow>
        <mo stretchy="false">(</mo>
        <mrow>
          <msub>
            <mi>v</mi>
            <mn>1</mn>
          </msub>
        </mrow>
        <mo stretchy="false">)</mo>
      </mrow>
      <mi>,</mi>
      <mi>Q</mi>
      <mrow>
        <mo stretchy="false">(</mo>
        <mrow>
          <msub>
            <mi>v</mi>
            <mn>1</mn>
          </msub>
        </mrow>
        <mo stretchy="false">)</mo>
      </mrow>
      <mo stretchy="false">←</mo>
      <mi>Q</mi>
      <mrow>
        <mrow>
          <mo stretchy="false">(</mo>
          <mrow>
            <msub>
              <mi>v</mi>
              <mn>1</mn>
            </msub>
          </mrow>
          <mo stretchy="false">)</mo>
        </mrow>
        <mo stretchy="false">+</mo>
        <mrow>
          <mo stretchy="false">{</mo>
          <mrow>
            <msub>
              <mi>v</mi>
              <mn>3</mn>
            </msub>
          </mrow>
          <mo stretchy="false">}</mo>
        </mrow>
      </mrow>
    </mrow>
    <annotation encoding="StarMath 5.0">R(v_1)leftarrow lbrace rbrace, Q(v_3) leftarrow Q(v_1), Q(v_1) leftarrow Q(v_1)+lbrace v_3 rbrace</annotation>
  </semantics>
</math>
</file>

<file path=Object 8/content.xml><?xml version="1.0" encoding="utf-8"?>
<math xmlns="http://www.w3.org/1998/Math/MathML">
  <semantics>
    <mrow>
      <mi>R</mi>
      <mrow>
        <mo stretchy="false">(</mo>
        <mrow>
          <msub>
            <mi>v</mi>
            <mrow>
              <mn>5</mn>
            </mrow>
          </msub>
        </mrow>
        <mo stretchy="false">)</mo>
      </mrow>
      <mo stretchy="false">←</mo>
      <mi>R</mi>
      <mrow>
        <mrow>
          <mo stretchy="false">{</mo>
          <mrow>
            <msub>
              <mi>v</mi>
              <mrow>
                <mn>5</mn>
              </mrow>
            </msub>
          </mrow>
          <mo stretchy="false">}</mo>
        </mrow>
        <mo stretchy="false">+</mo>
        <msub>
          <mi>v</mi>
          <mrow>
            <mn>1</mn>
          </mrow>
        </msub>
      </mrow>
      <mi>,</mi>
      <mi mathvariant="italic">PR</mi>
      <mrow>
        <mo stretchy="false">{</mo>
        <mrow>
          <msub>
            <mi>v</mi>
            <mrow>
              <mi>e</mi>
            </mrow>
          </msub>
        </mrow>
        <mo stretchy="false">}</mo>
      </mrow>
      <mo stretchy="false">←</mo>
      <mi mathvariant="italic">PR</mi>
      <mrow>
        <mrow>
          <mo stretchy="false">{</mo>
          <mrow>
            <msub>
              <mi>v</mi>
              <mrow>
                <mi>e</mi>
              </mrow>
            </msub>
          </mrow>
          <mo stretchy="false">}</mo>
        </mrow>
        <mo stretchy="false">+</mo>
        <mrow>
          <mo stretchy="false">{</mo>
          <mrow>
            <msub>
              <mi>p</mi>
              <mrow>
                <mi>e</mi>
              </mrow>
            </msub>
          </mrow>
          <mo stretchy="false">}</mo>
        </mrow>
      </mrow>
    </mrow>
    <annotation encoding="StarMath 5.0">R(v_{5}) leftarrow R lbrace v_{5} rbrace + v_{1}, PR lbrace v_{e} rbrace leftarrow PR lbrace v_{e} rbrace + lbrace p_{e} rbrace    </annotation>
  </semantics>
</math>
</file>

<file path=Object 9/content.xml><?xml version="1.0" encoding="utf-8"?>
<math xmlns="http://www.w3.org/1998/Math/MathML">
  <semantics>
    <mrow>
      <mi>I</mi>
      <mi>N</mi>
      <mrow>
        <mo stretchy="false">(</mo>
        <mrow>
          <msub>
            <mi>v</mi>
            <mn>1</mn>
          </msub>
        </mrow>
        <mo stretchy="false">)</mo>
      </mrow>
      <mo stretchy="false">←</mo>
      <mi>I</mi>
      <mi>N</mi>
      <mrow>
        <mrow>
          <mo stretchy="false">(</mo>
          <mrow>
            <msub>
              <mi>v</mi>
              <mn>1</mn>
            </msub>
          </mrow>
          <mo stretchy="false">)</mo>
        </mrow>
        <mo stretchy="false">+</mo>
        <mrow>
          <mo stretchy="false">{</mo>
          <mrow>
            <msub>
              <mi>d</mi>
              <mn>3</mn>
            </msub>
          </mrow>
          <mo stretchy="false">}</mo>
        </mrow>
      </mrow>
      <mi>,</mi>
      <mi>Q</mi>
      <mrow>
        <mo stretchy="false">(</mo>
        <mrow>
          <msub>
            <mi>v</mi>
            <mn>1</mn>
          </msub>
        </mrow>
        <mo stretchy="false">)</mo>
      </mrow>
      <mo stretchy="false">←</mo>
      <mi>Q</mi>
      <mrow>
        <mrow>
          <mo stretchy="false">(</mo>
          <mrow>
            <msub>
              <mi>v</mi>
              <mn>1</mn>
            </msub>
          </mrow>
          <mo stretchy="false">)</mo>
        </mrow>
        <mo stretchy="false">+</mo>
        <mrow>
          <mo stretchy="false">{</mo>
          <mrow>
            <msub>
              <mi>v</mi>
              <mn>5</mn>
            </msub>
          </mrow>
          <mo stretchy="false">}</mo>
        </mrow>
      </mrow>
    </mrow>
    <annotation encoding="StarMath 5.0">I N (v_1) leftarrow I N(v_1) + lbrace d_3 rbrace, Q(v_1) leftarrow Q(v_1) + lbrace v_5 rbrace </annotation>
  </semantics>
</math>
</file>